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3" style:family="paragraph" style:parent-style-name="Text_20_body">
      <style:text-properties fo:font-weight="bold" officeooo:rsid="029a0bc6" officeooo:paragraph-rsid="029a0bc6" style:font-weight-asian="bold" style:font-weight-complex="bold"/>
    </style:style>
    <style:style style:name="P14" style:family="paragraph" style:parent-style-name="Text_20_body">
      <style:text-properties fo:font-weight="bold" officeooo:rsid="0465b537" officeooo:paragraph-rsid="0465b537" style:font-weight-asian="bold" style:font-weight-complex="bold"/>
    </style:style>
    <style:style style:name="P15" style:family="paragraph" style:parent-style-name="Text_20_body">
      <style:text-properties fo:font-weight="bold" officeooo:rsid="0471a78a" officeooo:paragraph-rsid="0472f1db" style:font-weight-asian="bold" style:font-weight-complex="bold"/>
    </style:style>
    <style:style style:name="P16" style:family="paragraph" style:parent-style-name="Text_20_body">
      <style:text-properties fo:font-weight="bold" officeooo:rsid="049ee504" officeooo:paragraph-rsid="049ee504" style:font-weight-asian="bold" style:font-weight-complex="bold"/>
    </style:style>
    <style:style style:name="P17" style:family="paragraph" style:parent-style-name="Text_20_body">
      <style:text-properties fo:font-weight="bold" officeooo:rsid="04a5c34e" officeooo:paragraph-rsid="04a5c34e" style:font-weight-asian="bold" style:font-weight-complex="bold"/>
    </style:style>
    <style:style style:name="P18" style:family="paragraph" style:parent-style-name="Text_20_body">
      <style:text-properties fo:font-weight="bold" officeooo:rsid="05105cd9" officeooo:paragraph-rsid="05114cbd" style:font-weight-asian="bold" style:font-weight-complex="bold"/>
    </style:style>
    <style:style style:name="P19"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20" style:family="paragraph" style:parent-style-name="Text_20_body">
      <style:text-properties officeooo:rsid="041f353a" officeooo:paragraph-rsid="041f353a"/>
    </style:style>
    <style:style style:name="P21"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22" style:family="paragraph" style:parent-style-name="Text_20_body">
      <style:paragraph-properties fo:margin-left="1.251cm" fo:margin-right="0cm" fo:text-indent="0cm" style:auto-text-indent="false"/>
      <style:text-properties fo:font-weight="bold" officeooo:rsid="05105cd9" officeooo:paragraph-rsid="05114cbd" style:font-weight-asian="bold" style:font-weight-complex="bold"/>
    </style:style>
    <style:style style:name="P23"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4"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5"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6"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46"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7"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8"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9"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50"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51"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52"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53"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54"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55"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P56" style:family="paragraph" style:parent-style-name="Table_20_Contents">
      <style:text-properties fo:font-weight="bold" officeooo:rsid="0475accd" officeooo:paragraph-rsid="0475accd" style:font-weight-asian="bold" style:font-weight-complex="bold"/>
    </style:style>
    <style:style style:name="P57" style:family="paragraph" style:parent-style-name="Table_20_Contents">
      <style:text-properties fo:font-weight="bold" officeooo:rsid="04784703" officeooo:paragraph-rsid="04784703" style:font-weight-asian="bold" style:font-weight-complex="bold"/>
    </style:style>
    <style:style style:name="P58" style:family="paragraph" style:parent-style-name="Table_20_Contents">
      <style:text-properties officeooo:rsid="04764933" officeooo:paragraph-rsid="04764933"/>
    </style:style>
    <style:style style:name="P59" style:family="paragraph" style:parent-style-name="Table_20_Contents">
      <style:text-properties officeooo:rsid="0478be0f" officeooo:paragraph-rsid="0478be0f"/>
    </style:style>
    <style:style style:name="P60" style:family="paragraph" style:parent-style-name="Table_20_Contents">
      <style:text-properties officeooo:rsid="04792194" officeooo:paragraph-rsid="04792194"/>
    </style:style>
    <style:style style:name="P61" style:family="paragraph" style:parent-style-name="Table_20_Contents">
      <style:text-properties officeooo:rsid="047b9f1e" officeooo:paragraph-rsid="047b9f1e"/>
    </style:style>
    <style:style style:name="P62" style:family="paragraph" style:parent-style-name="Table_20_Contents">
      <style:text-properties officeooo:rsid="047c4e5f" officeooo:paragraph-rsid="047c4e5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5" style:family="paragraph" style:parent-style-name="Text_20_body" style:list-style-name="L1">
      <style:paragraph-properties fo:text-align="justify" style:justify-single-word="false"/>
      <style:text-properties fo:font-weight="normal" style:font-weight-asian="normal" style:font-weight-complex="normal"/>
    </style:style>
    <style:style style:name="P66" style:family="paragraph" style:parent-style-name="Text_20_body" style:list-style-name="L2">
      <style:paragraph-properties fo:text-align="justify" style:justify-single-word="false"/>
      <style:text-properties fo:font-weight="normal" style:font-weight-asian="normal" style:font-weight-complex="normal"/>
    </style:style>
    <style:style style:name="P67"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68"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70"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71"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72"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3"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4"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75"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76"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77"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78"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79"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81"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82"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3"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92"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93"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4"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5"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96" style:family="paragraph" style:parent-style-name="Text_20_body" style:list-style-name="L9">
      <style:text-properties fo:font-weight="normal" officeooo:rsid="03ecc5bc" officeooo:paragraph-rsid="03eea38b" style:font-weight-asian="normal" style:font-weight-complex="normal"/>
    </style:style>
    <style:style style:name="P97" style:family="paragraph" style:parent-style-name="Text_20_body" style:list-style-name="L9">
      <style:text-properties fo:font-weight="normal" officeooo:rsid="02bae5ac" officeooo:paragraph-rsid="0398662d" style:font-weight-asian="normal" style:font-weight-complex="normal"/>
    </style:style>
    <style:style style:name="P98" style:family="paragraph" style:parent-style-name="Text_20_body" style:list-style-name="L9">
      <style:text-properties fo:font-weight="normal" officeooo:rsid="02e89303" officeooo:paragraph-rsid="03bde61d" style:font-weight-asian="normal" style:font-weight-complex="normal"/>
    </style:style>
    <style:style style:name="P99" style:family="paragraph" style:parent-style-name="Text_20_body" style:list-style-name="L9">
      <style:text-properties fo:font-weight="normal" officeooo:rsid="02e9b8af" officeooo:paragraph-rsid="03a6a541" style:font-weight-asian="normal" style:font-weight-complex="normal"/>
    </style:style>
    <style:style style:name="P100" style:family="paragraph" style:parent-style-name="Text_20_body" style:list-style-name="L9">
      <style:text-properties fo:font-weight="normal" officeooo:rsid="02ec52bf" officeooo:paragraph-rsid="03aa6ab6" style:font-weight-asian="normal" style:font-weight-complex="normal"/>
    </style:style>
    <style:style style:name="P101" style:family="paragraph" style:parent-style-name="Text_20_body" style:list-style-name="L9">
      <style:text-properties fo:font-weight="normal" officeooo:rsid="02f6a7d2" officeooo:paragraph-rsid="03ac834a" style:font-weight-asian="normal" style:font-weight-complex="normal"/>
    </style:style>
    <style:style style:name="P102" style:family="paragraph" style:parent-style-name="Text_20_body" style:list-style-name="L9">
      <style:text-properties fo:font-weight="normal" officeooo:rsid="031fb816" officeooo:paragraph-rsid="031b4783" style:font-weight-asian="normal" style:font-weight-complex="normal"/>
    </style:style>
    <style:style style:name="P103" style:family="paragraph" style:parent-style-name="Text_20_body" style:list-style-name="L10">
      <style:text-properties fo:font-weight="normal" officeooo:rsid="0347e5ce" officeooo:paragraph-rsid="0347e5ce" style:font-weight-asian="normal" style:font-weight-complex="normal"/>
    </style:style>
    <style:style style:name="P104" style:family="paragraph" style:parent-style-name="Text_20_body" style:list-style-name="L10">
      <style:text-properties fo:font-weight="normal" officeooo:rsid="034c270b" officeooo:paragraph-rsid="0359ede9" style:font-weight-asian="normal" style:font-weight-complex="normal"/>
    </style:style>
    <style:style style:name="P105" style:family="paragraph" style:parent-style-name="Text_20_body" style:list-style-name="L10">
      <style:text-properties fo:font-weight="normal" officeooo:rsid="037e572a" officeooo:paragraph-rsid="037fafa6" style:font-weight-asian="normal" style:font-weight-complex="normal"/>
    </style:style>
    <style:style style:name="P106" style:family="paragraph" style:parent-style-name="Text_20_body" style:list-style-name="L10">
      <style:text-properties fo:font-weight="normal" officeooo:rsid="03de1781" officeooo:paragraph-rsid="03fe16a3" style:font-weight-asian="normal" style:font-weight-complex="normal"/>
    </style:style>
    <style:style style:name="P107" style:family="paragraph" style:parent-style-name="Text_20_body" style:list-style-name="L10">
      <style:text-properties fo:font-weight="normal" officeooo:rsid="0409e1af" officeooo:paragraph-rsid="0409e1af" style:font-weight-asian="normal" style:font-weight-complex="normal"/>
    </style:style>
    <style:style style:name="P108" style:family="paragraph" style:parent-style-name="Text_20_body" style:list-style-name="L10">
      <style:text-properties fo:font-weight="normal" officeooo:rsid="040ab7d2" officeooo:paragraph-rsid="040e9280" style:font-weight-asian="normal" style:font-weight-complex="normal"/>
    </style:style>
    <style:style style:name="P109" style:family="paragraph" style:parent-style-name="Text_20_body" style:list-style-name="L10">
      <style:text-properties fo:font-weight="normal" officeooo:rsid="0411d76c" officeooo:paragraph-rsid="041244e9" style:font-weight-asian="normal" style:font-weight-complex="normal"/>
    </style:style>
    <style:style style:name="P110" style:family="paragraph" style:parent-style-name="Text_20_body" style:list-style-name="L11">
      <style:text-properties fo:font-weight="normal" officeooo:rsid="042a9958" officeooo:paragraph-rsid="042b695f" style:font-weight-asian="normal" style:font-weight-complex="normal"/>
    </style:style>
    <style:style style:name="P111" style:family="paragraph" style:parent-style-name="Text_20_body" style:list-style-name="L11">
      <style:text-properties fo:font-weight="normal" officeooo:rsid="042a9958" officeooo:paragraph-rsid="0430b3e8" style:font-weight-asian="normal" style:font-weight-complex="normal"/>
    </style:style>
    <style:style style:name="P112" style:family="paragraph" style:parent-style-name="Text_20_body" style:list-style-name="L11">
      <style:text-properties fo:font-weight="normal" officeooo:rsid="044597e7" officeooo:paragraph-rsid="044597e7" style:font-weight-asian="normal" style:font-weight-complex="normal"/>
    </style:style>
    <style:style style:name="P113" style:family="paragraph" style:parent-style-name="Text_20_body" style:list-style-name="L11">
      <style:text-properties fo:font-weight="normal" officeooo:rsid="045d3bd3" officeooo:paragraph-rsid="045d3bd3" style:font-weight-asian="normal" style:font-weight-complex="normal"/>
    </style:style>
    <style:style style:name="P114" style:family="paragraph" style:parent-style-name="Text_20_body" style:list-style-name="L11">
      <style:text-properties fo:font-weight="normal" officeooo:rsid="0465b537" officeooo:paragraph-rsid="0469acbe" style:font-weight-asian="normal" style:font-weight-complex="normal"/>
    </style:style>
    <style:style style:name="P115" style:family="paragraph" style:parent-style-name="Text_20_body" style:list-style-name="L12">
      <style:text-properties fo:font-weight="normal" officeooo:rsid="046cd831" officeooo:paragraph-rsid="046f692e" style:font-weight-asian="normal" style:font-weight-complex="normal"/>
    </style:style>
    <style:style style:name="P116" style:family="paragraph" style:parent-style-name="Text_20_body" style:list-style-name="L13">
      <style:text-properties fo:font-weight="normal" officeooo:rsid="0481b08a" officeooo:paragraph-rsid="0481b08a" style:font-weight-asian="normal" style:font-weight-complex="normal"/>
    </style:style>
    <style:style style:name="P117" style:family="paragraph" style:parent-style-name="Text_20_body" style:list-style-name="L13">
      <style:text-properties fo:font-weight="normal" officeooo:rsid="0483e355" officeooo:paragraph-rsid="0483e355" style:font-weight-asian="normal" style:font-weight-complex="normal"/>
    </style:style>
    <style:style style:name="P118" style:family="paragraph" style:parent-style-name="Text_20_body" style:list-style-name="L13">
      <style:text-properties fo:font-weight="normal" officeooo:rsid="0489fbd0" officeooo:paragraph-rsid="048d3c5b" style:font-weight-asian="normal" style:font-weight-complex="normal"/>
    </style:style>
    <style:style style:name="P119" style:family="paragraph" style:parent-style-name="Text_20_body" style:list-style-name="L13">
      <style:text-properties fo:font-weight="normal" officeooo:rsid="04973349" officeooo:paragraph-rsid="04973349" style:font-weight-asian="normal" style:font-weight-complex="normal"/>
    </style:style>
    <style:style style:name="P120" style:family="paragraph" style:parent-style-name="Text_20_body" style:list-style-name="L13">
      <style:text-properties fo:font-weight="normal" officeooo:rsid="049ae875" officeooo:paragraph-rsid="049ee504" style:font-weight-asian="normal" style:font-weight-complex="normal"/>
    </style:style>
    <style:style style:name="P121" style:family="paragraph" style:parent-style-name="Text_20_body" style:list-style-name="L13">
      <style:text-properties fo:font-weight="normal" officeooo:rsid="04ad1afb" officeooo:paragraph-rsid="04ad1afb" style:font-weight-asian="normal" style:font-weight-complex="normal"/>
    </style:style>
    <style:style style:name="P122" style:family="paragraph" style:parent-style-name="Text_20_body" style:list-style-name="L13">
      <style:text-properties fo:font-weight="normal" officeooo:rsid="04b211cf" officeooo:paragraph-rsid="04c18f10" style:font-weight-asian="normal" style:font-weight-complex="normal"/>
    </style:style>
    <style:style style:name="P123" style:family="paragraph" style:parent-style-name="Text_20_body" style:list-style-name="L13">
      <style:text-properties fo:font-weight="normal" officeooo:rsid="04b211cf" officeooo:paragraph-rsid="04c3d476" style:font-weight-asian="normal" style:font-weight-complex="normal"/>
    </style:style>
    <style:style style:name="P124" style:family="paragraph" style:parent-style-name="Text_20_body" style:list-style-name="L13">
      <style:text-properties fo:font-weight="normal" officeooo:rsid="04ca09fe" officeooo:paragraph-rsid="04ca09fe" style:font-weight-asian="normal" style:font-weight-complex="normal"/>
    </style:style>
    <style:style style:name="P125" style:family="paragraph" style:parent-style-name="Text_20_body" style:list-style-name="L13">
      <style:text-properties fo:font-weight="normal" officeooo:rsid="04ddb6df" officeooo:paragraph-rsid="04ddb6df" style:font-weight-asian="normal" style:font-weight-complex="normal"/>
    </style:style>
    <style:style style:name="P126" style:family="paragraph" style:parent-style-name="Text_20_body" style:list-style-name="L13">
      <style:text-properties fo:font-weight="normal" officeooo:rsid="04e2bbd3" officeooo:paragraph-rsid="04e3eb3e" style:font-weight-asian="normal" style:font-weight-complex="normal"/>
    </style:style>
    <style:style style:name="P127" style:family="paragraph" style:parent-style-name="Text_20_body" style:list-style-name="L13">
      <style:text-properties fo:font-weight="normal" officeooo:rsid="04e2bbd3" officeooo:paragraph-rsid="04e55279" style:font-weight-asian="normal" style:font-weight-complex="normal"/>
    </style:style>
    <style:style style:name="P128" style:family="paragraph" style:parent-style-name="Text_20_body" style:list-style-name="L13">
      <style:text-properties fo:font-weight="normal" officeooo:rsid="04e2bbd3" officeooo:paragraph-rsid="04e5ef88" style:font-weight-asian="normal" style:font-weight-complex="normal"/>
    </style:style>
    <style:style style:name="P129" style:family="paragraph" style:parent-style-name="Text_20_body" style:list-style-name="L13">
      <style:text-properties fo:font-weight="normal" officeooo:rsid="04e2bbd3" officeooo:paragraph-rsid="04e75415" style:font-weight-asian="normal" style:font-weight-complex="normal"/>
    </style:style>
    <style:style style:name="P130" style:family="paragraph" style:parent-style-name="Text_20_body" style:list-style-name="L13">
      <style:text-properties fo:font-weight="normal" officeooo:rsid="04e2bbd3" officeooo:paragraph-rsid="04e881d3" style:font-weight-asian="normal" style:font-weight-complex="normal"/>
    </style:style>
    <style:style style:name="P131" style:family="paragraph" style:parent-style-name="Text_20_body" style:list-style-name="L14">
      <style:text-properties fo:font-weight="normal" officeooo:rsid="04f6203f" officeooo:paragraph-rsid="04f770f5" style:font-weight-asian="normal" style:font-weight-complex="normal"/>
    </style:style>
    <style:style style:name="P132" style:family="paragraph" style:parent-style-name="Text_20_body" style:list-style-name="L14">
      <style:text-properties fo:font-weight="normal" officeooo:rsid="04fa599d" officeooo:paragraph-rsid="04fcc17a" style:font-weight-asian="normal" style:font-weight-complex="normal"/>
    </style:style>
    <style:style style:name="P133" style:family="paragraph" style:parent-style-name="Text_20_body" style:list-style-name="L14">
      <style:text-properties fo:font-weight="normal" officeooo:rsid="04fa599d" officeooo:paragraph-rsid="0500d15c" style:font-weight-asian="normal" style:font-weight-complex="normal"/>
    </style:style>
    <style:style style:name="P134" style:family="paragraph" style:parent-style-name="Text_20_body" style:list-style-name="L14">
      <style:text-properties fo:font-weight="normal" officeooo:rsid="04fa599d" officeooo:paragraph-rsid="050297d9" style:font-weight-asian="normal" style:font-weight-complex="normal"/>
    </style:style>
    <style:style style:name="P135" style:family="paragraph" style:parent-style-name="Text_20_body" style:list-style-name="L14">
      <style:text-properties fo:font-weight="normal" officeooo:rsid="04fa599d" officeooo:paragraph-rsid="0506a97f" style:font-weight-asian="normal" style:font-weight-complex="normal"/>
    </style:style>
    <style:style style:name="P136" style:family="paragraph" style:parent-style-name="Text_20_body" style:list-style-name="L14">
      <style:text-properties fo:font-weight="normal" officeooo:rsid="051d40ed" officeooo:paragraph-rsid="051d40ed" style:font-weight-asian="normal" style:font-weight-complex="normal"/>
    </style:style>
    <style:style style:name="P137" style:family="paragraph" style:parent-style-name="Text_20_body" style:list-style-name="L14">
      <style:text-properties fo:font-weight="normal" officeooo:rsid="0520dae9" officeooo:paragraph-rsid="0520dae9" style:font-weight-asian="normal" style:font-weight-complex="normal"/>
    </style:style>
    <style:style style:name="P138" style:family="paragraph" style:parent-style-name="Text_20_body" style:list-style-name="L14">
      <style:text-properties fo:font-weight="normal" officeooo:rsid="052c14d9" officeooo:paragraph-rsid="052de650" style:font-weight-asian="normal" style:font-weight-complex="normal"/>
    </style:style>
    <style:style style:name="P139" style:family="paragraph" style:parent-style-name="Text_20_body" style:list-style-name="L14">
      <style:text-properties fo:font-weight="normal" officeooo:rsid="0555322f" officeooo:paragraph-rsid="055f01a5" style:font-weight-asian="normal" style:font-weight-complex="normal"/>
    </style:style>
    <style:style style:name="P140" style:family="paragraph" style:parent-style-name="Text_20_body" style:list-style-name="L15">
      <style:text-properties fo:font-weight="normal" officeooo:rsid="05702fd0" officeooo:paragraph-rsid="0571f9d7" style:font-weight-asian="normal" style:font-weight-complex="normal"/>
    </style:style>
    <style:style style:name="P141" style:family="paragraph" style:parent-style-name="Text_20_body" style:list-style-name="L15">
      <style:text-properties fo:font-weight="normal" officeooo:rsid="0579e1e2" officeooo:paragraph-rsid="05b0437e" style:font-weight-asian="normal" style:font-weight-complex="normal"/>
    </style:style>
    <style:style style:name="P142"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143"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1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14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14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14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14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15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15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15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15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15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15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15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15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15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5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6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6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6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6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6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6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6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6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7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7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7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73" style:family="paragraph" style:parent-style-name="Text_20_body" style:list-style-name="L13">
      <style:text-properties fo:font-variant="normal" fo:text-transform="none" fo:color="#000000" style:font-name="HP Simplified W01 Regular1" fo:font-size="12pt" fo:letter-spacing="normal" fo:font-style="normal" fo:font-weight="normal" officeooo:paragraph-rsid="04b3759d"/>
    </style:style>
    <style:style style:name="P17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7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7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7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7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7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8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81"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82"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8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8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8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8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8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8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8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9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9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9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9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94"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95"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9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9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9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9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20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20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0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0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0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20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20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20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208"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09"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10"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11"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12"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13"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14"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15"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16"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17"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218"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219"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220"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221"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222"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223"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224"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225" style:family="paragraph" style:parent-style-name="Text_20_body" style:list-style-name="L4">
      <style:paragraph-properties fo:text-align="justify" style:justify-single-word="false"/>
      <style:text-properties style:font-name="HP Simplified W01 Regular1" officeooo:paragraph-rsid="018acecd"/>
    </style:style>
    <style:style style:name="P226"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227" style:family="paragraph" style:parent-style-name="Text_20_body" style:list-style-name="L4">
      <style:text-properties officeooo:paragraph-rsid="01a2599d"/>
    </style:style>
    <style:style style:name="P228"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229"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230"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231"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232"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233"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234"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235"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236"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237"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238"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239"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240"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241"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242"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243"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244"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245"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246"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247"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248"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249"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250" style:family="paragraph" style:parent-style-name="Text_20_body" style:list-style-name="L9">
      <style:text-properties fo:font-weight="bold" officeooo:rsid="03f17bf1" officeooo:paragraph-rsid="03f17bf1" style:font-weight-asian="bold" style:font-weight-complex="bold"/>
    </style:style>
    <style:style style:name="P251" style:family="paragraph" style:parent-style-name="Text_20_body" style:list-style-name="L9">
      <style:text-properties fo:font-weight="bold" officeooo:rsid="029a0bc6" officeooo:paragraph-rsid="029a0bc6" style:font-weight-asian="bold" style:font-weight-complex="bold"/>
    </style:style>
    <style:style style:name="P252" style:family="paragraph" style:parent-style-name="Text_20_body" style:list-style-name="L9">
      <style:text-properties fo:font-weight="bold" officeooo:rsid="029be143" officeooo:paragraph-rsid="039536c7" style:font-weight-asian="bold" style:font-weight-complex="bold"/>
    </style:style>
    <style:style style:name="P253" style:family="paragraph" style:parent-style-name="Text_20_body" style:list-style-name="L9">
      <style:text-properties fo:font-weight="bold" officeooo:rsid="029be143" officeooo:paragraph-rsid="0392f925" style:font-weight-asian="bold" style:font-weight-complex="bold"/>
    </style:style>
    <style:style style:name="P254" style:family="paragraph" style:parent-style-name="Text_20_body" style:list-style-name="L9">
      <style:text-properties fo:font-weight="bold" officeooo:rsid="02a4d20c" officeooo:paragraph-rsid="039cb2dd" style:font-weight-asian="bold" style:font-weight-complex="bold"/>
    </style:style>
    <style:style style:name="P255" style:family="paragraph" style:parent-style-name="Text_20_body" style:list-style-name="L9">
      <style:text-properties fo:font-weight="bold" officeooo:rsid="02a4d20c" officeooo:paragraph-rsid="02a9f32b" style:font-weight-asian="bold" style:font-weight-complex="bold"/>
    </style:style>
    <style:style style:name="P256" style:family="paragraph" style:parent-style-name="Text_20_body" style:list-style-name="L9">
      <style:text-properties fo:font-weight="bold" officeooo:rsid="02adbece" officeooo:paragraph-rsid="02adbece" style:font-weight-asian="bold" style:font-weight-complex="bold"/>
    </style:style>
    <style:style style:name="P257" style:family="paragraph" style:parent-style-name="Text_20_body" style:list-style-name="L9">
      <style:text-properties fo:font-weight="bold" officeooo:rsid="02b17718" officeooo:paragraph-rsid="02b17718" style:font-weight-asian="bold" style:font-weight-complex="bold"/>
    </style:style>
    <style:style style:name="P258" style:family="paragraph" style:parent-style-name="Text_20_body" style:list-style-name="L9">
      <style:text-properties fo:font-weight="bold" officeooo:rsid="02b90ec7" officeooo:paragraph-rsid="0398662d" style:font-weight-asian="bold" style:font-weight-complex="bold"/>
    </style:style>
    <style:style style:name="P259" style:family="paragraph" style:parent-style-name="Text_20_body" style:list-style-name="L9">
      <style:text-properties fo:font-weight="bold" officeooo:rsid="02bba135" officeooo:paragraph-rsid="02bba135" style:font-weight-asian="bold" style:font-weight-complex="bold"/>
    </style:style>
    <style:style style:name="P260" style:family="paragraph" style:parent-style-name="Text_20_body" style:list-style-name="L9">
      <style:text-properties fo:font-weight="bold" officeooo:rsid="02c09c99" officeooo:paragraph-rsid="02c09c99" style:font-weight-asian="bold" style:font-weight-complex="bold"/>
    </style:style>
    <style:style style:name="P261" style:family="paragraph" style:parent-style-name="Text_20_body" style:list-style-name="L9">
      <style:text-properties fo:font-weight="bold" officeooo:rsid="02cba13a" officeooo:paragraph-rsid="02cba13a" style:font-weight-asian="bold" style:font-weight-complex="bold"/>
    </style:style>
    <style:style style:name="P262" style:family="paragraph" style:parent-style-name="Text_20_body" style:list-style-name="L9">
      <style:text-properties fo:font-weight="bold" officeooo:rsid="02cfc8af" officeooo:paragraph-rsid="02cfc8af" style:font-weight-asian="bold" style:font-weight-complex="bold"/>
    </style:style>
    <style:style style:name="P263" style:family="paragraph" style:parent-style-name="Text_20_body" style:list-style-name="L9">
      <style:text-properties fo:font-weight="bold" officeooo:rsid="02d78b78" officeooo:paragraph-rsid="02d78b78" style:font-weight-asian="bold" style:font-weight-complex="bold"/>
    </style:style>
    <style:style style:name="P264" style:family="paragraph" style:parent-style-name="Text_20_body" style:list-style-name="L9">
      <style:text-properties fo:font-weight="bold" officeooo:rsid="02dafef8" officeooo:paragraph-rsid="02dafef8" style:font-weight-asian="bold" style:font-weight-complex="bold"/>
    </style:style>
    <style:style style:name="P265" style:family="paragraph" style:parent-style-name="Text_20_body" style:list-style-name="L9">
      <style:text-properties fo:font-weight="bold" officeooo:rsid="02de1e47" officeooo:paragraph-rsid="03a52892" style:font-weight-asian="bold" style:font-weight-complex="bold"/>
    </style:style>
    <style:style style:name="P266" style:family="paragraph" style:parent-style-name="Text_20_body" style:list-style-name="L9">
      <style:text-properties fo:font-weight="bold" officeooo:rsid="02e44472" officeooo:paragraph-rsid="02e44472" style:font-weight-asian="bold" style:font-weight-complex="bold"/>
    </style:style>
    <style:style style:name="P267" style:family="paragraph" style:parent-style-name="Text_20_body" style:list-style-name="L9">
      <style:text-properties fo:font-weight="bold" officeooo:rsid="02e91b1e" officeooo:paragraph-rsid="02e91b1e" style:font-weight-asian="bold" style:font-weight-complex="bold"/>
    </style:style>
    <style:style style:name="P268" style:family="paragraph" style:parent-style-name="Text_20_body" style:list-style-name="L9">
      <style:text-properties fo:font-weight="bold" officeooo:rsid="02eb87a3" officeooo:paragraph-rsid="02eb87a3" style:font-weight-asian="bold" style:font-weight-complex="bold"/>
    </style:style>
    <style:style style:name="P269" style:family="paragraph" style:parent-style-name="Text_20_body" style:list-style-name="L9">
      <style:text-properties fo:font-weight="bold" officeooo:rsid="02ef11d0" officeooo:paragraph-rsid="02ef11d0" style:font-weight-asian="bold" style:font-weight-complex="bold"/>
    </style:style>
    <style:style style:name="P270" style:family="paragraph" style:parent-style-name="Text_20_body" style:list-style-name="L9">
      <style:text-properties fo:font-weight="bold" officeooo:rsid="02f2e4d0" officeooo:paragraph-rsid="02f2e4d0" style:font-weight-asian="bold" style:font-weight-complex="bold"/>
    </style:style>
    <style:style style:name="P271" style:family="paragraph" style:parent-style-name="Text_20_body" style:list-style-name="L9">
      <style:text-properties fo:font-weight="bold" officeooo:rsid="02f89935" officeooo:paragraph-rsid="038be368" style:font-weight-asian="bold" style:font-weight-complex="bold"/>
    </style:style>
    <style:style style:name="P272" style:family="paragraph" style:parent-style-name="Text_20_body" style:list-style-name="L9">
      <style:text-properties fo:font-weight="bold" officeooo:rsid="02f89935" officeooo:paragraph-rsid="038de782" style:font-weight-asian="bold" style:font-weight-complex="bold"/>
    </style:style>
    <style:style style:name="P273" style:family="paragraph" style:parent-style-name="Text_20_body" style:list-style-name="L9">
      <style:text-properties fo:font-weight="bold" officeooo:rsid="02f89935" officeooo:paragraph-rsid="038ac550" style:font-weight-asian="bold" style:font-weight-complex="bold"/>
    </style:style>
    <style:style style:name="P274" style:family="paragraph" style:parent-style-name="Text_20_body" style:list-style-name="L9">
      <style:text-properties fo:font-weight="bold" officeooo:rsid="02f89935" officeooo:paragraph-rsid="03bca437" style:font-weight-asian="bold" style:font-weight-complex="bold"/>
    </style:style>
    <style:style style:name="P275" style:family="paragraph" style:parent-style-name="Text_20_body" style:list-style-name="L9">
      <style:text-properties fo:font-weight="bold" officeooo:rsid="03037de3" officeooo:paragraph-rsid="03037de3" style:font-weight-asian="bold" style:font-weight-complex="bold"/>
    </style:style>
    <style:style style:name="P276" style:family="paragraph" style:parent-style-name="Text_20_body" style:list-style-name="L9">
      <style:text-properties fo:font-weight="bold" officeooo:rsid="0306fd72" officeooo:paragraph-rsid="0306fd72" style:font-weight-asian="bold" style:font-weight-complex="bold"/>
    </style:style>
    <style:style style:name="P277" style:family="paragraph" style:parent-style-name="Text_20_body" style:list-style-name="L9">
      <style:text-properties fo:font-weight="bold" officeooo:rsid="0311d16b" officeooo:paragraph-rsid="0311d16b" style:font-weight-asian="bold" style:font-weight-complex="bold"/>
    </style:style>
    <style:style style:name="P278" style:family="paragraph" style:parent-style-name="Text_20_body" style:list-style-name="L9">
      <style:text-properties fo:font-weight="bold" officeooo:rsid="0319a0d3" officeooo:paragraph-rsid="0319a0d3" style:font-weight-asian="bold" style:font-weight-complex="bold"/>
    </style:style>
    <style:style style:name="P279" style:family="paragraph" style:parent-style-name="Text_20_body" style:list-style-name="L9">
      <style:text-properties fo:font-weight="bold" officeooo:rsid="031b4783" officeooo:paragraph-rsid="031b4783" style:font-weight-asian="bold" style:font-weight-complex="bold"/>
    </style:style>
    <style:style style:name="P280" style:family="paragraph" style:parent-style-name="Text_20_body" style:list-style-name="L10">
      <style:text-properties fo:font-weight="bold" officeooo:rsid="0343051c" officeooo:paragraph-rsid="0343051c" style:font-weight-asian="bold" style:font-weight-complex="bold"/>
    </style:style>
    <style:style style:name="P281" style:family="paragraph" style:parent-style-name="Text_20_body" style:list-style-name="L10">
      <style:text-properties fo:font-weight="bold" officeooo:rsid="034a4867" officeooo:paragraph-rsid="034a4867" style:font-weight-asian="bold" style:font-weight-complex="bold"/>
    </style:style>
    <style:style style:name="P282" style:family="paragraph" style:parent-style-name="Text_20_body" style:list-style-name="L10">
      <style:text-properties fo:font-weight="bold" officeooo:rsid="035fa3cd" officeooo:paragraph-rsid="0362e3a5" style:font-weight-asian="bold" style:font-weight-complex="bold"/>
    </style:style>
    <style:style style:name="P283" style:family="paragraph" style:parent-style-name="Text_20_body" style:list-style-name="L10">
      <style:text-properties fo:font-weight="bold" officeooo:rsid="035d16d1" officeooo:paragraph-rsid="035d16d1" style:font-weight-asian="bold" style:font-weight-complex="bold"/>
    </style:style>
    <style:style style:name="P284" style:family="paragraph" style:parent-style-name="Text_20_body" style:list-style-name="L10">
      <style:text-properties fo:font-weight="bold" officeooo:rsid="03775e10" officeooo:paragraph-rsid="03775e10" style:font-weight-asian="bold" style:font-weight-complex="bold"/>
    </style:style>
    <style:style style:name="P285" style:family="paragraph" style:parent-style-name="Text_20_body" style:list-style-name="L10">
      <style:text-properties fo:font-weight="bold" officeooo:rsid="037b693c" officeooo:paragraph-rsid="037b693c" style:font-weight-asian="bold" style:font-weight-complex="bold"/>
    </style:style>
    <style:style style:name="P286" style:family="paragraph" style:parent-style-name="Text_20_body" style:list-style-name="L10">
      <style:text-properties fo:font-weight="bold" officeooo:rsid="037ca4ef" officeooo:paragraph-rsid="037e572a" style:font-weight-asian="bold" style:font-weight-complex="bold"/>
    </style:style>
    <style:style style:name="P287" style:family="paragraph" style:parent-style-name="Text_20_body" style:list-style-name="L10">
      <style:text-properties fo:font-weight="bold" officeooo:rsid="0381b523" officeooo:paragraph-rsid="0381b523" style:font-weight-asian="bold" style:font-weight-complex="bold"/>
    </style:style>
    <style:style style:name="P288" style:family="paragraph" style:parent-style-name="Text_20_body" style:list-style-name="L10">
      <style:text-properties fo:font-weight="bold" officeooo:rsid="03853255" officeooo:paragraph-rsid="03853255" style:font-weight-asian="bold" style:font-weight-complex="bold"/>
    </style:style>
    <style:style style:name="P289" style:family="paragraph" style:parent-style-name="Text_20_body" style:list-style-name="L10">
      <style:text-properties fo:font-weight="bold" officeooo:rsid="03861375" officeooo:paragraph-rsid="03867041" style:font-weight-asian="bold" style:font-weight-complex="bold"/>
    </style:style>
    <style:style style:name="P290" style:family="paragraph" style:parent-style-name="Text_20_body" style:list-style-name="L10">
      <style:text-properties fo:font-weight="bold" officeooo:rsid="0387f4b0" officeooo:paragraph-rsid="0387f4b0" style:font-weight-asian="bold" style:font-weight-complex="bold"/>
    </style:style>
    <style:style style:name="P291" style:family="paragraph" style:parent-style-name="Text_20_body" style:list-style-name="L10">
      <style:text-properties fo:font-weight="bold" officeooo:rsid="03bf7d2f" officeooo:paragraph-rsid="03bf7d2f" style:font-weight-asian="bold" style:font-weight-complex="bold"/>
    </style:style>
    <style:style style:name="P292" style:family="paragraph" style:parent-style-name="Text_20_body" style:list-style-name="L10">
      <style:text-properties fo:font-weight="bold" officeooo:rsid="03c34406" officeooo:paragraph-rsid="03c479b4" style:font-weight-asian="bold" style:font-weight-complex="bold"/>
    </style:style>
    <style:style style:name="P293" style:family="paragraph" style:parent-style-name="Text_20_body" style:list-style-name="L10">
      <style:text-properties fo:font-weight="bold" officeooo:rsid="03cf55b2" officeooo:paragraph-rsid="03cf55b2" style:font-weight-asian="bold" style:font-weight-complex="bold"/>
    </style:style>
    <style:style style:name="P294" style:family="paragraph" style:parent-style-name="Text_20_body" style:list-style-name="L10">
      <style:text-properties fo:font-weight="bold" officeooo:rsid="03d7047b" officeooo:paragraph-rsid="03d7047b" style:font-weight-asian="bold" style:font-weight-complex="bold"/>
    </style:style>
    <style:style style:name="P295" style:family="paragraph" style:parent-style-name="Text_20_body" style:list-style-name="L10">
      <style:text-properties fo:font-weight="bold" officeooo:rsid="03ff632e" officeooo:paragraph-rsid="03ff632e" style:font-weight-asian="bold" style:font-weight-complex="bold"/>
    </style:style>
    <style:style style:name="P296" style:family="paragraph" style:parent-style-name="Text_20_body" style:list-style-name="L10">
      <style:text-properties fo:font-weight="bold" officeooo:rsid="0406451a" officeooo:paragraph-rsid="040ab7d2" style:font-weight-asian="bold" style:font-weight-complex="bold"/>
    </style:style>
    <style:style style:name="P297" style:family="paragraph" style:parent-style-name="Text_20_body" style:list-style-name="L10">
      <style:text-properties fo:font-weight="bold" officeooo:rsid="04109b9f" officeooo:paragraph-rsid="0411d76c" style:font-weight-asian="bold" style:font-weight-complex="bold"/>
    </style:style>
    <style:style style:name="P298" style:family="paragraph" style:parent-style-name="Text_20_body" style:list-style-name="L10">
      <style:text-properties fo:font-weight="bold" officeooo:rsid="04140d80" officeooo:paragraph-rsid="041416c9" style:font-weight-asian="bold" style:font-weight-complex="bold"/>
    </style:style>
    <style:style style:name="P299" style:family="paragraph" style:parent-style-name="Text_20_body" style:list-style-name="L10">
      <style:text-properties fo:font-weight="bold" officeooo:rsid="0415dc27" officeooo:paragraph-rsid="04179745" style:font-weight-asian="bold" style:font-weight-complex="bold"/>
    </style:style>
    <style:style style:name="P300" style:family="paragraph" style:parent-style-name="Text_20_body" style:list-style-name="L10">
      <style:text-properties fo:font-weight="bold" officeooo:rsid="0417de4b" officeooo:paragraph-rsid="04192b70" style:font-weight-asian="bold" style:font-weight-complex="bold"/>
    </style:style>
    <style:style style:name="P301" style:family="paragraph" style:parent-style-name="Text_20_body" style:list-style-name="L11">
      <style:text-properties fo:font-weight="bold" officeooo:rsid="0422da59" officeooo:paragraph-rsid="0422da59" style:font-weight-asian="bold" style:font-weight-complex="bold"/>
    </style:style>
    <style:style style:name="P302" style:family="paragraph" style:parent-style-name="Text_20_body" style:list-style-name="L11">
      <style:text-properties fo:font-weight="bold" officeooo:rsid="0428977f" officeooo:paragraph-rsid="042a9958" style:font-weight-asian="bold" style:font-weight-complex="bold"/>
    </style:style>
    <style:style style:name="P303" style:family="paragraph" style:parent-style-name="Text_20_body" style:list-style-name="L11">
      <style:text-properties fo:font-weight="bold" officeooo:rsid="04335d3e" officeooo:paragraph-rsid="043486cd" style:font-weight-asian="bold" style:font-weight-complex="bold"/>
    </style:style>
    <style:style style:name="P304" style:family="paragraph" style:parent-style-name="Text_20_body" style:list-style-name="L11">
      <style:text-properties fo:font-weight="bold" officeooo:rsid="0439a38e" officeooo:paragraph-rsid="0439a38e" style:font-weight-asian="bold" style:font-weight-complex="bold"/>
    </style:style>
    <style:style style:name="P305" style:family="paragraph" style:parent-style-name="Text_20_body" style:list-style-name="L11">
      <style:text-properties fo:font-weight="bold" officeooo:rsid="043ce86e" officeooo:paragraph-rsid="043ce86e" style:font-weight-asian="bold" style:font-weight-complex="bold"/>
    </style:style>
    <style:style style:name="P306" style:family="paragraph" style:parent-style-name="Text_20_body" style:list-style-name="L11">
      <style:text-properties fo:font-weight="bold" officeooo:rsid="04425eeb" officeooo:paragraph-rsid="044597e7" style:font-weight-asian="bold" style:font-weight-complex="bold"/>
    </style:style>
    <style:style style:name="P307" style:family="paragraph" style:parent-style-name="Text_20_body" style:list-style-name="L11">
      <style:text-properties fo:font-weight="bold" officeooo:rsid="044d41f1" officeooo:paragraph-rsid="044d41f1" style:font-weight-asian="bold" style:font-weight-complex="bold"/>
    </style:style>
    <style:style style:name="P308" style:family="paragraph" style:parent-style-name="Text_20_body" style:list-style-name="L11">
      <style:text-properties fo:font-weight="bold" officeooo:rsid="044e6360" officeooo:paragraph-rsid="044f1809" style:font-weight-asian="bold" style:font-weight-complex="bold"/>
    </style:style>
    <style:style style:name="P309" style:family="paragraph" style:parent-style-name="Text_20_body" style:list-style-name="L11">
      <style:text-properties fo:font-weight="bold" officeooo:rsid="0450a2de" officeooo:paragraph-rsid="0452b15e" style:font-weight-asian="bold" style:font-weight-complex="bold"/>
    </style:style>
    <style:style style:name="P310" style:family="paragraph" style:parent-style-name="Text_20_body" style:list-style-name="L11">
      <style:text-properties fo:font-weight="bold" officeooo:rsid="0450a2de" officeooo:paragraph-rsid="04543fcf" style:font-weight-asian="bold" style:font-weight-complex="bold"/>
    </style:style>
    <style:style style:name="P311" style:family="paragraph" style:parent-style-name="Text_20_body" style:list-style-name="L11">
      <style:text-properties fo:font-weight="bold" officeooo:rsid="04513c45" officeooo:paragraph-rsid="0454fc4e" style:font-weight-asian="bold" style:font-weight-complex="bold"/>
    </style:style>
    <style:style style:name="P312" style:family="paragraph" style:parent-style-name="Text_20_body" style:list-style-name="L11">
      <style:text-properties fo:font-weight="bold" officeooo:rsid="04513c45" officeooo:paragraph-rsid="04573b13" style:font-weight-asian="bold" style:font-weight-complex="bold"/>
    </style:style>
    <style:style style:name="P313" style:family="paragraph" style:parent-style-name="Text_20_body" style:list-style-name="L11">
      <style:text-properties fo:font-weight="bold" officeooo:rsid="045e7d20" officeooo:paragraph-rsid="045e7d20" style:font-weight-asian="bold" style:font-weight-complex="bold"/>
    </style:style>
    <style:style style:name="P314" style:family="paragraph" style:parent-style-name="Text_20_body" style:list-style-name="L11">
      <style:text-properties fo:font-weight="bold" officeooo:rsid="04612ffe" officeooo:paragraph-rsid="0461af26" style:font-weight-asian="bold" style:font-weight-complex="bold"/>
    </style:style>
    <style:style style:name="P315" style:family="paragraph" style:parent-style-name="Text_20_body" style:list-style-name="L11">
      <style:text-properties fo:font-weight="bold" officeooo:rsid="0465b537" officeooo:paragraph-rsid="0465b537" style:font-weight-asian="bold" style:font-weight-complex="bold"/>
    </style:style>
    <style:style style:name="P316" style:family="paragraph" style:parent-style-name="Text_20_body" style:list-style-name="L12">
      <style:text-properties fo:font-weight="bold" officeooo:rsid="0471a78a" officeooo:paragraph-rsid="0472f1db" style:font-weight-asian="bold" style:font-weight-complex="bold"/>
    </style:style>
    <style:style style:name="P317" style:family="paragraph" style:parent-style-name="Text_20_body" style:list-style-name="L13">
      <style:text-properties fo:font-weight="bold" officeooo:rsid="047f23a5" officeooo:paragraph-rsid="047f23a5" style:font-weight-asian="bold" style:font-weight-complex="bold"/>
    </style:style>
    <style:style style:name="P318" style:family="paragraph" style:parent-style-name="Text_20_body" style:list-style-name="L13">
      <style:text-properties fo:font-weight="bold" officeooo:rsid="048527c6" officeooo:paragraph-rsid="048527c6" style:font-weight-asian="bold" style:font-weight-complex="bold"/>
    </style:style>
    <style:style style:name="P319" style:family="paragraph" style:parent-style-name="Text_20_body" style:list-style-name="L13">
      <style:text-properties fo:font-weight="bold" officeooo:rsid="048735ff" officeooo:paragraph-rsid="0489fbd0" style:font-weight-asian="bold" style:font-weight-complex="bold"/>
    </style:style>
    <style:style style:name="P320" style:family="paragraph" style:parent-style-name="Text_20_body" style:list-style-name="L13">
      <style:text-properties fo:font-weight="bold" officeooo:rsid="048f6645" officeooo:paragraph-rsid="04912bb4" style:font-weight-asian="bold" style:font-weight-complex="bold"/>
    </style:style>
    <style:style style:name="P321" style:family="paragraph" style:parent-style-name="Text_20_body" style:list-style-name="L13">
      <style:text-properties fo:font-weight="bold" officeooo:rsid="04938a31" officeooo:paragraph-rsid="04938a31" style:font-weight-asian="bold" style:font-weight-complex="bold"/>
    </style:style>
    <style:style style:name="P322" style:family="paragraph" style:parent-style-name="Text_20_body" style:list-style-name="L13">
      <style:text-properties fo:font-weight="bold" officeooo:rsid="0497b6f3" officeooo:paragraph-rsid="0498fa96" style:font-weight-asian="bold" style:font-weight-complex="bold"/>
    </style:style>
    <style:style style:name="P323" style:family="paragraph" style:parent-style-name="Text_20_body" style:list-style-name="L13">
      <style:text-properties fo:font-weight="bold" officeooo:rsid="0499fcd1" officeooo:paragraph-rsid="049a0c5c" style:font-weight-asian="bold" style:font-weight-complex="bold"/>
    </style:style>
    <style:style style:name="P324" style:family="paragraph" style:parent-style-name="Text_20_body" style:list-style-name="L13">
      <style:text-properties fo:font-weight="bold" officeooo:rsid="04a80f47" officeooo:paragraph-rsid="04a80f47" style:font-weight-asian="bold" style:font-weight-complex="bold"/>
    </style:style>
    <style:style style:name="P325" style:family="paragraph" style:parent-style-name="Text_20_body" style:list-style-name="L13">
      <style:text-properties fo:font-weight="bold" officeooo:rsid="04a8fae9" officeooo:paragraph-rsid="04a8fae9" style:font-weight-asian="bold" style:font-weight-complex="bold"/>
    </style:style>
    <style:style style:name="P326" style:family="paragraph" style:parent-style-name="Text_20_body" style:list-style-name="L13">
      <style:text-properties fo:font-weight="bold" officeooo:rsid="04aa030c" officeooo:paragraph-rsid="04aa030c" style:font-weight-asian="bold" style:font-weight-complex="bold"/>
    </style:style>
    <style:style style:name="P327" style:family="paragraph" style:parent-style-name="Text_20_body" style:list-style-name="L13">
      <style:text-properties fo:font-weight="bold" officeooo:rsid="04aff6e9" officeooo:paragraph-rsid="04b3759d" style:font-weight-asian="bold" style:font-weight-complex="bold"/>
    </style:style>
    <style:style style:name="P328" style:family="paragraph" style:parent-style-name="Text_20_body" style:list-style-name="L13">
      <style:text-properties fo:font-weight="bold" officeooo:rsid="04c60b0d" officeooo:paragraph-rsid="04c60b0d" style:font-weight-asian="bold" style:font-weight-complex="bold"/>
    </style:style>
    <style:style style:name="P329" style:family="paragraph" style:parent-style-name="Text_20_body" style:list-style-name="L13">
      <style:text-properties fo:font-weight="bold" officeooo:rsid="04cb7339" officeooo:paragraph-rsid="04cdd3a6" style:font-weight-asian="bold" style:font-weight-complex="bold"/>
    </style:style>
    <style:style style:name="P330" style:family="paragraph" style:parent-style-name="Text_20_body" style:list-style-name="L13">
      <style:text-properties fo:font-weight="bold" officeooo:rsid="04cea727" officeooo:paragraph-rsid="04cea727" style:font-weight-asian="bold" style:font-weight-complex="bold"/>
    </style:style>
    <style:style style:name="P331" style:family="paragraph" style:parent-style-name="Text_20_body" style:list-style-name="L13">
      <style:text-properties fo:font-weight="bold" officeooo:rsid="04d01d3d" officeooo:paragraph-rsid="04d01d3d" style:font-weight-asian="bold" style:font-weight-complex="bold"/>
    </style:style>
    <style:style style:name="P332" style:family="paragraph" style:parent-style-name="Text_20_body" style:list-style-name="L13">
      <style:text-properties fo:font-weight="bold" officeooo:rsid="04d5c2d0" officeooo:paragraph-rsid="04d5c2d0" style:font-weight-asian="bold" style:font-weight-complex="bold"/>
    </style:style>
    <style:style style:name="P333" style:family="paragraph" style:parent-style-name="Text_20_body" style:list-style-name="L13">
      <style:text-properties fo:font-weight="bold" officeooo:rsid="04da666f" officeooo:paragraph-rsid="04da666f" style:font-weight-asian="bold" style:font-weight-complex="bold"/>
    </style:style>
    <style:style style:name="P334" style:family="paragraph" style:parent-style-name="Text_20_body" style:list-style-name="L13">
      <style:text-properties fo:font-weight="bold" officeooo:rsid="04df942e" officeooo:paragraph-rsid="04e2bbd3" style:font-weight-asian="bold" style:font-weight-complex="bold"/>
    </style:style>
    <style:style style:name="P335" style:family="paragraph" style:parent-style-name="Text_20_body" style:list-style-name="L13">
      <style:text-properties fo:font-weight="bold" officeooo:rsid="04eac2f6" officeooo:paragraph-rsid="04eac2f6" style:font-weight-asian="bold" style:font-weight-complex="bold"/>
    </style:style>
    <style:style style:name="P336" style:family="paragraph" style:parent-style-name="Text_20_body" style:list-style-name="L14">
      <style:text-properties fo:font-weight="bold" officeooo:rsid="04f946e6" officeooo:paragraph-rsid="04fa599d" style:font-weight-asian="bold" style:font-weight-complex="bold"/>
    </style:style>
    <style:style style:name="P337" style:family="paragraph" style:parent-style-name="Text_20_body" style:list-style-name="L14">
      <style:text-properties fo:font-weight="bold" officeooo:rsid="050af007" officeooo:paragraph-rsid="050af007" style:font-weight-asian="bold" style:font-weight-complex="bold"/>
    </style:style>
    <style:style style:name="P338" style:family="paragraph" style:parent-style-name="Text_20_body" style:list-style-name="L14">
      <style:text-properties fo:font-weight="bold" officeooo:rsid="050e9780" officeooo:paragraph-rsid="050fff16" style:font-weight-asian="bold" style:font-weight-complex="bold"/>
    </style:style>
    <style:style style:name="P339" style:family="paragraph" style:parent-style-name="Text_20_body" style:list-style-name="L14">
      <style:text-properties fo:font-weight="bold" officeooo:rsid="05105cd9" officeooo:paragraph-rsid="05114cbd" style:font-weight-asian="bold" style:font-weight-complex="bold"/>
    </style:style>
    <style:style style:name="P340" style:family="paragraph" style:parent-style-name="Text_20_body" style:list-style-name="L14">
      <style:text-properties fo:font-weight="bold" officeooo:rsid="05166169" officeooo:paragraph-rsid="05171f16" style:font-weight-asian="bold" style:font-weight-complex="bold"/>
    </style:style>
    <style:style style:name="P341" style:family="paragraph" style:parent-style-name="Text_20_body" style:list-style-name="L14">
      <style:text-properties fo:font-weight="bold" officeooo:rsid="0519f75b" officeooo:paragraph-rsid="0519f75b" style:font-weight-asian="bold" style:font-weight-complex="bold"/>
    </style:style>
    <style:style style:name="P342" style:family="paragraph" style:parent-style-name="Text_20_body" style:list-style-name="L14">
      <style:text-properties fo:font-weight="bold" officeooo:rsid="0524ef03" officeooo:paragraph-rsid="0524ef03" style:font-weight-asian="bold" style:font-weight-complex="bold"/>
    </style:style>
    <style:style style:name="P343" style:family="paragraph" style:parent-style-name="Text_20_body" style:list-style-name="L14">
      <style:text-properties fo:font-weight="bold" officeooo:rsid="052f4937" officeooo:paragraph-rsid="052f4937" style:font-weight-asian="bold" style:font-weight-complex="bold"/>
    </style:style>
    <style:style style:name="P344" style:family="paragraph" style:parent-style-name="Text_20_body" style:list-style-name="L14">
      <style:text-properties fo:font-weight="bold" officeooo:rsid="0557b7b7" officeooo:paragraph-rsid="0558a5a5" style:font-weight-asian="bold" style:font-weight-complex="bold"/>
    </style:style>
    <style:style style:name="P345" style:family="paragraph" style:parent-style-name="Text_20_body" style:list-style-name="L14">
      <style:text-properties fo:font-weight="bold" officeooo:rsid="0532c60b" officeooo:paragraph-rsid="0533b717" style:font-weight-asian="bold" style:font-weight-complex="bold"/>
    </style:style>
    <style:style style:name="P346" style:family="paragraph" style:parent-style-name="Text_20_body" style:list-style-name="L14">
      <style:text-properties fo:font-weight="bold" officeooo:rsid="0536ea31" officeooo:paragraph-rsid="0536ea31" style:font-weight-asian="bold" style:font-weight-complex="bold"/>
    </style:style>
    <style:style style:name="P347" style:family="paragraph" style:parent-style-name="Text_20_body" style:list-style-name="L14">
      <style:text-properties fo:font-weight="bold" officeooo:rsid="053c777d" officeooo:paragraph-rsid="053c777d" style:font-weight-asian="bold" style:font-weight-complex="bold"/>
    </style:style>
    <style:style style:name="P348" style:family="paragraph" style:parent-style-name="Text_20_body" style:list-style-name="L14">
      <style:text-properties fo:font-weight="bold" officeooo:rsid="05416dd1" officeooo:paragraph-rsid="05416dd1" style:font-weight-asian="bold" style:font-weight-complex="bold"/>
    </style:style>
    <style:style style:name="P349" style:family="paragraph" style:parent-style-name="Text_20_body" style:list-style-name="L14">
      <style:text-properties fo:font-weight="bold" officeooo:rsid="054aa7f3" officeooo:paragraph-rsid="054c0ac7" style:font-weight-asian="bold" style:font-weight-complex="bold"/>
    </style:style>
    <style:style style:name="P350" style:family="paragraph" style:parent-style-name="Text_20_body" style:list-style-name="L14">
      <style:text-properties fo:font-weight="bold" officeooo:rsid="0551a701" officeooo:paragraph-rsid="0551a701" style:font-weight-asian="bold" style:font-weight-complex="bold"/>
    </style:style>
    <style:style style:name="P351" style:family="paragraph" style:parent-style-name="Text_20_body" style:list-style-name="L14">
      <style:text-properties fo:font-weight="bold" officeooo:rsid="0552ac6d" officeooo:paragraph-rsid="0555322f" style:font-weight-asian="bold" style:font-weight-complex="bold"/>
    </style:style>
    <style:style style:name="P352" style:family="paragraph" style:parent-style-name="Text_20_body" style:list-style-name="L14">
      <style:text-properties fo:font-weight="bold" officeooo:rsid="05615c07" officeooo:paragraph-rsid="05615c07" style:font-weight-asian="bold" style:font-weight-complex="bold"/>
    </style:style>
    <style:style style:name="P353" style:family="paragraph" style:parent-style-name="Text_20_body" style:list-style-name="L14">
      <style:text-properties fo:font-weight="bold" officeooo:rsid="0563e3be" officeooo:paragraph-rsid="0563e3be" style:font-weight-asian="bold" style:font-weight-complex="bold"/>
    </style:style>
    <style:style style:name="P354" style:family="paragraph" style:parent-style-name="Text_20_body" style:list-style-name="L14">
      <style:text-properties fo:font-weight="bold" officeooo:rsid="05688321" officeooo:paragraph-rsid="05688321" style:font-weight-asian="bold" style:font-weight-complex="bold"/>
    </style:style>
    <style:style style:name="P355" style:family="paragraph" style:parent-style-name="Text_20_body" style:list-style-name="L14">
      <style:text-properties fo:font-weight="bold" officeooo:rsid="056aed5d" officeooo:paragraph-rsid="056aed5d" style:font-weight-asian="bold" style:font-weight-complex="bold"/>
    </style:style>
    <style:style style:name="P356" style:family="paragraph" style:parent-style-name="Text_20_body" style:list-style-name="L14">
      <style:text-properties fo:font-weight="bold" officeooo:rsid="056dc162" officeooo:paragraph-rsid="056dc162" style:font-weight-asian="bold" style:font-weight-complex="bold"/>
    </style:style>
    <style:style style:name="P357" style:family="paragraph" style:parent-style-name="Text_20_body" style:list-style-name="L14">
      <style:text-properties fo:font-weight="bold" officeooo:rsid="056e7d45" officeooo:paragraph-rsid="056e7d45" style:font-weight-asian="bold" style:font-weight-complex="bold"/>
    </style:style>
    <style:style style:name="P358" style:family="paragraph" style:parent-style-name="Text_20_body" style:list-style-name="L15">
      <style:text-properties fo:font-weight="bold" officeooo:rsid="0577ad72" officeooo:paragraph-rsid="0577ad72" style:font-weight-asian="bold" style:font-weight-complex="bold"/>
    </style:style>
    <style:style style:name="P359" style:family="paragraph" style:parent-style-name="Text_20_body" style:list-style-name="L15">
      <style:text-properties fo:font-weight="bold" officeooo:rsid="057d86f1" officeooo:paragraph-rsid="057ee19c" style:font-weight-asian="bold" style:font-weight-complex="bold"/>
    </style:style>
    <style:style style:name="P360" style:family="paragraph" style:parent-style-name="Text_20_body" style:list-style-name="L15">
      <style:text-properties fo:font-weight="bold" officeooo:rsid="05830140" officeooo:paragraph-rsid="05830140" style:font-weight-asian="bold" style:font-weight-complex="bold"/>
    </style:style>
    <style:style style:name="P361" style:family="paragraph" style:parent-style-name="Text_20_body" style:list-style-name="L15">
      <style:text-properties fo:font-weight="bold" officeooo:rsid="0587b652" officeooo:paragraph-rsid="0589a665" style:font-weight-asian="bold" style:font-weight-complex="bold"/>
    </style:style>
    <style:style style:name="P362" style:family="paragraph" style:parent-style-name="Text_20_body" style:list-style-name="L15">
      <style:text-properties fo:font-weight="bold" officeooo:rsid="058bf10c" officeooo:paragraph-rsid="058bf10c" style:font-weight-asian="bold" style:font-weight-complex="bold"/>
    </style:style>
    <style:style style:name="P363" style:family="paragraph" style:parent-style-name="Text_20_body" style:list-style-name="L15">
      <style:text-properties fo:font-weight="bold" officeooo:rsid="058d77de" officeooo:paragraph-rsid="058d77de" style:font-weight-asian="bold" style:font-weight-complex="bold"/>
    </style:style>
    <style:style style:name="P364" style:family="paragraph" style:parent-style-name="Text_20_body" style:list-style-name="L15">
      <style:text-properties fo:font-weight="bold" officeooo:rsid="05903cdd" officeooo:paragraph-rsid="05903cdd" style:font-weight-asian="bold" style:font-weight-complex="bold"/>
    </style:style>
    <style:style style:name="P365" style:family="paragraph" style:parent-style-name="Text_20_body" style:list-style-name="L15">
      <style:text-properties fo:font-weight="bold" officeooo:rsid="0594b1f1" officeooo:paragraph-rsid="0594b1f1" style:font-weight-asian="bold" style:font-weight-complex="bold"/>
    </style:style>
    <style:style style:name="P366" style:family="paragraph" style:parent-style-name="Text_20_body" style:list-style-name="L15">
      <style:text-properties fo:font-weight="bold" officeooo:rsid="0595fc4d" officeooo:paragraph-rsid="0595fc4d" style:font-weight-asian="bold" style:font-weight-complex="bold"/>
    </style:style>
    <style:style style:name="P367" style:family="paragraph" style:parent-style-name="Text_20_body" style:list-style-name="L15">
      <style:text-properties fo:font-weight="bold" officeooo:rsid="05990961" officeooo:paragraph-rsid="05990961" style:font-weight-asian="bold" style:font-weight-complex="bold"/>
    </style:style>
    <style:style style:name="P368" style:family="paragraph" style:parent-style-name="Text_20_body" style:list-style-name="L15">
      <style:text-properties fo:font-weight="bold" officeooo:rsid="059bfa0b" officeooo:paragraph-rsid="059bfa0b" style:font-weight-asian="bold" style:font-weight-complex="bold"/>
    </style:style>
    <style:style style:name="P369" style:family="paragraph" style:parent-style-name="Text_20_body" style:list-style-name="L15">
      <style:text-properties fo:font-weight="bold" officeooo:rsid="059f3d44" officeooo:paragraph-rsid="05a1ad1d" style:font-weight-asian="bold" style:font-weight-complex="bold"/>
    </style:style>
    <style:style style:name="P370" style:family="paragraph" style:parent-style-name="Text_20_body" style:list-style-name="L15">
      <style:text-properties fo:font-weight="bold" officeooo:rsid="05a26694" officeooo:paragraph-rsid="05a54c60" style:font-weight-asian="bold" style:font-weight-complex="bold"/>
    </style:style>
    <style:style style:name="P371" style:family="paragraph" style:parent-style-name="Text_20_body" style:list-style-name="L15">
      <style:text-properties fo:font-weight="bold" officeooo:rsid="05a26694" officeooo:paragraph-rsid="05a71b8f" style:font-weight-asian="bold" style:font-weight-complex="bold"/>
    </style:style>
    <style:style style:name="P372" style:family="paragraph" style:parent-style-name="Text_20_body" style:list-style-name="L15">
      <style:text-properties fo:font-weight="bold" officeooo:rsid="05aac64d" officeooo:paragraph-rsid="05aac64d" style:font-weight-asian="bold" style:font-weight-complex="bold"/>
    </style:style>
    <style:style style:name="P373" style:family="paragraph" style:parent-style-name="Text_20_body" style:list-style-name="L16">
      <style:text-properties fo:font-weight="bold" officeooo:rsid="05b6db92" officeooo:paragraph-rsid="05b6db92" style:font-weight-asian="bold" style:font-weight-complex="bold"/>
    </style:style>
    <style:style style:name="P374" style:family="paragraph" style:parent-style-name="Text_20_body" style:list-style-name="L4">
      <style:paragraph-properties fo:text-align="justify" style:justify-single-word="false"/>
    </style:style>
    <style:style style:name="P375" style:family="paragraph" style:parent-style-name="Text_20_body" style:list-style-name="L4">
      <style:paragraph-properties fo:text-align="justify" style:justify-single-word="false"/>
      <style:text-properties officeooo:paragraph-rsid="01792af2"/>
    </style:style>
    <style:style style:name="P376" style:family="paragraph" style:parent-style-name="Text_20_body" style:list-style-name="L4">
      <style:paragraph-properties fo:text-align="justify" style:justify-single-word="false"/>
      <style:text-properties officeooo:paragraph-rsid="019770ac"/>
    </style:style>
    <style:style style:name="P377" style:family="paragraph" style:parent-style-name="Text_20_body" style:list-style-name="L4">
      <style:paragraph-properties fo:text-align="justify" style:justify-single-word="false"/>
      <style:text-properties officeooo:paragraph-rsid="01b9fe15"/>
    </style:style>
    <style:style style:name="P378" style:family="paragraph" style:parent-style-name="Text_20_body" style:list-style-name="L4">
      <style:paragraph-properties fo:text-align="justify" style:justify-single-word="false"/>
      <style:text-properties officeooo:paragraph-rsid="01a2599d"/>
    </style:style>
    <style:style style:name="P379" style:family="paragraph" style:parent-style-name="Text_20_body" style:list-style-name="L6">
      <style:paragraph-properties fo:text-align="justify" style:justify-single-word="false"/>
      <style:text-properties officeooo:rsid="01f261a1" officeooo:paragraph-rsid="01f261a1"/>
    </style:style>
    <style:style style:name="P380" style:family="paragraph" style:parent-style-name="Text_20_body" style:list-style-name="L6">
      <style:paragraph-properties fo:text-align="justify" style:justify-single-word="false"/>
      <style:text-properties officeooo:rsid="01f56ebb" officeooo:paragraph-rsid="01f56ebb"/>
    </style:style>
    <style:style style:name="P381" style:family="paragraph" style:parent-style-name="Text_20_body" style:list-style-name="L6">
      <style:paragraph-properties fo:text-align="justify" style:justify-single-word="false"/>
      <style:text-properties officeooo:rsid="01f9d931" officeooo:paragraph-rsid="01f9d931"/>
    </style:style>
    <style:style style:name="P382" style:family="paragraph" style:parent-style-name="Text_20_body" style:list-style-name="L9">
      <style:text-properties officeooo:rsid="028c0271" officeooo:paragraph-rsid="028c0271"/>
    </style:style>
    <style:style style:name="P383" style:family="paragraph" style:parent-style-name="Text_20_body" style:list-style-name="L9">
      <style:text-properties officeooo:rsid="029295ef" officeooo:paragraph-rsid="029295ef"/>
    </style:style>
    <style:style style:name="P384" style:family="paragraph" style:parent-style-name="Text_20_body" style:list-style-name="L9">
      <style:text-properties officeooo:rsid="03e92e94" officeooo:paragraph-rsid="03ecc5bc"/>
    </style:style>
    <style:style style:name="P385" style:family="paragraph" style:parent-style-name="Text_20_body" style:list-style-name="L10">
      <style:text-properties officeooo:rsid="033e77ed" officeooo:paragraph-rsid="034049c0"/>
    </style:style>
    <style:style style:name="P386" style:family="paragraph" style:parent-style-name="Text_20_body" style:list-style-name="L11">
      <style:text-properties officeooo:rsid="044bba8d" officeooo:paragraph-rsid="044bba8d"/>
    </style:style>
    <style:style style:name="P387" style:family="paragraph" style:parent-style-name="Text_20_body" style:list-style-name="L11">
      <style:text-properties officeooo:rsid="044be995" officeooo:paragraph-rsid="044be995"/>
    </style:style>
    <style:style style:name="P388" style:family="paragraph" style:parent-style-name="Text_20_body" style:list-style-name="L13">
      <style:text-properties officeooo:paragraph-rsid="04a5c34e"/>
    </style:style>
    <style:style style:name="P389" style:family="paragraph" style:parent-style-name="Text_20_body" style:list-style-name="L14">
      <style:text-properties officeooo:paragraph-rsid="04ffa383"/>
    </style:style>
    <style:style style:name="P390" style:family="paragraph" style:parent-style-name="Text_20_body" style:list-style-name="L14">
      <style:text-properties officeooo:rsid="0509723f" officeooo:paragraph-rsid="0509723f"/>
    </style:style>
    <style:style style:name="P391" style:family="paragraph" style:parent-style-name="Text_20_body" style:list-style-name="L15">
      <style:text-properties officeooo:rsid="05743fb3" officeooo:paragraph-rsid="05743fb3"/>
    </style:style>
    <style:style style:name="P392"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393" style:family="paragraph" style:parent-style-name="Text_20_body" style:list-style-name="L13">
      <style:paragraph-properties fo:break-before="page"/>
      <style:text-properties fo:font-weight="bold" officeooo:rsid="04a5c34e" officeooo:paragraph-rsid="04a5c34e" style:font-weight-asian="bold" style:font-weight-complex="bold"/>
    </style:style>
    <style:style style:name="P394" style:family="paragraph" style:parent-style-name="Text_20_body" style:list-style-name="L4">
      <style:paragraph-properties fo:text-align="justify" style:justify-single-word="false" fo:break-before="page"/>
      <style:text-properties officeooo:paragraph-rsid="01b9fe15"/>
    </style:style>
    <style:style style:name="P395"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396"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397" style:family="paragraph" style:parent-style-name="Heading_20_1">
      <style:text-properties fo:font-weight="bold" style:font-weight-asian="bold" style:font-weight-complex="bold"/>
    </style:style>
    <style:style style:name="P398" style:family="paragraph" style:parent-style-name="Heading_20_1">
      <style:text-properties officeooo:rsid="0421ba1b" officeooo:paragraph-rsid="0421ba1b"/>
    </style:style>
    <style:style style:name="P399" style:family="paragraph" style:parent-style-name="Heading_20_1">
      <style:paragraph-properties fo:break-before="page"/>
    </style:style>
    <style:style style:name="P400"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401" style:family="paragraph" style:parent-style-name="Heading_20_1">
      <style:paragraph-properties fo:break-before="page"/>
      <style:text-properties fo:font-size="20.7000007629395pt" style:font-size-asian="20.7000007629395pt" style:font-size-complex="20.7000007629395pt"/>
    </style:style>
    <style:style style:name="P402"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403" style:family="paragraph" style:parent-style-name="Heading_20_1">
      <style:paragraph-properties fo:break-before="page"/>
      <style:text-properties officeooo:rsid="01ee7361" officeooo:paragraph-rsid="01ee7361"/>
    </style:style>
    <style:style style:name="P404" style:family="paragraph" style:parent-style-name="Heading_20_1">
      <style:paragraph-properties fo:break-before="page"/>
      <style:text-properties officeooo:rsid="021bd43a" officeooo:paragraph-rsid="021bd43a"/>
    </style:style>
    <style:style style:name="P405" style:family="paragraph" style:parent-style-name="Heading_20_1">
      <style:paragraph-properties fo:break-before="page"/>
      <style:text-properties fo:font-weight="normal" officeooo:rsid="02459f60" officeooo:paragraph-rsid="02459f60" style:font-weight-asian="normal" style:font-weight-complex="normal"/>
    </style:style>
    <style:style style:name="P406" style:family="paragraph" style:parent-style-name="Heading_20_1">
      <style:paragraph-properties fo:break-before="page"/>
      <style:text-properties officeooo:rsid="02882db2" officeooo:paragraph-rsid="02882db2"/>
    </style:style>
    <style:style style:name="P407" style:family="paragraph" style:parent-style-name="Heading_20_1">
      <style:paragraph-properties fo:break-before="page"/>
      <style:text-properties officeooo:rsid="041da890" officeooo:paragraph-rsid="041da890"/>
    </style:style>
    <style:style style:name="P408" style:family="paragraph" style:parent-style-name="Heading_20_1">
      <style:paragraph-properties fo:break-before="page"/>
      <style:text-properties officeooo:rsid="046ca316" officeooo:paragraph-rsid="046ca316"/>
    </style:style>
    <style:style style:name="P409" style:family="paragraph" style:parent-style-name="Heading_20_1">
      <style:paragraph-properties fo:break-before="page"/>
      <style:text-properties officeooo:rsid="04f5764a" officeooo:paragraph-rsid="04f5764a"/>
    </style:style>
    <style:style style:name="P410" style:family="paragraph" style:parent-style-name="Heading_20_1">
      <style:paragraph-properties fo:break-before="page"/>
      <style:text-properties officeooo:rsid="05702fd0" officeooo:paragraph-rsid="05702fd0"/>
    </style:style>
    <style:style style:name="P411" style:family="paragraph" style:parent-style-name="Heading_20_1">
      <style:paragraph-properties fo:break-before="page"/>
      <style:text-properties officeooo:rsid="05b3aaca" officeooo:paragraph-rsid="05b3aaca"/>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fo:font-weight="normal" officeooo:rsid="04fa599d" style:font-weight-asian="normal" style:font-weight-complex="normal"/>
    </style:style>
    <style:style style:name="T92" style:family="text">
      <style:text-properties style:text-position="super 58%" fo:font-weight="normal" officeooo:rsid="054c0ac7" style:font-weight-asian="normal" style:font-weight-complex="normal"/>
    </style:style>
    <style:style style:name="T93" style:family="text">
      <style:text-properties style:text-position="super 58%" fo:font-weight="normal" officeooo:rsid="0555322f" style:font-weight-asian="normal" style:font-weight-complex="normal"/>
    </style:style>
    <style:style style:name="T94" style:family="text">
      <style:text-properties style:text-position="super 58%" officeooo:rsid="01cad1eb"/>
    </style:style>
    <style:style style:name="T95" style:family="text">
      <style:text-properties fo:font-weight="bold" officeooo:rsid="01d2efa2" style:font-weight-asian="bold" style:font-weight-complex="bold"/>
    </style:style>
    <style:style style:name="T96" style:family="text">
      <style:text-properties fo:font-weight="bold" officeooo:rsid="01f99d19" style:font-weight-asian="bold" style:font-weight-complex="bold"/>
    </style:style>
    <style:style style:name="T97" style:family="text">
      <style:text-properties fo:font-weight="bold" officeooo:rsid="0346dc72" style:font-weight-asian="bold" style:font-weight-complex="bold"/>
    </style:style>
    <style:style style:name="T98" style:family="text">
      <style:text-properties fo:font-weight="bold" officeooo:rsid="03e7da0b" style:font-weight-asian="bold" style:font-weight-complex="bold"/>
    </style:style>
    <style:style style:name="T99" style:family="text">
      <style:text-properties fo:font-weight="bold" officeooo:rsid="04a5c34e" style:font-weight-asian="bold" style:font-weight-complex="bold"/>
    </style:style>
    <style:style style:name="T100" style:family="text">
      <style:text-properties fo:font-weight="bold" officeooo:rsid="05aeb60a" style:font-weight-asian="bold" style:font-weight-complex="bold"/>
    </style:style>
    <style:style style:name="T101" style:family="text">
      <style:text-properties fo:font-weight="bold" officeooo:rsid="05b0437e" style:font-weight-asian="bold" style:font-weight-complex="bold"/>
    </style:style>
    <style:style style:name="T102" style:family="text">
      <style:text-properties fo:font-weight="bold" officeooo:rsid="05b25a72" style:font-weight-asian="bold" style:font-weight-complex="bold"/>
    </style:style>
    <style:style style:name="T103" style:family="text">
      <style:text-properties fo:font-weight="bold" style:font-size-asian="12pt" style:font-weight-asian="bold" style:font-size-complex="12pt" style:font-weight-complex="bold"/>
    </style:style>
    <style:style style:name="T104" style:family="text">
      <style:text-properties fo:font-weight="bold" officeooo:rsid="04aff6e9" style:font-size-asian="12pt" style:font-weight-asian="bold" style:font-size-complex="12pt"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135c55e" style:font-weight-asian="normal" style:font-weight-complex="normal"/>
    </style:style>
    <style:style style:name="T107" style:family="text">
      <style:text-properties fo:font-weight="normal" officeooo:rsid="013b19cd" style:font-weight-asian="normal" style:font-weight-complex="normal"/>
    </style:style>
    <style:style style:name="T108" style:family="text">
      <style:text-properties fo:font-weight="normal" officeooo:rsid="01498fe8" style:font-weight-asian="normal" style:font-weight-complex="normal"/>
    </style:style>
    <style:style style:name="T109" style:family="text">
      <style:text-properties fo:font-weight="normal" officeooo:rsid="01518f14" style:font-weight-asian="normal" style:font-weight-complex="normal"/>
    </style:style>
    <style:style style:name="T110" style:family="text">
      <style:text-properties fo:font-weight="normal" officeooo:rsid="01666d33" style:font-weight-asian="normal" style:font-weight-complex="normal"/>
    </style:style>
    <style:style style:name="T111" style:family="text">
      <style:text-properties fo:font-weight="normal" officeooo:rsid="016c95d5" style:font-weight-asian="normal" style:font-weight-complex="normal"/>
    </style:style>
    <style:style style:name="T112" style:family="text">
      <style:text-properties fo:font-weight="normal" officeooo:rsid="01d8a55c" style:font-weight-asian="normal" style:font-weight-complex="normal"/>
    </style:style>
    <style:style style:name="T113" style:family="text">
      <style:text-properties fo:font-weight="normal" officeooo:rsid="0204d433" style:font-weight-asian="normal" style:font-weight-complex="normal"/>
    </style:style>
    <style:style style:name="T114" style:family="text">
      <style:text-properties fo:font-weight="normal" officeooo:rsid="020d6b81" style:font-weight-asian="normal" style:font-weight-complex="normal"/>
    </style:style>
    <style:style style:name="T115" style:family="text">
      <style:text-properties fo:font-weight="normal" officeooo:rsid="0213d99b" style:font-weight-asian="normal" style:font-weight-complex="normal"/>
    </style:style>
    <style:style style:name="T116" style:family="text">
      <style:text-properties fo:font-weight="normal" officeooo:rsid="021876e2" style:font-weight-asian="normal" style:font-weight-complex="normal"/>
    </style:style>
    <style:style style:name="T117" style:family="text">
      <style:text-properties fo:font-weight="normal" officeooo:rsid="021ca4e0" style:font-weight-asian="normal" style:font-weight-complex="normal"/>
    </style:style>
    <style:style style:name="T118" style:family="text">
      <style:text-properties fo:font-weight="normal" officeooo:rsid="0226a330" style:font-weight-asian="normal" style:font-weight-complex="normal"/>
    </style:style>
    <style:style style:name="T119" style:family="text">
      <style:text-properties fo:font-weight="normal" officeooo:rsid="0229c825" style:font-weight-asian="normal" style:font-weight-complex="normal"/>
    </style:style>
    <style:style style:name="T120" style:family="text">
      <style:text-properties fo:font-weight="normal" officeooo:rsid="022a3dbf" style:font-weight-asian="normal" style:font-weight-complex="normal"/>
    </style:style>
    <style:style style:name="T121" style:family="text">
      <style:text-properties fo:font-weight="normal" officeooo:rsid="022d1253" style:font-weight-asian="normal" style:font-weight-complex="normal"/>
    </style:style>
    <style:style style:name="T122" style:family="text">
      <style:text-properties fo:font-weight="normal" officeooo:rsid="025c1d14" style:font-weight-asian="normal" style:font-weight-complex="normal"/>
    </style:style>
    <style:style style:name="T123" style:family="text">
      <style:text-properties fo:font-weight="normal" officeooo:rsid="027346a8" style:font-weight-asian="normal" style:font-weight-complex="normal"/>
    </style:style>
    <style:style style:name="T124" style:family="text">
      <style:text-properties fo:font-weight="normal" officeooo:rsid="02812e2d" style:font-weight-asian="normal" style:font-weight-complex="normal"/>
    </style:style>
    <style:style style:name="T125" style:family="text">
      <style:text-properties fo:font-weight="normal" officeooo:rsid="02882db2" style:font-weight-asian="normal" style:font-weight-complex="normal"/>
    </style:style>
    <style:style style:name="T126" style:family="text">
      <style:text-properties fo:font-weight="normal" officeooo:rsid="028de82c" style:font-weight-asian="normal" style:font-weight-complex="normal"/>
    </style:style>
    <style:style style:name="T127" style:family="text">
      <style:text-properties fo:font-weight="normal" officeooo:rsid="028e90f2" style:font-weight-asian="normal" style:font-weight-complex="normal"/>
    </style:style>
    <style:style style:name="T128" style:family="text">
      <style:text-properties fo:font-weight="normal" officeooo:rsid="028f9442" style:font-weight-asian="normal" style:font-weight-complex="normal"/>
    </style:style>
    <style:style style:name="T129" style:family="text">
      <style:text-properties fo:font-weight="normal" officeooo:rsid="0294181d" style:font-weight-asian="normal" style:font-weight-complex="normal"/>
    </style:style>
    <style:style style:name="T130" style:family="text">
      <style:text-properties fo:font-weight="normal" officeooo:rsid="0294447b" style:font-weight-asian="normal" style:font-weight-complex="normal"/>
    </style:style>
    <style:style style:name="T131" style:family="text">
      <style:text-properties fo:font-weight="normal" officeooo:rsid="029526dd" style:font-weight-asian="normal" style:font-weight-complex="normal"/>
    </style:style>
    <style:style style:name="T132" style:family="text">
      <style:text-properties fo:font-weight="normal" officeooo:rsid="0299ff5e" style:font-weight-asian="normal" style:font-weight-complex="normal"/>
    </style:style>
    <style:style style:name="T133" style:family="text">
      <style:text-properties fo:font-weight="normal" officeooo:rsid="029b64af" style:font-weight-asian="normal" style:font-weight-complex="normal"/>
    </style:style>
    <style:style style:name="T134" style:family="text">
      <style:text-properties fo:font-weight="normal" officeooo:rsid="029e1cf8" style:font-weight-asian="normal" style:font-weight-complex="normal"/>
    </style:style>
    <style:style style:name="T135" style:family="text">
      <style:text-properties fo:font-weight="normal" officeooo:rsid="029fdccf" style:font-weight-asian="normal" style:font-weight-complex="normal"/>
    </style:style>
    <style:style style:name="T136" style:family="text">
      <style:text-properties fo:font-weight="normal" officeooo:rsid="02a08baa" style:font-weight-asian="normal" style:font-weight-complex="normal"/>
    </style:style>
    <style:style style:name="T137" style:family="text">
      <style:text-properties fo:font-weight="normal" officeooo:rsid="02a386a8" style:font-weight-asian="normal" style:font-weight-complex="normal"/>
    </style:style>
    <style:style style:name="T138" style:family="text">
      <style:text-properties fo:font-weight="normal" officeooo:rsid="02a6a9d8" style:font-weight-asian="normal" style:font-weight-complex="normal"/>
    </style:style>
    <style:style style:name="T139" style:family="text">
      <style:text-properties fo:font-weight="normal" officeooo:rsid="02a7d040" style:font-weight-asian="normal" style:font-weight-complex="normal"/>
    </style:style>
    <style:style style:name="T140" style:family="text">
      <style:text-properties fo:font-weight="normal" officeooo:rsid="02a88047" style:font-weight-asian="normal" style:font-weight-complex="normal"/>
    </style:style>
    <style:style style:name="T141" style:family="text">
      <style:text-properties fo:font-weight="normal" officeooo:rsid="02a9f32b" style:font-weight-asian="normal" style:font-weight-complex="normal"/>
    </style:style>
    <style:style style:name="T142" style:family="text">
      <style:text-properties fo:font-weight="normal" officeooo:rsid="02aa16d1" style:font-weight-asian="normal" style:font-weight-complex="normal"/>
    </style:style>
    <style:style style:name="T143" style:family="text">
      <style:text-properties fo:font-weight="normal" officeooo:rsid="02aac5ed" style:font-weight-asian="normal" style:font-weight-complex="normal"/>
    </style:style>
    <style:style style:name="T144" style:family="text">
      <style:text-properties fo:font-weight="normal" officeooo:rsid="02aae8e2" style:font-weight-asian="normal" style:font-weight-complex="normal"/>
    </style:style>
    <style:style style:name="T145" style:family="text">
      <style:text-properties fo:font-weight="normal" officeooo:rsid="02abe3ff" style:font-weight-asian="normal" style:font-weight-complex="normal"/>
    </style:style>
    <style:style style:name="T146" style:family="text">
      <style:text-properties fo:font-weight="normal" officeooo:rsid="02adfb5b" style:font-weight-asian="normal" style:font-weight-complex="normal"/>
    </style:style>
    <style:style style:name="T147" style:family="text">
      <style:text-properties fo:font-weight="normal" officeooo:rsid="02ae766f" style:font-weight-asian="normal" style:font-weight-complex="normal"/>
    </style:style>
    <style:style style:name="T148" style:family="text">
      <style:text-properties fo:font-weight="normal" officeooo:rsid="02aecd9f" style:font-weight-asian="normal" style:font-weight-complex="normal"/>
    </style:style>
    <style:style style:name="T149" style:family="text">
      <style:text-properties fo:font-weight="normal" officeooo:rsid="02af8e56" style:font-weight-asian="normal" style:font-weight-complex="normal"/>
    </style:style>
    <style:style style:name="T150" style:family="text">
      <style:text-properties fo:font-weight="normal" officeooo:rsid="02b2dbb9" style:font-weight-asian="normal" style:font-weight-complex="normal"/>
    </style:style>
    <style:style style:name="T151" style:family="text">
      <style:text-properties fo:font-weight="normal" officeooo:rsid="02b42b62" style:font-weight-asian="normal" style:font-weight-complex="normal"/>
    </style:style>
    <style:style style:name="T152" style:family="text">
      <style:text-properties fo:font-weight="normal" officeooo:rsid="02b605b4" style:font-weight-asian="normal" style:font-weight-complex="normal"/>
    </style:style>
    <style:style style:name="T153" style:family="text">
      <style:text-properties fo:font-weight="normal" officeooo:rsid="02b640b1" style:font-weight-asian="normal" style:font-weight-complex="normal"/>
    </style:style>
    <style:style style:name="T154" style:family="text">
      <style:text-properties fo:font-weight="normal" officeooo:rsid="02b70dfb" style:font-weight-asian="normal" style:font-weight-complex="normal"/>
    </style:style>
    <style:style style:name="T155" style:family="text">
      <style:text-properties fo:font-weight="normal" officeooo:rsid="02b97598" style:font-weight-asian="normal" style:font-weight-complex="normal"/>
    </style:style>
    <style:style style:name="T156" style:family="text">
      <style:text-properties fo:font-weight="normal" officeooo:rsid="02bdb18b" style:font-weight-asian="normal" style:font-weight-complex="normal"/>
    </style:style>
    <style:style style:name="T157" style:family="text">
      <style:text-properties fo:font-weight="normal" officeooo:rsid="02bf7ab4" style:font-weight-asian="normal" style:font-weight-complex="normal"/>
    </style:style>
    <style:style style:name="T158" style:family="text">
      <style:text-properties fo:font-weight="normal" officeooo:rsid="02bfc090" style:font-weight-asian="normal" style:font-weight-complex="normal"/>
    </style:style>
    <style:style style:name="T159" style:family="text">
      <style:text-properties fo:font-weight="normal" officeooo:rsid="02c24803" style:font-weight-asian="normal" style:font-weight-complex="normal"/>
    </style:style>
    <style:style style:name="T160" style:family="text">
      <style:text-properties fo:font-weight="normal" officeooo:rsid="02c3e598" style:font-weight-asian="normal" style:font-weight-complex="normal"/>
    </style:style>
    <style:style style:name="T161" style:family="text">
      <style:text-properties fo:font-weight="normal" officeooo:rsid="02c5dd03" style:font-weight-asian="normal" style:font-weight-complex="normal"/>
    </style:style>
    <style:style style:name="T162" style:family="text">
      <style:text-properties fo:font-weight="normal" officeooo:rsid="02c7be56" style:font-weight-asian="normal" style:font-weight-complex="normal"/>
    </style:style>
    <style:style style:name="T163" style:family="text">
      <style:text-properties fo:font-weight="normal" officeooo:rsid="02c94851" style:font-weight-asian="normal" style:font-weight-complex="normal"/>
    </style:style>
    <style:style style:name="T164" style:family="text">
      <style:text-properties fo:font-weight="normal" officeooo:rsid="02cb7c1f" style:font-weight-asian="normal" style:font-weight-complex="normal"/>
    </style:style>
    <style:style style:name="T165" style:family="text">
      <style:text-properties fo:font-weight="normal" officeooo:rsid="02cc3a82" style:font-weight-asian="normal" style:font-weight-complex="normal"/>
    </style:style>
    <style:style style:name="T166" style:family="text">
      <style:text-properties fo:font-weight="normal" officeooo:rsid="02cd5c67" style:font-weight-asian="normal" style:font-weight-complex="normal"/>
    </style:style>
    <style:style style:name="T167" style:family="text">
      <style:text-properties fo:font-weight="normal" officeooo:rsid="02cdc5bb" style:font-weight-asian="normal" style:font-weight-complex="normal"/>
    </style:style>
    <style:style style:name="T168" style:family="text">
      <style:text-properties fo:font-weight="normal" officeooo:rsid="02cec940" style:font-weight-asian="normal" style:font-weight-complex="normal"/>
    </style:style>
    <style:style style:name="T169" style:family="text">
      <style:text-properties fo:font-weight="normal" officeooo:rsid="02d1dda1" style:font-weight-asian="normal" style:font-weight-complex="normal"/>
    </style:style>
    <style:style style:name="T170" style:family="text">
      <style:text-properties fo:font-weight="normal" officeooo:rsid="02d2ebe1" style:font-weight-asian="normal" style:font-weight-complex="normal"/>
    </style:style>
    <style:style style:name="T171" style:family="text">
      <style:text-properties fo:font-weight="normal" officeooo:rsid="02d48567" style:font-weight-asian="normal" style:font-weight-complex="normal"/>
    </style:style>
    <style:style style:name="T172" style:family="text">
      <style:text-properties fo:font-weight="normal" officeooo:rsid="02d5d613" style:font-weight-asian="normal" style:font-weight-complex="normal"/>
    </style:style>
    <style:style style:name="T173" style:family="text">
      <style:text-properties fo:font-weight="normal" officeooo:rsid="02d96b5b" style:font-weight-asian="normal" style:font-weight-complex="normal"/>
    </style:style>
    <style:style style:name="T174" style:family="text">
      <style:text-properties fo:font-weight="normal" officeooo:rsid="02da1703" style:font-weight-asian="normal" style:font-weight-complex="normal"/>
    </style:style>
    <style:style style:name="T175" style:family="text">
      <style:text-properties fo:font-weight="normal" officeooo:rsid="02db5341" style:font-weight-asian="normal" style:font-weight-complex="normal"/>
    </style:style>
    <style:style style:name="T176" style:family="text">
      <style:text-properties fo:font-weight="normal" officeooo:rsid="02dbfe60" style:font-weight-asian="normal" style:font-weight-complex="normal"/>
    </style:style>
    <style:style style:name="T177" style:family="text">
      <style:text-properties fo:font-weight="normal" officeooo:rsid="02de44ad" style:font-weight-asian="normal" style:font-weight-complex="normal"/>
    </style:style>
    <style:style style:name="T178" style:family="text">
      <style:text-properties fo:font-weight="normal" officeooo:rsid="02dfbf2e" style:font-weight-asian="normal" style:font-weight-complex="normal"/>
    </style:style>
    <style:style style:name="T179" style:family="text">
      <style:text-properties fo:font-weight="normal" officeooo:rsid="02e0265e" style:font-weight-asian="normal" style:font-weight-complex="normal"/>
    </style:style>
    <style:style style:name="T180" style:family="text">
      <style:text-properties fo:font-weight="normal" officeooo:rsid="02e10e2d" style:font-weight-asian="normal" style:font-weight-complex="normal"/>
    </style:style>
    <style:style style:name="T181" style:family="text">
      <style:text-properties fo:font-weight="normal" officeooo:rsid="02e27a40" style:font-weight-asian="normal" style:font-weight-complex="normal"/>
    </style:style>
    <style:style style:name="T182" style:family="text">
      <style:text-properties fo:font-weight="normal" officeooo:rsid="02e2d0c8" style:font-weight-asian="normal" style:font-weight-complex="normal"/>
    </style:style>
    <style:style style:name="T183" style:family="text">
      <style:text-properties fo:font-weight="normal" officeooo:rsid="02e3aa37" style:font-weight-asian="normal" style:font-weight-complex="normal"/>
    </style:style>
    <style:style style:name="T184" style:family="text">
      <style:text-properties fo:font-weight="normal" officeooo:rsid="02e5a5b2" style:font-weight-asian="normal" style:font-weight-complex="normal"/>
    </style:style>
    <style:style style:name="T185" style:family="text">
      <style:text-properties fo:font-weight="normal" officeooo:rsid="02e6cbf8" style:font-weight-asian="normal" style:font-weight-complex="normal"/>
    </style:style>
    <style:style style:name="T186" style:family="text">
      <style:text-properties fo:font-weight="normal" officeooo:rsid="02e89303" style:font-weight-asian="normal" style:font-weight-complex="normal"/>
    </style:style>
    <style:style style:name="T187" style:family="text">
      <style:text-properties fo:font-weight="normal" officeooo:rsid="02e9b8af" style:font-weight-asian="normal" style:font-weight-complex="normal"/>
    </style:style>
    <style:style style:name="T188" style:family="text">
      <style:text-properties fo:font-weight="normal" officeooo:rsid="02ebe150" style:font-weight-asian="normal" style:font-weight-complex="normal"/>
    </style:style>
    <style:style style:name="T189" style:family="text">
      <style:text-properties fo:font-weight="normal" officeooo:rsid="02ec52bf" style:font-weight-asian="normal" style:font-weight-complex="normal"/>
    </style:style>
    <style:style style:name="T190" style:family="text">
      <style:text-properties fo:font-weight="normal" officeooo:rsid="02edb9e1" style:font-weight-asian="normal" style:font-weight-complex="normal"/>
    </style:style>
    <style:style style:name="T191" style:family="text">
      <style:text-properties fo:font-weight="normal" officeooo:rsid="02f0905d" style:font-weight-asian="normal" style:font-weight-complex="normal"/>
    </style:style>
    <style:style style:name="T192" style:family="text">
      <style:text-properties fo:font-weight="normal" officeooo:rsid="02f144f5" style:font-weight-asian="normal" style:font-weight-complex="normal"/>
    </style:style>
    <style:style style:name="T193" style:family="text">
      <style:text-properties fo:font-weight="normal" officeooo:rsid="02f4c3b0" style:font-weight-asian="normal" style:font-weight-complex="normal"/>
    </style:style>
    <style:style style:name="T194" style:family="text">
      <style:text-properties fo:font-weight="normal" officeooo:rsid="02f6a7d2" style:font-weight-asian="normal" style:font-weight-complex="normal"/>
    </style:style>
    <style:style style:name="T195" style:family="text">
      <style:text-properties fo:font-weight="normal" officeooo:rsid="02f7d077" style:font-weight-asian="normal" style:font-weight-complex="normal"/>
    </style:style>
    <style:style style:name="T196" style:family="text">
      <style:text-properties fo:font-weight="normal" officeooo:rsid="02f90e79" style:font-weight-asian="normal" style:font-weight-complex="normal"/>
    </style:style>
    <style:style style:name="T197" style:family="text">
      <style:text-properties fo:font-weight="normal" officeooo:rsid="02fb0561" style:font-weight-asian="normal" style:font-weight-complex="normal"/>
    </style:style>
    <style:style style:name="T198" style:family="text">
      <style:text-properties fo:font-weight="normal" officeooo:rsid="02fbc511" style:font-weight-asian="normal" style:font-weight-complex="normal"/>
    </style:style>
    <style:style style:name="T199" style:family="text">
      <style:text-properties fo:font-weight="normal" officeooo:rsid="02fd7d91" style:font-weight-asian="normal" style:font-weight-complex="normal"/>
    </style:style>
    <style:style style:name="T200" style:family="text">
      <style:text-properties fo:font-weight="normal" officeooo:rsid="02fed2b8" style:font-weight-asian="normal" style:font-weight-complex="normal"/>
    </style:style>
    <style:style style:name="T201" style:family="text">
      <style:text-properties fo:font-weight="normal" officeooo:rsid="02ffa578" style:font-weight-asian="normal" style:font-weight-complex="normal"/>
    </style:style>
    <style:style style:name="T202" style:family="text">
      <style:text-properties fo:font-weight="normal" officeooo:rsid="03055d14" style:font-weight-asian="normal" style:font-weight-complex="normal"/>
    </style:style>
    <style:style style:name="T203" style:family="text">
      <style:text-properties fo:font-weight="normal" officeooo:rsid="0305baa5" style:font-weight-asian="normal" style:font-weight-complex="normal"/>
    </style:style>
    <style:style style:name="T204" style:family="text">
      <style:text-properties fo:font-weight="normal" officeooo:rsid="0308befa" style:font-weight-asian="normal" style:font-weight-complex="normal"/>
    </style:style>
    <style:style style:name="T205" style:family="text">
      <style:text-properties fo:font-weight="normal" officeooo:rsid="030a4ea1" style:font-weight-asian="normal" style:font-weight-complex="normal"/>
    </style:style>
    <style:style style:name="T206" style:family="text">
      <style:text-properties fo:font-weight="normal" officeooo:rsid="030ab580" style:font-weight-asian="normal" style:font-weight-complex="normal"/>
    </style:style>
    <style:style style:name="T207" style:family="text">
      <style:text-properties fo:font-weight="normal" officeooo:rsid="030b13e8" style:font-weight-asian="normal" style:font-weight-complex="normal"/>
    </style:style>
    <style:style style:name="T208" style:family="text">
      <style:text-properties fo:font-weight="normal" officeooo:rsid="030bae77" style:font-weight-asian="normal" style:font-weight-complex="normal"/>
    </style:style>
    <style:style style:name="T209" style:family="text">
      <style:text-properties fo:font-weight="normal" officeooo:rsid="030c4437" style:font-weight-asian="normal" style:font-weight-complex="normal"/>
    </style:style>
    <style:style style:name="T210" style:family="text">
      <style:text-properties fo:font-weight="normal" officeooo:rsid="03129f09" style:font-weight-asian="normal" style:font-weight-complex="normal"/>
    </style:style>
    <style:style style:name="T211" style:family="text">
      <style:text-properties fo:font-weight="normal" officeooo:rsid="031467ba" style:font-weight-asian="normal" style:font-weight-complex="normal"/>
    </style:style>
    <style:style style:name="T212" style:family="text">
      <style:text-properties fo:font-weight="normal" officeooo:rsid="0315797f" style:font-weight-asian="normal" style:font-weight-complex="normal"/>
    </style:style>
    <style:style style:name="T213" style:family="text">
      <style:text-properties fo:font-weight="normal" officeooo:rsid="0315ebe9" style:font-weight-asian="normal" style:font-weight-complex="normal"/>
    </style:style>
    <style:style style:name="T214" style:family="text">
      <style:text-properties fo:font-weight="normal" officeooo:rsid="0317be63" style:font-weight-asian="normal" style:font-weight-complex="normal"/>
    </style:style>
    <style:style style:name="T215" style:family="text">
      <style:text-properties fo:font-weight="normal" officeooo:rsid="031b9117" style:font-weight-asian="normal" style:font-weight-complex="normal"/>
    </style:style>
    <style:style style:name="T216" style:family="text">
      <style:text-properties fo:font-weight="normal" officeooo:rsid="031d1bfc" style:font-weight-asian="normal" style:font-weight-complex="normal"/>
    </style:style>
    <style:style style:name="T217" style:family="text">
      <style:text-properties fo:font-weight="normal" officeooo:rsid="031e235e" style:font-weight-asian="normal" style:font-weight-complex="normal"/>
    </style:style>
    <style:style style:name="T218" style:family="text">
      <style:text-properties fo:font-weight="normal" officeooo:rsid="031fb816" style:font-weight-asian="normal" style:font-weight-complex="normal"/>
    </style:style>
    <style:style style:name="T219" style:family="text">
      <style:text-properties fo:font-weight="normal" officeooo:rsid="032cce88" style:font-weight-asian="normal" style:font-weight-complex="normal"/>
    </style:style>
    <style:style style:name="T220" style:family="text">
      <style:text-properties fo:font-weight="normal" officeooo:rsid="032da11c" style:font-weight-asian="normal" style:font-weight-complex="normal"/>
    </style:style>
    <style:style style:name="T221" style:family="text">
      <style:text-properties fo:font-weight="normal" officeooo:rsid="032f8b62" style:font-weight-asian="normal" style:font-weight-complex="normal"/>
    </style:style>
    <style:style style:name="T222" style:family="text">
      <style:text-properties fo:font-weight="normal" officeooo:rsid="032f9b3f" style:font-weight-asian="normal" style:font-weight-complex="normal"/>
    </style:style>
    <style:style style:name="T223" style:family="text">
      <style:text-properties fo:font-weight="normal" officeooo:rsid="032fb3a0" style:font-weight-asian="normal" style:font-weight-complex="normal"/>
    </style:style>
    <style:style style:name="T224" style:family="text">
      <style:text-properties fo:font-weight="normal" officeooo:rsid="033117b0" style:font-weight-asian="normal" style:font-weight-complex="normal"/>
    </style:style>
    <style:style style:name="T225" style:family="text">
      <style:text-properties fo:font-weight="normal" officeooo:rsid="03326115" style:font-weight-asian="normal" style:font-weight-complex="normal"/>
    </style:style>
    <style:style style:name="T226" style:family="text">
      <style:text-properties fo:font-weight="normal" officeooo:rsid="034049c0" style:font-weight-asian="normal" style:font-weight-complex="normal"/>
    </style:style>
    <style:style style:name="T227" style:family="text">
      <style:text-properties fo:font-weight="normal" officeooo:rsid="034c270b" style:font-weight-asian="normal" style:font-weight-complex="normal"/>
    </style:style>
    <style:style style:name="T228" style:family="text">
      <style:text-properties fo:font-weight="normal" officeooo:rsid="035dcfc7" style:font-weight-asian="normal" style:font-weight-complex="normal"/>
    </style:style>
    <style:style style:name="T229" style:family="text">
      <style:text-properties fo:font-weight="normal" officeooo:rsid="03619b06" style:font-weight-asian="normal" style:font-weight-complex="normal"/>
    </style:style>
    <style:style style:name="T230" style:family="text">
      <style:text-properties fo:font-weight="normal" officeooo:rsid="03696fa1" style:font-weight-asian="normal" style:font-weight-complex="normal"/>
    </style:style>
    <style:style style:name="T231" style:family="text">
      <style:text-properties fo:font-weight="normal" officeooo:rsid="037dd54b" style:font-weight-asian="normal" style:font-weight-complex="normal"/>
    </style:style>
    <style:style style:name="T232" style:family="text">
      <style:text-properties fo:font-weight="normal" officeooo:rsid="037e572a" style:font-weight-asian="normal" style:font-weight-complex="normal"/>
    </style:style>
    <style:style style:name="T233" style:family="text">
      <style:text-properties fo:font-weight="normal" officeooo:rsid="03867041" style:font-weight-asian="normal" style:font-weight-complex="normal"/>
    </style:style>
    <style:style style:name="T234" style:family="text">
      <style:text-properties fo:font-weight="normal" officeooo:rsid="038ac550" style:font-weight-asian="normal" style:font-weight-complex="normal"/>
    </style:style>
    <style:style style:name="T235" style:family="text">
      <style:text-properties fo:font-weight="normal" officeooo:rsid="038be368" style:font-weight-asian="normal" style:font-weight-complex="normal"/>
    </style:style>
    <style:style style:name="T236" style:family="text">
      <style:text-properties fo:font-weight="normal" officeooo:rsid="038de782" style:font-weight-asian="normal" style:font-weight-complex="normal"/>
    </style:style>
    <style:style style:name="T237" style:family="text">
      <style:text-properties fo:font-weight="normal" officeooo:rsid="0391bbd6" style:font-weight-asian="normal" style:font-weight-complex="normal"/>
    </style:style>
    <style:style style:name="T238" style:family="text">
      <style:text-properties fo:font-weight="normal" officeooo:rsid="0393d91a" style:font-weight-asian="normal" style:font-weight-complex="normal"/>
    </style:style>
    <style:style style:name="T239" style:family="text">
      <style:text-properties fo:font-weight="normal" officeooo:rsid="039536c7" style:font-weight-asian="normal" style:font-weight-complex="normal"/>
    </style:style>
    <style:style style:name="T240" style:family="text">
      <style:text-properties fo:font-weight="normal" officeooo:rsid="03970a33" style:font-weight-asian="normal" style:font-weight-complex="normal"/>
    </style:style>
    <style:style style:name="T241" style:family="text">
      <style:text-properties fo:font-weight="normal" officeooo:rsid="0399e073" style:font-weight-asian="normal" style:font-weight-complex="normal"/>
    </style:style>
    <style:style style:name="T242" style:family="text">
      <style:text-properties fo:font-weight="normal" officeooo:rsid="039cb2dd" style:font-weight-asian="normal" style:font-weight-complex="normal"/>
    </style:style>
    <style:style style:name="T243" style:family="text">
      <style:text-properties fo:font-weight="normal" officeooo:rsid="039cde12" style:font-weight-asian="normal" style:font-weight-complex="normal"/>
    </style:style>
    <style:style style:name="T244" style:family="text">
      <style:text-properties fo:font-weight="normal" officeooo:rsid="039eda2e" style:font-weight-asian="normal" style:font-weight-complex="normal"/>
    </style:style>
    <style:style style:name="T245" style:family="text">
      <style:text-properties fo:font-weight="normal" officeooo:rsid="039f3edb" style:font-weight-asian="normal" style:font-weight-complex="normal"/>
    </style:style>
    <style:style style:name="T246" style:family="text">
      <style:text-properties fo:font-weight="normal" officeooo:rsid="03a08cd1" style:font-weight-asian="normal" style:font-weight-complex="normal"/>
    </style:style>
    <style:style style:name="T247" style:family="text">
      <style:text-properties fo:font-weight="normal" officeooo:rsid="03a2884d" style:font-weight-asian="normal" style:font-weight-complex="normal"/>
    </style:style>
    <style:style style:name="T248" style:family="text">
      <style:text-properties fo:font-weight="normal" officeooo:rsid="03a30dbf" style:font-weight-asian="normal" style:font-weight-complex="normal"/>
    </style:style>
    <style:style style:name="T249" style:family="text">
      <style:text-properties fo:font-weight="normal" officeooo:rsid="03a329cc" style:font-weight-asian="normal" style:font-weight-complex="normal"/>
    </style:style>
    <style:style style:name="T250" style:family="text">
      <style:text-properties fo:font-weight="normal" officeooo:rsid="03a43b1a" style:font-weight-asian="normal" style:font-weight-complex="normal"/>
    </style:style>
    <style:style style:name="T251" style:family="text">
      <style:text-properties fo:font-weight="normal" officeooo:rsid="03ae006a" style:font-weight-asian="normal" style:font-weight-complex="normal"/>
    </style:style>
    <style:style style:name="T252" style:family="text">
      <style:text-properties fo:font-weight="normal" officeooo:rsid="03b33d05" style:font-weight-asian="normal" style:font-weight-complex="normal"/>
    </style:style>
    <style:style style:name="T253" style:family="text">
      <style:text-properties fo:font-weight="normal" officeooo:rsid="03b66584" style:font-weight-asian="normal" style:font-weight-complex="normal"/>
    </style:style>
    <style:style style:name="T254" style:family="text">
      <style:text-properties fo:font-weight="normal" officeooo:rsid="03b6ccbd" style:font-weight-asian="normal" style:font-weight-complex="normal"/>
    </style:style>
    <style:style style:name="T255" style:family="text">
      <style:text-properties fo:font-weight="normal" officeooo:rsid="03b80cfe" style:font-weight-asian="normal" style:font-weight-complex="normal"/>
    </style:style>
    <style:style style:name="T256" style:family="text">
      <style:text-properties fo:font-weight="normal" officeooo:rsid="03b9676b" style:font-weight-asian="normal" style:font-weight-complex="normal"/>
    </style:style>
    <style:style style:name="T257" style:family="text">
      <style:text-properties fo:font-weight="normal" officeooo:rsid="03bb3f58" style:font-weight-asian="normal" style:font-weight-complex="normal"/>
    </style:style>
    <style:style style:name="T258" style:family="text">
      <style:text-properties fo:font-weight="normal" officeooo:rsid="03bbd38b" style:font-weight-asian="normal" style:font-weight-complex="normal"/>
    </style:style>
    <style:style style:name="T259" style:family="text">
      <style:text-properties fo:font-weight="normal" officeooo:rsid="03c479b4" style:font-weight-asian="normal" style:font-weight-complex="normal"/>
    </style:style>
    <style:style style:name="T260" style:family="text">
      <style:text-properties fo:font-weight="normal" officeooo:rsid="03c4e361" style:font-weight-asian="normal" style:font-weight-complex="normal"/>
    </style:style>
    <style:style style:name="T261" style:family="text">
      <style:text-properties fo:font-weight="normal" officeooo:rsid="03c5aa8b" style:font-weight-asian="normal" style:font-weight-complex="normal"/>
    </style:style>
    <style:style style:name="T262" style:family="text">
      <style:text-properties fo:font-weight="normal" officeooo:rsid="03c745ce" style:font-weight-asian="normal" style:font-weight-complex="normal"/>
    </style:style>
    <style:style style:name="T263" style:family="text">
      <style:text-properties fo:font-weight="normal" officeooo:rsid="03c79f3f" style:font-weight-asian="normal" style:font-weight-complex="normal"/>
    </style:style>
    <style:style style:name="T264" style:family="text">
      <style:text-properties fo:font-weight="normal" officeooo:rsid="03c89ceb" style:font-weight-asian="normal" style:font-weight-complex="normal"/>
    </style:style>
    <style:style style:name="T265" style:family="text">
      <style:text-properties fo:font-weight="normal" officeooo:rsid="03c9e39c" style:font-weight-asian="normal" style:font-weight-complex="normal"/>
    </style:style>
    <style:style style:name="T266" style:family="text">
      <style:text-properties fo:font-weight="normal" officeooo:rsid="03cb8ab5" style:font-weight-asian="normal" style:font-weight-complex="normal"/>
    </style:style>
    <style:style style:name="T267" style:family="text">
      <style:text-properties fo:font-weight="normal" officeooo:rsid="03cbec69" style:font-weight-asian="normal" style:font-weight-complex="normal"/>
    </style:style>
    <style:style style:name="T268" style:family="text">
      <style:text-properties fo:font-weight="normal" officeooo:rsid="03cbfa44" style:font-weight-asian="normal" style:font-weight-complex="normal"/>
    </style:style>
    <style:style style:name="T269" style:family="text">
      <style:text-properties fo:font-weight="normal" officeooo:rsid="03cc1c76" style:font-weight-asian="normal" style:font-weight-complex="normal"/>
    </style:style>
    <style:style style:name="T270" style:family="text">
      <style:text-properties fo:font-weight="normal" officeooo:rsid="03cdb58a" style:font-weight-asian="normal" style:font-weight-complex="normal"/>
    </style:style>
    <style:style style:name="T271" style:family="text">
      <style:text-properties fo:font-weight="normal" officeooo:rsid="03cfba8f" style:font-weight-asian="normal" style:font-weight-complex="normal"/>
    </style:style>
    <style:style style:name="T272" style:family="text">
      <style:text-properties fo:font-weight="normal" officeooo:rsid="03d12531" style:font-weight-asian="normal" style:font-weight-complex="normal"/>
    </style:style>
    <style:style style:name="T273" style:family="text">
      <style:text-properties fo:font-weight="normal" officeooo:rsid="03d25538" style:font-weight-asian="normal" style:font-weight-complex="normal"/>
    </style:style>
    <style:style style:name="T274" style:family="text">
      <style:text-properties fo:font-weight="normal" officeooo:rsid="03d40aa2" style:font-weight-asian="normal" style:font-weight-complex="normal"/>
    </style:style>
    <style:style style:name="T275" style:family="text">
      <style:text-properties fo:font-weight="normal" officeooo:rsid="03d485f1" style:font-weight-asian="normal" style:font-weight-complex="normal"/>
    </style:style>
    <style:style style:name="T276" style:family="text">
      <style:text-properties fo:font-weight="normal" officeooo:rsid="03d554d4" style:font-weight-asian="normal" style:font-weight-complex="normal"/>
    </style:style>
    <style:style style:name="T277" style:family="text">
      <style:text-properties fo:font-weight="normal" officeooo:rsid="03d6dcd5" style:font-weight-asian="normal" style:font-weight-complex="normal"/>
    </style:style>
    <style:style style:name="T278" style:family="text">
      <style:text-properties fo:font-weight="normal" officeooo:rsid="03d6e7b3" style:font-weight-asian="normal" style:font-weight-complex="normal"/>
    </style:style>
    <style:style style:name="T279" style:family="text">
      <style:text-properties fo:font-weight="normal" officeooo:rsid="03d667fa" style:font-weight-asian="normal" style:font-weight-complex="normal"/>
    </style:style>
    <style:style style:name="T280" style:family="text">
      <style:text-properties fo:font-weight="normal" officeooo:rsid="03d7e462" style:font-weight-asian="normal" style:font-weight-complex="normal"/>
    </style:style>
    <style:style style:name="T281" style:family="text">
      <style:text-properties fo:font-weight="normal" officeooo:rsid="03d8fa05" style:font-weight-asian="normal" style:font-weight-complex="normal"/>
    </style:style>
    <style:style style:name="T282" style:family="text">
      <style:text-properties fo:font-weight="normal" officeooo:rsid="03da98dc" style:font-weight-asian="normal" style:font-weight-complex="normal"/>
    </style:style>
    <style:style style:name="T283" style:family="text">
      <style:text-properties fo:font-weight="normal" officeooo:rsid="03db85aa" style:font-weight-asian="normal" style:font-weight-complex="normal"/>
    </style:style>
    <style:style style:name="T284" style:family="text">
      <style:text-properties fo:font-weight="normal" officeooo:rsid="03dd01fd" style:font-weight-asian="normal" style:font-weight-complex="normal"/>
    </style:style>
    <style:style style:name="T285" style:family="text">
      <style:text-properties fo:font-weight="normal" officeooo:rsid="03de1781" style:font-weight-asian="normal" style:font-weight-complex="normal"/>
    </style:style>
    <style:style style:name="T286" style:family="text">
      <style:text-properties fo:font-weight="normal" officeooo:rsid="03deb09a" style:font-weight-asian="normal" style:font-weight-complex="normal"/>
    </style:style>
    <style:style style:name="T287" style:family="text">
      <style:text-properties fo:font-weight="normal" officeooo:rsid="03df94b8" style:font-weight-asian="normal" style:font-weight-complex="normal"/>
    </style:style>
    <style:style style:name="T288" style:family="text">
      <style:text-properties fo:font-weight="normal" officeooo:rsid="03e0f324" style:font-weight-asian="normal" style:font-weight-complex="normal"/>
    </style:style>
    <style:style style:name="T289" style:family="text">
      <style:text-properties fo:font-weight="normal" officeooo:rsid="03e164f8" style:font-weight-asian="normal" style:font-weight-complex="normal"/>
    </style:style>
    <style:style style:name="T290" style:family="text">
      <style:text-properties fo:font-weight="normal" officeooo:rsid="03e4ab81" style:font-weight-asian="normal" style:font-weight-complex="normal"/>
    </style:style>
    <style:style style:name="T291" style:family="text">
      <style:text-properties fo:font-weight="normal" officeooo:rsid="03e5f4b0" style:font-weight-asian="normal" style:font-weight-complex="normal"/>
    </style:style>
    <style:style style:name="T292" style:family="text">
      <style:text-properties fo:font-weight="normal" officeooo:rsid="03e72f84" style:font-weight-asian="normal" style:font-weight-complex="normal"/>
    </style:style>
    <style:style style:name="T293" style:family="text">
      <style:text-properties fo:font-weight="normal" officeooo:rsid="03e93c35" style:font-weight-asian="normal" style:font-weight-complex="normal"/>
    </style:style>
    <style:style style:name="T294" style:family="text">
      <style:text-properties fo:font-weight="normal" officeooo:rsid="03ecc5bc" style:font-weight-asian="normal" style:font-weight-complex="normal"/>
    </style:style>
    <style:style style:name="T295" style:family="text">
      <style:text-properties fo:font-weight="normal" officeooo:rsid="03f40441" style:font-weight-asian="normal" style:font-weight-complex="normal"/>
    </style:style>
    <style:style style:name="T296" style:family="text">
      <style:text-properties fo:font-weight="normal" officeooo:rsid="03f50c71" style:font-weight-asian="normal" style:font-weight-complex="normal"/>
    </style:style>
    <style:style style:name="T297" style:family="text">
      <style:text-properties fo:font-weight="normal" officeooo:rsid="03f6cc35" style:font-weight-asian="normal" style:font-weight-complex="normal"/>
    </style:style>
    <style:style style:name="T298" style:family="text">
      <style:text-properties fo:font-weight="normal" officeooo:rsid="03f8ba79" style:font-weight-asian="normal" style:font-weight-complex="normal"/>
    </style:style>
    <style:style style:name="T299" style:family="text">
      <style:text-properties fo:font-weight="normal" officeooo:rsid="03f98ee3" style:font-weight-asian="normal" style:font-weight-complex="normal"/>
    </style:style>
    <style:style style:name="T300" style:family="text">
      <style:text-properties fo:font-weight="normal" officeooo:rsid="03fb7d59" style:font-weight-asian="normal" style:font-weight-complex="normal"/>
    </style:style>
    <style:style style:name="T301" style:family="text">
      <style:text-properties fo:font-weight="normal" officeooo:rsid="04014824" style:font-weight-asian="normal" style:font-weight-complex="normal"/>
    </style:style>
    <style:style style:name="T302" style:family="text">
      <style:text-properties fo:font-weight="normal" officeooo:rsid="040aa990" style:font-weight-asian="normal" style:font-weight-complex="normal"/>
    </style:style>
    <style:style style:name="T303" style:family="text">
      <style:text-properties fo:font-weight="normal" officeooo:rsid="040ab7d2" style:font-weight-asian="normal" style:font-weight-complex="normal"/>
    </style:style>
    <style:style style:name="T304" style:family="text">
      <style:text-properties fo:font-weight="normal" officeooo:rsid="0411d76c" style:font-weight-asian="normal" style:font-weight-complex="normal"/>
    </style:style>
    <style:style style:name="T305" style:family="text">
      <style:text-properties fo:font-weight="normal" officeooo:rsid="041416c9" style:font-weight-asian="normal" style:font-weight-complex="normal"/>
    </style:style>
    <style:style style:name="T306" style:family="text">
      <style:text-properties fo:font-weight="normal" officeooo:rsid="04179745" style:font-weight-asian="normal" style:font-weight-complex="normal"/>
    </style:style>
    <style:style style:name="T307" style:family="text">
      <style:text-properties fo:font-weight="normal" officeooo:rsid="04192b70" style:font-weight-asian="normal" style:font-weight-complex="normal"/>
    </style:style>
    <style:style style:name="T308" style:family="text">
      <style:text-properties fo:font-weight="normal" officeooo:rsid="04193d45" style:font-weight-asian="normal" style:font-weight-complex="normal"/>
    </style:style>
    <style:style style:name="T309" style:family="text">
      <style:text-properties fo:font-weight="normal" officeooo:rsid="04196ff9" style:font-weight-asian="normal" style:font-weight-complex="normal"/>
    </style:style>
    <style:style style:name="T310" style:family="text">
      <style:text-properties fo:font-weight="normal" officeooo:rsid="041da890" style:font-weight-asian="normal" style:font-weight-complex="normal"/>
    </style:style>
    <style:style style:name="T311" style:family="text">
      <style:text-properties fo:font-weight="normal" officeooo:rsid="042a9958" style:font-weight-asian="normal" style:font-weight-complex="normal"/>
    </style:style>
    <style:style style:name="T312" style:family="text">
      <style:text-properties fo:font-weight="normal" officeooo:rsid="043486cd" style:font-weight-asian="normal" style:font-weight-complex="normal"/>
    </style:style>
    <style:style style:name="T313" style:family="text">
      <style:text-properties fo:font-weight="normal" officeooo:rsid="043ae365" style:font-weight-asian="normal" style:font-weight-complex="normal"/>
    </style:style>
    <style:style style:name="T314" style:family="text">
      <style:text-properties fo:font-weight="normal" officeooo:rsid="0444735d" style:font-weight-asian="normal" style:font-weight-complex="normal"/>
    </style:style>
    <style:style style:name="T315" style:family="text">
      <style:text-properties fo:font-weight="normal" officeooo:rsid="044597e7" style:font-weight-asian="normal" style:font-weight-complex="normal"/>
    </style:style>
    <style:style style:name="T316" style:family="text">
      <style:text-properties fo:font-weight="normal" officeooo:rsid="044f1809" style:font-weight-asian="normal" style:font-weight-complex="normal"/>
    </style:style>
    <style:style style:name="T317" style:family="text">
      <style:text-properties fo:font-weight="normal" officeooo:rsid="04513c45" style:font-weight-asian="normal" style:font-weight-complex="normal"/>
    </style:style>
    <style:style style:name="T318" style:family="text">
      <style:text-properties fo:font-weight="normal" officeooo:rsid="045ef7ce" style:font-weight-asian="normal" style:font-weight-complex="normal"/>
    </style:style>
    <style:style style:name="T319" style:family="text">
      <style:text-properties fo:font-weight="normal" officeooo:rsid="0461af26" style:font-weight-asian="normal" style:font-weight-complex="normal"/>
    </style:style>
    <style:style style:name="T320" style:family="text">
      <style:text-properties fo:font-weight="normal" officeooo:rsid="0465b537" style:font-weight-asian="normal" style:font-weight-complex="normal"/>
    </style:style>
    <style:style style:name="T321" style:family="text">
      <style:text-properties fo:font-weight="normal" officeooo:rsid="046cd831" style:font-weight-asian="normal" style:font-weight-complex="normal"/>
    </style:style>
    <style:style style:name="T322" style:family="text">
      <style:text-properties fo:font-weight="normal" officeooo:rsid="0472f1db" style:font-weight-asian="normal" style:font-weight-complex="normal"/>
    </style:style>
    <style:style style:name="T323" style:family="text">
      <style:text-properties fo:font-weight="normal" officeooo:rsid="0489fbd0" style:font-weight-asian="normal" style:font-weight-complex="normal"/>
    </style:style>
    <style:style style:name="T324" style:family="text">
      <style:text-properties fo:font-weight="normal" officeooo:rsid="04912bb4" style:font-weight-asian="normal" style:font-weight-complex="normal"/>
    </style:style>
    <style:style style:name="T325" style:family="text">
      <style:text-properties fo:font-weight="normal" officeooo:rsid="0498fa96" style:font-weight-asian="normal" style:font-weight-complex="normal"/>
    </style:style>
    <style:style style:name="T326" style:family="text">
      <style:text-properties fo:font-weight="normal" officeooo:rsid="049a0c5c" style:font-weight-asian="normal" style:font-weight-complex="normal"/>
    </style:style>
    <style:style style:name="T327" style:family="text">
      <style:text-properties fo:font-weight="normal" officeooo:rsid="049ae875" style:font-weight-asian="normal" style:font-weight-complex="normal"/>
    </style:style>
    <style:style style:name="T328" style:family="text">
      <style:text-properties fo:font-weight="normal" officeooo:rsid="04a83663" style:font-weight-asian="normal" style:font-weight-complex="normal"/>
    </style:style>
    <style:style style:name="T329" style:family="text">
      <style:text-properties fo:font-weight="normal" officeooo:rsid="04accdc1" style:font-weight-asian="normal" style:font-weight-complex="normal"/>
    </style:style>
    <style:style style:name="T330" style:family="text">
      <style:text-properties fo:font-weight="normal" officeooo:rsid="04b211cf" style:font-weight-asian="normal" style:font-weight-complex="normal"/>
    </style:style>
    <style:style style:name="T331" style:family="text">
      <style:text-properties fo:font-weight="normal" officeooo:rsid="04b3759d" style:font-weight-asian="normal" style:font-weight-complex="normal"/>
    </style:style>
    <style:style style:name="T332" style:family="text">
      <style:text-properties fo:font-weight="normal" officeooo:rsid="04cdd3a6" style:font-weight-asian="normal" style:font-weight-complex="normal"/>
    </style:style>
    <style:style style:name="T333" style:family="text">
      <style:text-properties fo:font-weight="normal" officeooo:rsid="04d64696" style:font-weight-asian="normal" style:font-weight-complex="normal"/>
    </style:style>
    <style:style style:name="T334" style:family="text">
      <style:text-properties fo:font-weight="normal" officeooo:rsid="04e2bbd3" style:font-weight-asian="normal" style:font-weight-complex="normal"/>
    </style:style>
    <style:style style:name="T335" style:family="text">
      <style:text-properties fo:font-weight="normal" officeooo:rsid="04a5c34e" style:font-weight-asian="normal" style:font-weight-complex="normal"/>
    </style:style>
    <style:style style:name="T336" style:family="text">
      <style:text-properties fo:font-weight="normal" officeooo:rsid="04f6203f" style:font-weight-asian="normal" style:font-weight-complex="normal"/>
    </style:style>
    <style:style style:name="T337" style:family="text">
      <style:text-properties fo:font-weight="normal" officeooo:rsid="04fa599d" style:font-weight-asian="normal" style:font-weight-complex="normal"/>
    </style:style>
    <style:style style:name="T338" style:family="text">
      <style:text-properties fo:font-weight="normal" officeooo:rsid="04ffc79a" style:font-weight-asian="normal" style:font-weight-complex="normal"/>
    </style:style>
    <style:style style:name="T339" style:family="text">
      <style:text-properties fo:font-weight="normal" officeooo:rsid="050fff16" style:font-weight-asian="normal" style:font-weight-complex="normal"/>
    </style:style>
    <style:style style:name="T340" style:family="text">
      <style:text-properties fo:font-weight="normal" officeooo:rsid="05114cbd" style:font-weight-asian="normal" style:font-weight-complex="normal"/>
    </style:style>
    <style:style style:name="T341" style:family="text">
      <style:text-properties fo:font-weight="normal" officeooo:rsid="05171f16" style:font-weight-asian="normal" style:font-weight-complex="normal"/>
    </style:style>
    <style:style style:name="T342" style:family="text">
      <style:text-properties fo:font-weight="normal" officeooo:rsid="05276e8a" style:font-weight-asian="normal" style:font-weight-complex="normal"/>
    </style:style>
    <style:style style:name="T343" style:family="text">
      <style:text-properties fo:font-weight="normal" officeooo:rsid="052c14d9" style:font-weight-asian="normal" style:font-weight-complex="normal"/>
    </style:style>
    <style:style style:name="T344" style:family="text">
      <style:text-properties fo:font-weight="normal" officeooo:rsid="0533b717" style:font-weight-asian="normal" style:font-weight-complex="normal"/>
    </style:style>
    <style:style style:name="T345" style:family="text">
      <style:text-properties fo:font-weight="normal" officeooo:rsid="054c0ac7" style:font-weight-asian="normal" style:font-weight-complex="normal"/>
    </style:style>
    <style:style style:name="T346" style:family="text">
      <style:text-properties fo:font-weight="normal" officeooo:rsid="054f9537" style:font-weight-asian="normal" style:font-weight-complex="normal"/>
    </style:style>
    <style:style style:name="T347" style:family="text">
      <style:text-properties fo:font-weight="normal" officeooo:rsid="0555322f" style:font-weight-asian="normal" style:font-weight-complex="normal"/>
    </style:style>
    <style:style style:name="T348" style:family="text">
      <style:text-properties fo:font-weight="normal" officeooo:rsid="0558a5a5" style:font-weight-asian="normal" style:font-weight-complex="normal"/>
    </style:style>
    <style:style style:name="T349" style:family="text">
      <style:text-properties fo:font-weight="normal" officeooo:rsid="05595e64" style:font-weight-asian="normal" style:font-weight-complex="normal"/>
    </style:style>
    <style:style style:name="T350" style:family="text">
      <style:text-properties fo:font-weight="normal" officeooo:rsid="056290f8" style:font-weight-asian="normal" style:font-weight-complex="normal"/>
    </style:style>
    <style:style style:name="T351" style:family="text">
      <style:text-properties fo:font-weight="normal" officeooo:rsid="05702fd0" style:font-weight-asian="normal" style:font-weight-complex="normal"/>
    </style:style>
    <style:style style:name="T352" style:family="text">
      <style:text-properties fo:font-weight="normal" officeooo:rsid="0575acf6" style:font-weight-asian="normal" style:font-weight-complex="normal"/>
    </style:style>
    <style:style style:name="T353" style:family="text">
      <style:text-properties fo:font-weight="normal" officeooo:rsid="057ee19c" style:font-weight-asian="normal" style:font-weight-complex="normal"/>
    </style:style>
    <style:style style:name="T354" style:family="text">
      <style:text-properties fo:font-weight="normal" officeooo:rsid="0588de1a" style:font-weight-asian="normal" style:font-weight-complex="normal"/>
    </style:style>
    <style:style style:name="T355" style:family="text">
      <style:text-properties fo:font-weight="normal" officeooo:rsid="0589a665" style:font-weight-asian="normal" style:font-weight-complex="normal"/>
    </style:style>
    <style:style style:name="T356" style:family="text">
      <style:text-properties fo:font-weight="normal" officeooo:rsid="058a5dff" style:font-weight-asian="normal" style:font-weight-complex="normal"/>
    </style:style>
    <style:style style:name="T357" style:family="text">
      <style:text-properties fo:font-weight="normal" officeooo:rsid="0592e2c0" style:font-weight-asian="normal" style:font-weight-complex="normal"/>
    </style:style>
    <style:style style:name="T358" style:family="text">
      <style:text-properties fo:font-weight="normal" officeooo:rsid="05a71b8f" style:font-weight-asian="normal" style:font-weight-complex="normal"/>
    </style:style>
    <style:style style:name="T359" style:family="text">
      <style:text-properties fo:font-weight="normal" officeooo:rsid="05aba2f4" style:font-weight-asian="normal" style:font-weight-complex="normal"/>
    </style:style>
    <style:style style:name="T360" style:family="text">
      <style:text-properties fo:font-weight="normal" officeooo:rsid="05b3aaca" style:font-weight-asian="normal" style:font-weight-complex="normal"/>
    </style:style>
    <style:style style:name="T361" style:family="text">
      <style:text-properties style:font-name="HP Simplified W01 Regular1"/>
    </style:style>
    <style:style style:name="T362" style:family="text">
      <style:text-properties style:font-name="HP Simplified W01 Regular1" fo:font-weight="bold" style:font-weight-asian="bold" style:font-weight-complex="bold"/>
    </style:style>
    <style:style style:name="T363" style:family="text">
      <style:text-properties fo:color="#000000"/>
    </style:style>
    <style:style style:name="T364" style:family="text">
      <style:text-properties fo:color="#000000" style:font-size-asian="10.5pt" style:font-weight-asian="normal" style:font-weight-complex="normal"/>
    </style:style>
    <style:style style:name="T365" style:family="text">
      <style:text-properties fo:color="#000000" officeooo:rsid="00b59f3e" style:font-size-asian="10.5pt" style:font-weight-asian="normal" style:font-weight-complex="normal"/>
    </style:style>
    <style:style style:name="T366" style:family="text">
      <style:text-properties fo:color="#000000" fo:font-weight="normal" officeooo:rsid="01a6d286" style:font-weight-asian="normal" style:font-weight-complex="normal"/>
    </style:style>
    <style:style style:name="T367" style:family="text">
      <style:text-properties fo:color="#000000" style:font-name="HP Simplified W01 Regular1" fo:font-weight="normal"/>
    </style:style>
    <style:style style:name="T368" style:family="text">
      <style:text-properties fo:color="#000000" style:font-name="HP Simplified W01 Regular1" fo:font-style="normal" fo:font-weight="normal"/>
    </style:style>
    <style:style style:name="T369" style:family="text">
      <style:text-properties officeooo:rsid="010de976"/>
    </style:style>
    <style:style style:name="T370" style:family="text">
      <style:text-properties officeooo:rsid="011a588d"/>
    </style:style>
    <style:style style:name="T371" style:family="text">
      <style:text-properties officeooo:rsid="012302f0"/>
    </style:style>
    <style:style style:name="T372" style:family="text">
      <style:text-properties officeooo:rsid="01827246"/>
    </style:style>
    <style:style style:name="T373" style:family="text">
      <style:text-properties officeooo:rsid="0193fef5"/>
    </style:style>
    <style:style style:name="T374" style:family="text">
      <style:text-properties officeooo:rsid="01c508cc"/>
    </style:style>
    <style:style style:name="T375" style:family="text">
      <style:text-properties officeooo:rsid="01cad1eb"/>
    </style:style>
    <style:style style:name="T376" style:family="text">
      <style:text-properties officeooo:rsid="01d2efa2"/>
    </style:style>
    <style:style style:name="T377" style:family="text">
      <style:text-properties officeooo:rsid="01d8a55c"/>
    </style:style>
    <style:style style:name="T378" style:family="text">
      <style:text-properties officeooo:rsid="02001e6c"/>
    </style:style>
    <style:style style:name="T379" style:family="text">
      <style:text-properties officeooo:rsid="020e2593"/>
    </style:style>
    <style:style style:name="T380" style:family="text">
      <style:text-properties officeooo:rsid="021ca4e0"/>
    </style:style>
    <style:style style:name="T381" style:family="text">
      <style:text-properties officeooo:rsid="02396039"/>
    </style:style>
    <style:style style:name="T382" style:family="text">
      <style:text-properties officeooo:rsid="025c1d14"/>
    </style:style>
    <style:style style:name="T383" style:family="text">
      <style:text-properties officeooo:rsid="027346a8"/>
    </style:style>
    <style:style style:name="T384" style:family="text">
      <style:text-properties officeooo:rsid="029b64af"/>
    </style:style>
    <style:style style:name="T385" style:family="text">
      <style:text-properties officeooo:rsid="02a5c45e"/>
    </style:style>
    <style:style style:name="T386" style:family="text">
      <style:text-properties officeooo:rsid="02f4c3b0"/>
    </style:style>
    <style:style style:name="T387" style:family="text">
      <style:text-properties officeooo:rsid="030196f6"/>
    </style:style>
    <style:style style:name="T388" style:family="text">
      <style:text-properties officeooo:rsid="030c5fa9"/>
    </style:style>
    <style:style style:name="T389" style:family="text">
      <style:text-properties officeooo:rsid="030e2ae0"/>
    </style:style>
    <style:style style:name="T390" style:family="text">
      <style:text-properties officeooo:rsid="030f6831"/>
    </style:style>
    <style:style style:name="T391" style:family="text">
      <style:text-properties officeooo:rsid="032af319"/>
    </style:style>
    <style:style style:name="T392" style:family="text">
      <style:text-properties officeooo:rsid="032f9b3f"/>
    </style:style>
    <style:style style:name="T393" style:family="text">
      <style:text-properties officeooo:rsid="0338c7cf"/>
    </style:style>
    <style:style style:name="T394" style:family="text">
      <style:text-properties officeooo:rsid="033a29f7"/>
    </style:style>
    <style:style style:name="T395" style:family="text">
      <style:text-properties officeooo:rsid="034049c0"/>
    </style:style>
    <style:style style:name="T396" style:family="text">
      <style:text-properties officeooo:rsid="03453253"/>
    </style:style>
    <style:style style:name="T397" style:family="text">
      <style:text-properties officeooo:rsid="034c270b"/>
    </style:style>
    <style:style style:name="T398" style:family="text">
      <style:text-properties officeooo:rsid="03514019"/>
    </style:style>
    <style:style style:name="T399" style:family="text">
      <style:text-properties officeooo:rsid="0352c899"/>
    </style:style>
    <style:style style:name="T400" style:family="text">
      <style:text-properties officeooo:rsid="0354d652"/>
    </style:style>
    <style:style style:name="T401" style:family="text">
      <style:text-properties officeooo:rsid="0366c3be"/>
    </style:style>
    <style:style style:name="T402" style:family="text">
      <style:text-properties officeooo:rsid="036d55e0"/>
    </style:style>
    <style:style style:name="T403" style:family="text">
      <style:text-properties officeooo:rsid="03709d7e"/>
    </style:style>
    <style:style style:name="T404" style:family="text">
      <style:text-properties officeooo:rsid="037a24b0"/>
    </style:style>
    <style:style style:name="T405" style:family="text">
      <style:text-properties officeooo:rsid="0381b786"/>
    </style:style>
    <style:style style:name="T406" style:family="text">
      <style:text-properties officeooo:rsid="03d705ac"/>
    </style:style>
    <style:style style:name="T407" style:family="text">
      <style:text-properties officeooo:rsid="0407f5d8"/>
    </style:style>
    <style:style style:name="T408" style:family="text">
      <style:text-properties officeooo:rsid="041416c9"/>
    </style:style>
    <style:style style:name="T409" style:family="text">
      <style:text-properties officeooo:rsid="041761b3"/>
    </style:style>
    <style:style style:name="T410" style:family="text">
      <style:text-properties officeooo:rsid="04248ee4"/>
    </style:style>
    <style:style style:name="T411" style:family="text">
      <style:text-properties style:text-position="sub 58%" fo:font-weight="normal" style:font-weight-asian="normal" style:font-weight-complex="normal"/>
    </style:style>
    <style:style style:name="T412" style:family="text">
      <style:text-properties style:text-position="sub 58%" fo:font-weight="normal" officeooo:rsid="043486cd" style:font-weight-asian="normal" style:font-weight-complex="normal"/>
    </style:style>
    <style:style style:name="T413" style:family="text">
      <style:text-properties style:text-position="sub 58%" fo:font-weight="bold" style:font-size-asian="12pt" style:font-weight-asian="bold" style:font-size-complex="12pt" style:font-weight-complex="bold"/>
    </style:style>
    <style:style style:name="T414" style:family="text">
      <style:text-properties style:text-position="sub 58%" fo:font-weight="bold" officeooo:rsid="04aff6e9" style:font-size-asian="12pt" style:font-weight-asian="bold" style:font-size-complex="12pt" style:font-weight-complex="bold"/>
    </style:style>
    <style:style style:name="T415" style:family="text">
      <style:text-properties officeooo:rsid="04513c45"/>
    </style:style>
    <style:style style:name="T416" style:family="text">
      <style:text-properties officeooo:rsid="0479b078"/>
    </style:style>
    <style:style style:name="T417" style:family="text">
      <style:text-properties officeooo:rsid="0488d610"/>
    </style:style>
    <style:style style:name="T418" style:family="text">
      <style:text-properties officeooo:rsid="04aff6e9" style:font-size-asian="12pt" style:font-weight-asian="bold" style:font-size-complex="12pt" style:font-weight-complex="bold"/>
    </style:style>
    <style:style style:name="T419" style:family="text">
      <style:text-properties style:font-size-asian="12pt" style:font-size-complex="12pt"/>
    </style:style>
    <style:style style:name="T420" style:family="text">
      <style:text-properties officeooo:rsid="0538c477"/>
    </style:style>
    <style:style style:name="T421" style:family="text">
      <style:text-properties officeooo:rsid="0543200f"/>
    </style:style>
    <style:style style:name="T422" style:family="text">
      <style:text-properties officeooo:rsid="0555322f"/>
    </style:style>
    <style:style style:name="T423" style:family="text">
      <style:text-properties officeooo:rsid="0557b7b7"/>
    </style:style>
    <style:style style:name="T424" style:family="text">
      <style:text-properties officeooo:rsid="056290f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2732_1262899236" text:style-name="Index_20_Link" text:visited-style-name="Index_20_Link">Class-6<text:tab/>2</text:a></text:p>
          <text:p text:style-name="P63"><text:a xlink:type="simple" xlink:href="#__RefHeading__1262_1132068908" text:style-name="Index_20_Link" text:visited-style-name="Index_20_Link">Chapter-1: The Universe<text:tab/>2</text:a></text:p>
          <text:p text:style-name="P63"><text:a xlink:type="simple" xlink:href="#__RefHeading__1264_1132068908" text:style-name="Index_20_Link" text:visited-style-name="Index_20_Link">Chapter-2: The Sun<text:tab/>3</text:a></text:p>
          <text:p text:style-name="P63"><text:a xlink:type="simple" xlink:href="#__RefHeading__1490_1132068908" text:style-name="Index_20_Link" text:visited-style-name="Index_20_Link">Chapter-3: The Solar Family<text:tab/>4</text:a></text:p>
          <text:p text:style-name="P63"><text:a xlink:type="simple" xlink:href="#__RefHeading__1492_1132068908" text:style-name="Index_20_Link" text:visited-style-name="Index_20_Link">Chapter-4: The Moon<text:tab/>9</text:a></text:p>
          <text:p text:style-name="P63"><text:a xlink:type="simple" xlink:href="#__RefHeading__1494_1132068908" text:style-name="Index_20_Link" text:visited-style-name="Index_20_Link">Chapter-5: Latitudes and Longitudes<text:tab/>16</text:a></text:p>
          <text:p text:style-name="P63"><text:a xlink:type="simple" xlink:href="#__RefHeading__1354_240307607" text:style-name="Index_20_Link" text:visited-style-name="Index_20_Link">Chapter-6: Rotation and Revolution<text:tab/>19</text:a></text:p>
          <text:p text:style-name="P63"><text:a xlink:type="simple" xlink:href="#__RefHeading__1356_240307607" text:style-name="Index_20_Link" text:visited-style-name="Index_20_Link">Chapter-7: Heat Zones and Time Zones<text:tab/>21</text:a></text:p>
          <text:p text:style-name="P63"><text:a xlink:type="simple" xlink:href="#__RefHeading__2020_240307607" text:style-name="Index_20_Link" text:visited-style-name="Index_20_Link">Chapter-8: Corals<text:tab/>23</text:a></text:p>
          <text:p text:style-name="P63"><text:a xlink:type="simple" xlink:href="#__RefHeading__2343_1553062670" text:style-name="Index_20_Link" text:visited-style-name="Index_20_Link">Chapter-9: The Earth We Live In<text:tab/>25</text:a></text:p>
          <text:p text:style-name="P63"><text:a xlink:type="simple" xlink:href="#__RefHeading__2783_560642268" text:style-name="Index_20_Link" text:visited-style-name="Index_20_Link">Chapter-10: Miscellaneous contents<text:tab/>29</text:a></text:p>
          <text:p text:style-name="P63"><text:a xlink:type="simple" xlink:href="#__RefHeading__2734_1262899236" text:style-name="Index_20_Link" text:visited-style-name="Index_20_Link">Class-7<text:tab/>32</text:a></text:p>
          <text:p text:style-name="P63"><text:a xlink:type="simple" xlink:href="#__RefHeading__2736_1262899236" text:style-name="Index_20_Link" text:visited-style-name="Index_20_Link">Chapter-1: The Earth<text:tab/>32</text:a></text:p>
        </text:index-body>
      </text:table-of-content>
      <text:p text:style-name="Table_20_Contents"/>
      <text:h text:style-name="P400" text:outline-level="1"><text:bookmark-start text:name="__RefHeading__2732_1262899236"/>Class-6<text:bookmark-end text:name="__RefHeading__2732_1262899236"/></text:h>
      <text:h text:style-name="P397" text:outline-level="1"><text:bookmark-start text:name="__RefHeading__1262_1132068908"/><text:span text:style-name="T1">Chapter-1: </text:span>The <text:span text:style-name="T1">Universe</text:span><text:bookmark-end text:name="__RefHeading__1262_1132068908"/></text:h>
      <text:list xml:id="list8884676510432408721" text:style-name="L1">
        <text:list-item>
          <text:p text:style-name="P65"><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67"><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65">The stars that twinkle at night are several million kilometres away from the Sun. Their light is hidden from us because of the brightness of the Sun’s light. Hence we do not see the stars during the day.</text:p>
        </text:list-item>
        <text:list-item>
          <text:p text:style-name="P65"><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65">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5"><text:span text:style-name="T6">One of the stars nearer to the earth is the star Proxima Centauri. It is 4.3 light years away from the Earth. </text:span><text:span text:style-name="T8">It is a red dwarf star, part of the Alpha Centauri system.</text:span></text:p>
        </text:list-item>
        <text:list-item>
          <text:p text:style-name="P142">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401" text:outline-level="1"><text:bookmark-start text:name="__RefHeading__1264_1132068908"/><text:span text:style-name="T69">Chapter-2: </text:span><text:span text:style-name="T70">T</text:span><text:span text:style-name="T68">he Sun</text:span><text:bookmark-end text:name="__RefHeading__1264_1132068908"/></text:h>
      <text:list xml:id="list3619985699198156199" text:style-name="L2">
        <text:list-item>
          <text:p text:style-name="P66">The Sun is the main source of energy. The life gets evolved</text:p>
          <text:p text:style-name="P66"><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66"><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68"><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143">The Sun with its planets revolve around the Milky Way Galaxy. The Milky Way Galaxy moves with innumerable galaxies in the Universe.</text:p>
        </text:list-item>
        <text:list-item>
          <text:p text:style-name="P69"><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70"><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71"><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72"><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401" text:outline-level="1"><text:bookmark-start text:name="__RefHeading__1490_1132068908"/><text:span text:style-name="T71">Chapter-3: </text:span><text:span text:style-name="T72">T</text:span><text:span text:style-name="T73">he Solar Family</text:span><text:bookmark-end text:name="__RefHeading__1490_1132068908"/></text:h>
      <text:list xml:id="list222220418971945" text:continue-numbering="true" text:style-name="L2">
        <text:list-item>
          <text:p text:style-name="P208"><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144">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209"><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210"><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145">This is the swiftest planet of the solar family.</text:p>
        </text:list-item>
        <text:list-item>
          <text:p text:style-name="P211"><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11"><text:span text:style-name="T34">This </text:span><text:span text:style-name="T36">planet</text:span><text:span text:style-name="T34"> rotates from east to west.</text:span></text:p>
        </text:list-item>
        <text:list-item>
          <text:p text:style-name="P213"><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14"><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214"><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215"><text:span text:style-name="T40">B</text:span><text:span text:style-name="T38">elow is the l</text:span><text:span text:style-name="T44">ist of the four oceans in order from largest to smallest according to size:</text:span></text:p>
          <text:list text:continue-numbering="true">
            <text:list-item>
              <text:p text:style-name="P216"><text:span text:style-name="T44">P</text:span><text:span text:style-name="T38">acific ocean, Atlantic ocean, </text:span><text:span text:style-name="T45">Indian ocean, Arctic ocean</text:span></text:p>
            </text:list-item>
          </text:list>
          <text:p text:style-name="P146">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147"><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217"><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217"><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218"><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219"><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148">Cyclonic winds of 1500 km. per hour blow on this planet.</text:p>
        </text:list-item>
        <text:list-item>
          <text:p text:style-name="P220"><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212"><text:span text:style-name="T34">This </text:span><text:span text:style-name="T36">planet</text:span><text:span text:style-name="T34"> rotates from east to west.</text:span></text:p>
        </text:list-item>
        <text:list-item>
          <text:p text:style-name="P221"><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222"><text:span text:style-name="T50">Uranus and </text:span><text:span text:style-name="T49">Neptune <text:s/>are much bigger in size than the Earth. They appear in blue because of the presence of methane gas in their atmosphere.</text:span></text:p>
        </text:list-item>
        <text:list-item>
          <text:p text:style-name="P223"><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62">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149">Since its discovery in the year 1930, Pluto has completed less than one fifth of its orbit around the Sun.</text:p>
        </text:list-item>
        <text:list-item>
          <text:p text:style-name="P174">Dwarf Planets: <text:span text:style-name="T219">Pluto, Charon , Ceres, </text:span><text:span text:style-name="T220">Eris were newly grouped </text:span><text:span text:style-name="T221">as </text:span><text:span text:style-name="T392">Dwarf Planets</text:span><text:span text:style-name="T221"> </text:span><text:span text:style-name="T222">in the </text:span><text:soft-page-break/><text:span text:style-name="T222">year 2006. </text:span><text:span text:style-name="T223">Their size is smaller than that of our moon. </text:span><text:span text:style-name="T224">Hence </text:span><text:span text:style-name="T225">they are called Dwarf Planets.</text:span></text:p>
        </text:list-item>
        <text:list-item>
          <text:p text:style-name="P150">Among the planets of the solar family, except for Mercury and Venus the rest have satellites of their own.</text:p>
        </text:list-item>
        <text:list-item>
          <text:p text:style-name="P224"><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81">Jupiter, Saturn, Uranus, Neptune, Earth, Venus, Mars, Mercury. </text:p>
            </text:list-item>
          </text:list>
        </text:list-item>
        <text:list-item>
          <text:p text:style-name="P151">Jupiter is the swiftest rotating planet and the slowest is Venus.</text:p>
        </text:list-item>
        <text:list-item>
          <text:p text:style-name="P182"><text:span text:style-name="T365">Mercury is the swiftest revolving planet while the slowest is </text:span><text:span text:style-name="T364">Neptune</text:span><text:span text:style-name="T365">.</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3">Planet</text:p>
          </table:table-cell>
          <table:table-cell table:style-name="Table1.A1" office:value-type="string">
            <text:p text:style-name="P23">Period of rotation</text:p>
          </table:table-cell>
          <table:table-cell table:style-name="Table1.C1" office:value-type="string">
            <text:p text:style-name="P23">Period of revolution</text:p>
          </table:table-cell>
        </table:table-row>
        <table:table-row>
          <table:table-cell table:style-name="Table1.A2" office:value-type="string">
            <text:p text:style-name="P36"><draw:frame draw:style-name="fr1" draw:name="Image1" text:anchor-type="paragraph" svg:width="5.754cm" svg:height="3.838cm" draw:z-index="0"><draw:image xlink:href="Pictures/1000020100000168000000F015789BB8.png" xlink:type="simple" xlink:show="embed" xlink:actuate="onLoad"/></draw:frame></text:p>
            <text:p text:style-name="P36">Mercury</text:p>
          </table:table-cell>
          <table:table-cell table:style-name="Table1.A2" office:value-type="string">
            <text:p text:style-name="P24">58 1⁄2 days</text:p>
          </table:table-cell>
          <table:table-cell table:style-name="Table1.C2" office:value-type="string">
            <text:p text:style-name="P25">88 days</text:p>
          </table:table-cell>
        </table:table-row>
        <table:table-row>
          <table:table-cell table:style-name="Table1.A2" office:value-type="string">
            <text:p text:style-name="P37"><draw:frame draw:style-name="fr2" draw:name="Image2" text:anchor-type="paragraph" svg:width="7.022cm" svg:height="4.681cm" draw:z-index="7"><draw:image xlink:href="Pictures/1000020100000168000000F0EA5A3885.png" xlink:type="simple" xlink:show="embed" xlink:actuate="onLoad"/></draw:frame></text:p>
            <text:p text:style-name="P37">Venus</text:p>
          </table:table-cell>
          <table:table-cell table:style-name="Table1.A2" office:value-type="string">
            <text:p text:style-name="P26">243 days</text:p>
          </table:table-cell>
          <table:table-cell table:style-name="Table1.C2" office:value-type="string">
            <text:p text:style-name="P26">224 days</text:p>
          </table:table-cell>
        </table:table-row>
        <table:table-row>
          <table:table-cell table:style-name="Table1.A2" office:value-type="string">
            <text:p text:style-name="P38"><draw:frame draw:style-name="fr2" draw:name="Image3" text:anchor-type="paragraph" svg:width="6.126cm" svg:height="4.083cm" draw:z-index="1"><draw:image xlink:href="Pictures/1000020100000168000000F002141928.png" xlink:type="simple" xlink:show="embed" xlink:actuate="onLoad"/></draw:frame></text:p>
            <text:p text:style-name="P38">Earth</text:p>
          </table:table-cell>
          <table:table-cell table:style-name="Table1.A2" office:value-type="string">
            <text:p text:style-name="P27">24 hours</text:p>
          </table:table-cell>
          <table:table-cell table:style-name="Table1.C2" office:value-type="string">
            <text:p text:style-name="P27">365 1⁄4 days</text:p>
          </table:table-cell>
        </table:table-row>
        <text:soft-page-break/>
        <table:table-row>
          <table:table-cell table:style-name="Table1.A2" office:value-type="string">
            <text:p text:style-name="P39"><draw:frame draw:style-name="fr2" draw:name="Image4" text:anchor-type="paragraph" svg:width="5.976cm" svg:height="3.985cm" draw:z-index="2"><draw:image xlink:href="Pictures/1000020100000168000000F0D01F9B19.png" xlink:type="simple" xlink:show="embed" xlink:actuate="onLoad"/></draw:frame></text:p>
            <text:p text:style-name="P39">Mars</text:p>
          </table:table-cell>
          <table:table-cell table:style-name="Table1.A2" office:value-type="string">
            <text:p text:style-name="P28">24 1⁄2 days</text:p>
          </table:table-cell>
          <table:table-cell table:style-name="Table1.C2" office:value-type="string">
            <text:p text:style-name="P28">687 days</text:p>
          </table:table-cell>
        </table:table-row>
        <table:table-row>
          <table:table-cell table:style-name="Table1.A2" office:value-type="string">
            <text:p text:style-name="P40"><draw:frame draw:style-name="fr2" draw:name="Image5" text:anchor-type="paragraph" svg:width="6.096cm" svg:height="4.064cm" draw:z-index="3"><draw:image xlink:href="Pictures/1000020100000168000000F02B029BD6.png" xlink:type="simple" xlink:show="embed" xlink:actuate="onLoad"/></draw:frame></text:p>
            <text:p text:style-name="P40">Jupiter</text:p>
          </table:table-cell>
          <table:table-cell table:style-name="Table1.A2" office:value-type="string">
            <text:p text:style-name="P29">10 hours</text:p>
          </table:table-cell>
          <table:table-cell table:style-name="Table1.C2" office:value-type="string">
            <text:p text:style-name="P29">12 years</text:p>
          </table:table-cell>
        </table:table-row>
        <table:table-row>
          <table:table-cell table:style-name="Table1.A2" office:value-type="string">
            <text:p text:style-name="P41"><draw:frame draw:style-name="fr2" draw:name="Image6" text:anchor-type="paragraph" svg:width="6.214cm" svg:height="4.143cm" draw:z-index="8"><draw:image xlink:href="Pictures/1000020100000168000000F058E4F378.png" xlink:type="simple" xlink:show="embed" xlink:actuate="onLoad"/></draw:frame></text:p>
            <text:p text:style-name="P41">Saturn</text:p>
          </table:table-cell>
          <table:table-cell table:style-name="Table1.A2" office:value-type="string">
            <text:p text:style-name="P30">10 3⁄4 <text:span text:style-name="T369">h</text:span>ours</text:p>
          </table:table-cell>
          <table:table-cell table:style-name="Table1.C2" office:value-type="string">
            <text:p text:style-name="P31"><text:s/>29 1⁄2 Years</text:p>
          </table:table-cell>
        </table:table-row>
        <table:table-row>
          <table:table-cell table:style-name="Table1.A2" office:value-type="string">
            <text:p text:style-name="P42"><draw:frame draw:style-name="fr2" draw:name="Image7" text:anchor-type="paragraph" svg:width="6.13cm" svg:height="4.087cm" draw:z-index="4"><draw:image xlink:href="Pictures/1000020100000168000000F0661AA5DA.png" xlink:type="simple" xlink:show="embed" xlink:actuate="onLoad"/></draw:frame></text:p>
            <text:p text:style-name="P42">Uranus</text:p>
          </table:table-cell>
          <table:table-cell table:style-name="Table1.A2" office:value-type="string">
            <text:p text:style-name="P32">17 1⁄4 Hours</text:p>
          </table:table-cell>
          <table:table-cell table:style-name="Table1.C2" office:value-type="string">
            <text:p text:style-name="P32">84 years</text:p>
          </table:table-cell>
        </table:table-row>
        <table:table-row>
          <table:table-cell table:style-name="Table1.A2" office:value-type="string">
            <text:p text:style-name="P43"><draw:frame draw:style-name="fr2" draw:name="Image8" text:anchor-type="paragraph" svg:width="6.096cm" svg:height="4.064cm" draw:z-index="5"><draw:image xlink:href="Pictures/1000020100000168000000F08EEAB479.png" xlink:type="simple" xlink:show="embed" xlink:actuate="onLoad"/></draw:frame></text:p>
            <text:p text:style-name="P43"><text:soft-page-break/>Neptune</text:p>
          </table:table-cell>
          <table:table-cell table:style-name="Table1.A2" office:value-type="string">
            <text:p text:style-name="P33">16 hours</text:p>
          </table:table-cell>
          <table:table-cell table:style-name="Table1.C2" office:value-type="string">
            <text:p text:style-name="P33">165 years</text:p>
          </table:table-cell>
        </table:table-row>
        <table:table-row>
          <table:table-cell table:style-name="Table1.A2" office:value-type="string">
            <text:p text:style-name="P44"><draw:frame draw:style-name="fr2" draw:name="Image9" text:anchor-type="paragraph" svg:width="6.334cm" svg:height="4.223cm" draw:z-index="6"><draw:image xlink:href="Pictures/1000020100000168000000F0C5483BEC.png" xlink:type="simple" xlink:show="embed" xlink:actuate="onLoad"/></draw:frame></text:p>
            <text:p text:style-name="P44">Pluto</text:p>
          </table:table-cell>
          <table:table-cell table:style-name="Table1.A2" office:value-type="string">
            <text:p text:style-name="P34">6.<text:span text:style-name="T370">4 days</text:span></text:p>
          </table:table-cell>
          <table:table-cell table:style-name="Table1.C2" office:value-type="string">
            <text:p text:style-name="P35">248 <text:span text:style-name="T371">years</text:span></text:p>
          </table:table-cell>
        </table:table-row>
      </table:table>
      <text:p text:style-name="P6"/>
      <text:list xml:id="list6309096339254960723" text:style-name="L3">
        <text:list-item>
          <text:p text:style-name="P195">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5">Planets</text:p>
          </table:table-cell>
          <table:table-cell table:style-name="Table2.A1" office:value-type="string">
            <text:p text:style-name="P45">Satellites</text:p>
          </table:table-cell>
          <table:table-cell table:style-name="Table2.C1" office:value-type="string">
            <text:p text:style-name="P49">Distance from Sun in million k<text:span text:style-name="T400">ilometres</text:span></text:p>
          </table:table-cell>
        </table:table-row>
        <table:table-row>
          <table:table-cell table:style-name="Table2.A2" office:value-type="string">
            <text:p text:style-name="P45">Mercury</text:p>
          </table:table-cell>
          <table:table-cell table:style-name="Table2.A2" office:value-type="string">
            <text:p text:style-name="P45">0</text:p>
          </table:table-cell>
          <table:table-cell table:style-name="Table2.C2" office:value-type="string">
            <text:p text:style-name="P50">58</text:p>
          </table:table-cell>
        </table:table-row>
        <table:table-row>
          <table:table-cell table:style-name="Table2.A2" office:value-type="string">
            <text:p text:style-name="P45">Venus</text:p>
          </table:table-cell>
          <table:table-cell table:style-name="Table2.A2" office:value-type="string">
            <text:p text:style-name="P45">0</text:p>
          </table:table-cell>
          <table:table-cell table:style-name="Table2.C2" office:value-type="string">
            <text:p text:style-name="P50">108</text:p>
          </table:table-cell>
        </table:table-row>
        <table:table-row>
          <table:table-cell table:style-name="Table2.A2" office:value-type="string">
            <text:p text:style-name="P45">Earth</text:p>
          </table:table-cell>
          <table:table-cell table:style-name="Table2.A2" office:value-type="string">
            <text:p text:style-name="P45">1</text:p>
          </table:table-cell>
          <table:table-cell table:style-name="Table2.C2" office:value-type="string">
            <text:p text:style-name="P51">150</text:p>
          </table:table-cell>
        </table:table-row>
        <table:table-row>
          <table:table-cell table:style-name="Table2.A2" office:value-type="string">
            <text:p text:style-name="P45">Mars</text:p>
          </table:table-cell>
          <table:table-cell table:style-name="Table2.A2" office:value-type="string">
            <text:p text:style-name="P46">2</text:p>
          </table:table-cell>
          <table:table-cell table:style-name="Table2.C2" office:value-type="string">
            <text:p text:style-name="P51">228</text:p>
          </table:table-cell>
        </table:table-row>
        <table:table-row>
          <table:table-cell table:style-name="Table2.A2" office:value-type="string">
            <text:p text:style-name="P45">Jupiter</text:p>
          </table:table-cell>
          <table:table-cell table:style-name="Table2.A2" office:value-type="string">
            <text:p text:style-name="P47">63 <text:span text:style-name="T398">+ 4</text:span></text:p>
          </table:table-cell>
          <table:table-cell table:style-name="Table2.C2" office:value-type="string">
            <text:p text:style-name="P52">778</text:p>
          </table:table-cell>
        </table:table-row>
        <table:table-row>
          <table:table-cell table:style-name="Table2.A2" office:value-type="string">
            <text:p text:style-name="P45">Saturn</text:p>
          </table:table-cell>
          <table:table-cell table:style-name="Table2.A2" office:value-type="string">
            <text:p text:style-name="P47">60 <text:span text:style-name="T398">+ 2</text:span></text:p>
          </table:table-cell>
          <table:table-cell table:style-name="Table2.C2" office:value-type="string">
            <text:p text:style-name="P53">1427</text:p>
          </table:table-cell>
        </table:table-row>
        <table:table-row>
          <table:table-cell table:style-name="Table2.A2" office:value-type="string">
            <text:p text:style-name="P45">Uranus</text:p>
          </table:table-cell>
          <table:table-cell table:style-name="Table2.A2" office:value-type="string">
            <text:p text:style-name="P48">2<text:span text:style-name="T393">7</text:span></text:p>
          </table:table-cell>
          <table:table-cell table:style-name="Table2.C2" office:value-type="string">
            <text:p text:style-name="P54">2869</text:p>
          </table:table-cell>
        </table:table-row>
        <table:table-row>
          <table:table-cell table:style-name="Table2.A2" office:value-type="string">
            <text:p text:style-name="P45">Neptune</text:p>
          </table:table-cell>
          <table:table-cell table:style-name="Table2.A2" office:value-type="string">
            <text:p text:style-name="P48">13 <text:span text:style-name="T399">+ 1</text:span></text:p>
          </table:table-cell>
          <table:table-cell table:style-name="Table2.C2" office:value-type="string">
            <text:p text:style-name="P55">4496</text:p>
          </table:table-cell>
        </table:table-row>
      </table:table>
      <text:list xml:id="list222220279325541" text:continue-numbering="true" text:style-name="L3">
        <text:list-header>
          <text:p text:style-name="P194"/>
        </text:list-header>
      </text:list>
      <text:h text:style-name="P399" text:outline-level="1"><text:bookmark-start text:name="__RefHeading__1492_1132068908"/>Chapter-4: The Moon<text:bookmark-end text:name="__RefHeading__1492_1132068908"/></text:h>
      <text:list xml:id="list8623100903184748096" text:style-name="L4">
        <text:list-item>
          <text:p text:style-name="P183">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96">Rotation of the Moon: <text:span text:style-name="T105">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84">The Russians first showed us the other side of the <text:s/>Moon. In October 1959, their Luna<text:span text:style-name="T394">r</text:span> 3 spacecraft sent pictures of the unknown backside of the Moon to Earth.</text:p>
        </text:list-item>
        <text:list-item>
          <text:p text:style-name="P197">The structure of the Moon: <text:span text:style-name="T105">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98"><text:span text:style-name="T105">The Moon has no atmosphere like the atmosphere that envelops the earth. Hence, temperature of about 100 </text:span><text:span text:style-name="T82">0</text:span><text:span text:style-name="T105"> Celsius during the day and temperature of about -173 </text:span><text:span text:style-name="T82">0</text:span><text:span text:style-name="T105"> Celsius at night prevail on the Moon.</text:span></text:p>
        </text:list-item>
        <text:list-item>
          <text:p text:style-name="P199">The Moon light: <text:span text:style-name="T105">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06">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200">New Moon: <text:span text:style-name="T107">When the Moon is in between the Earth and the Sun, the side of the Moon facing the Earth is dark as shown in the diagram. The Moon cannot be seen from the Earth. </text:span></text:p>
          <text:p text:style-name="P185">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222220084854130" text:continue-numbering="true" text:style-name="L4">
        <text:list-item>
          <text:p text:style-name="P201">Full Moon: <text:span text:style-name="T105">When the Earth is in between the Sun and the Moon, the side facing the Earth is illuminated as shown in the diagram. We call this Full Moon, even though we see only the half hemisphere of the Moon at a given point of time.</text:span></text:p>
        </text:list-item>
        <text:list-item>
          <text:p text:style-name="P202">The crescent: <text:span text:style-name="T105">Halfway in between New Moon and Full Moon as shown in the diagram, only half of the near side of the Moon is </text:span><text:span text:style-name="T108">reflecting the sunlight. So we can see only one-quarter of the Moon. We call these phases as Crescents.</text:span></text:p>
          <text:p text:style-name="P186">A crescent Moon that looks like a “C” is shrinking. If it looks like a “D”, then it is growing. The Moon always grows or shrinks from right to left.</text:p>
        </text:list-item>
        <text:list-item>
          <text:p text:style-name="P203">Waxing: <text:span text:style-name="T105">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04">Waning: <text:s/><text:span text:style-name="T109">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87">It takes 291⁄2 days for the Moon to go through all its phases starting from Full Moon to New Moon .</text:p>
        </text:list-item>
        <text:list-item>
          <text:p text:style-name="P228"><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392">Why Don't we have a Lunar Eclipse Every Month?</text:p>
          <text:p text:style-name="P64"><draw:frame draw:style-name="fr3" draw:name="Image11" text:anchor-type="paragraph" svg:x="1.236cm" svg:y="0cm" svg:width="15.004cm" svg:height="6.775cm" draw:z-index="10"><draw:image xlink:href="Pictures/10000201000002580000010F386C8339.png" xlink:type="simple" xlink:show="embed" xlink:actuate="onLoad"/></draw:frame></text:p>
          <text:p text:style-name="P374">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88">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205">The Lunar Eclipse: <text:span text:style-name="T110">Lunar eclipses occur only when the following conditions are met.</text:span></text:p>
          <text:list>
            <text:list-item>
              <text:p text:style-name="P190">The Sun, Earth and Moon must be aligned in a straight line.</text:p>
            </text:list-item>
            <text:list-item>
              <text:p text:style-name="P191">The Earth must be positioned between the Sun and the Moon.</text:p>
            </text:list-item>
            <text:list-item>
              <text:p text:style-name="P191">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222221173652370" text:continue-numbering="true" text:style-name="L4">
        <text:list-header>
          <text:p text:style-name="P206"><text:span text:style-name="T110">While revolving around the earth, the Moon travels through the earth’s shadow zone the earth and loses its illumination slowly. The Moon takes totally 3 hrs 30 minutes to move away from the earth’s </text:span><text:span text:style-name="T111">shadow, of which total eclipse may extend only up to 100 minutes. Such an eclipse is known as “total lunar eclipse.”</text:span></text:p>
          <text:p text:style-name="P163">Astronomers recognize three basic types of lunar eclipses:</text:p>
          <text:list text:continue-numbering="true">
            <text:list-item>
              <text:p text:style-name="P164">Penumbral Lunar Eclipse</text:p>
              <text:list>
                <text:list-item>
                  <text:p text:style-name="P165">The Moon passes through Earth's penumbral shadow.</text:p>
                </text:list-item>
                <text:list-item>
                  <text:p text:style-name="P166">These events are of only academic interest because they are subtle and hard to observe.</text:p>
                </text:list-item>
              </text:list>
            </text:list-item>
            <text:list-item>
              <text:p text:style-name="P170"><text:s/>Partial Lunar Eclipse</text:p>
              <text:list>
                <text:list-item>
                  <text:p text:style-name="P170">A portion of the Moon passes through Earth's umbral shadow.</text:p>
                </text:list-item>
                <text:list-item>
                  <text:p text:style-name="P171">These events are easy to see, even with the unaided eye.</text:p>
                </text:list-item>
              </text:list>
            </text:list-item>
            <text:list-item>
              <text:p text:style-name="P172">Total Lunar Eclipse</text:p>
              <text:list>
                <text:list-item>
                  <text:p text:style-name="P172">The entire Moon passes through Earth's umbral shadow.</text:p>
                </text:list-item>
                <text:list-item>
                  <text:p text:style-name="P375"><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80">Why is the Moon Red During a Total Lunar Eclipse?</text:p>
          <text:p text:style-name="P225">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89">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72">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67">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226"><text:soft-page-break/><text:span text:style-name="T10">T</text:span><text:span text:style-name="T9">he Solar Eclipse: </text:span><text:span text:style-name="T11">Solar eclipses occur only when the following conditions are met.</text:span></text:p>
          <text:list>
            <text:list-item>
              <text:p text:style-name="P168">The Sun, Earth and Moon must be aligned in a straight line.</text:p>
            </text:list-item>
            <text:list-item>
              <text:p text:style-name="P168">The Moon must be positioned between the Sun and the Earth.</text:p>
            </text:list-item>
            <text:list-item>
              <text:p text:style-name="P169">Must be a New Moon day.</text:p>
            </text:list-item>
          </text:list>
        </text:list-item>
      </text:list>
      <text:p text:style-name="P21"><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5"/>
      <text:p text:style-name="P5"/>
      <text:list xml:id="list222219933180777" text:continue-numbering="true" text:style-name="L4">
        <text:list-header>
          <text:p text:style-name="P376"/>
        </text:list-header>
        <text:list-item>
          <text:p text:style-name="P192">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92">The Moon is smaller than the Earth. Hence, the shadow of the Moon covers only a small portion of the Earth. People living in such a narrow shadow zone only can observe the eclipse in total. </text:p>
          <text:p text:style-name="P192">The total solar eclipse may not be visible for the people who live outside this narrow shadow zone. The earth takes 24 hrs. to rotate on its axis where as Moon takes <text:span text:style-name="T373">27.3 days to rotate on its axis. Because of <text:s/>this relative motion of the Earth and Moon, the shadow moves rapidly over the Earth’s surface.</text:span></text:p>
          <text:p text:style-name="P193">A total solar eclipse thus lasts for less than eight minutes at any one place on Earth. The earth is in total darkness for those eight minutes.</text:p>
        </text:list-item>
        <text:list-item>
          <text:p text:style-name="P377"><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394"><text:span text:style-name="T362">Total Solar Eclipses and the Path of Totality:</text:span><text:span text:style-name="T361"> </text:span></text:p>
          <text:p text:style-name="P227"><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222221389088975" text:continue-numbering="true" text:style-name="L4">
        <text:list-header>
          <text:p text:style-name="P227"/>
          <text:p text:style-name="P378"><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207"><text:span text:style-name="T363">Annular Eclipse: </text:span><text:span text:style-name="T366">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222221674736066" text:continue-numbering="true" text:style-name="L4">
        <text:list-header>
          <text:p text:style-name="P374"><text:span text:style-name="T367">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67">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68">antumbra</text:span></text:span><text:span text:style-name="T367"> shadow reaches Earth.</text:span></text:p>
          <text:p text:style-name="P377"><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402" text:outline-level="1"><text:bookmark-start text:name="__RefHeading__1494_1132068908"/>Chapter-5: Latitudes and Longitudes<text:bookmark-end text:name="__RefHeading__1494_1132068908"/></text:h>
      <text:list xml:id="list2590538306882104928" text:style-name="L5">
        <text:list-item>
          <text:p text:style-name="P152"><text:span text:style-name="T374">G</text:span>eographers have designed imaginary lines as addresses to locate the places on the earth. Such lines are called the latitudes and the longitudes. <text:span text:style-name="T391">Ptolemy the Greco-Roman mathematician, astronomer and a geographer was the first man to draw latitudes and longitudes on a map.</text:span></text:p>
        </text:list-item>
        <text:list-item>
          <text:p text:style-name="P153"><text:span text:style-name="T95">Latitude:</text:span><text:span text:style-name="T376"> </text:span>Latitudes are imaginary lines that are drawn from east to west as parallels on the globe. <text:span text:style-name="T375">The 0 </text:span><text:span text:style-name="T94">0</text:span><text:span text:style-name="T375"> latitude drawn from east to west which runs across the globe is the equator. </text:span></text:p>
          <text:p text:style-name="P154">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222220778159948" text:continue-numbering="true" text:style-name="L5">
        <text:list-item>
          <text:p text:style-name="P175"><draw:frame draw:style-name="fr2" draw:name="Image16" text:anchor-type="paragraph" svg:width="13.257cm" svg:height="12.49cm" draw:z-index="15"><draw:image xlink:href="Pictures/1000020100000206000001E8BFB02843.png" xlink:type="simple" xlink:show="embed" xlink:actuate="onLoad"/></draw:frame>Longitudes: <text:span text:style-name="T105">We know that the 90 </text:span><text:span text:style-name="T82">0</text:span><text:span text:style-name="T105"> N. is the North Pole and 90 </text:span><text:span text:style-name="T82">0 </text:span><text:span text:style-name="T105">S. is the South Pole. The imaginary line that joins both the north and south poles is called longitude. </text:span></text:p>
          <text:p text:style-name="P176"><text:span text:style-name="T105">We know that the 0 </text:span><text:span text:style-name="T82">0</text:span><text:span text:style-name="T105"> latitude divides the globe into two equal halves. Similarly, the 0 </text:span><text:span text:style-name="T82">0</text:span><text:span text:style-name="T105"> longitude divides the globe into two equal halves. The eastern half, east of 0 </text:span><text:span text:style-name="T82">0</text:span><text:span text:style-name="T105"> longitude is called the eastern hemisphere and the western half, west of 0 </text:span><text:span text:style-name="T82">0</text:span><text:span text:style-name="T105"> longitude is called the western hemisphere.</text:span></text:p>
        </text:list-item>
        <text:list-item>
          <text:p text:style-name="P395"><text:span text:style-name="T105">Which is considered as 0 </text:span><text:span text:style-name="T82">0 </text:span><text:span text:style-name="T105">longitude? There is an astronomica </text:span><text:span text:style-name="T112">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22220023967309" text:continue-numbering="true" text:style-name="L5">
        <text:list-item>
          <text:p text:style-name="P177"><text:span text:style-name="T112">Totally there are 360 longitudes drawn on the globe. To the east of Greenwich meridian 180 longitudes are drawn. They are 0 </text:span><text:span text:style-name="T83">0</text:span><text:span text:style-name="T112"> to 180 </text:span><text:span text:style-name="T83">0</text:span><text:span text:style-name="T112"> east longitudes in the eastern hemisphere. Similarly in the western hemisphere there are 0 </text:span><text:span text:style-name="T83">0</text:span><text:span text:style-name="T112"> to 180 </text:span><text:span text:style-name="T83">0</text:span><text:span text:style-name="T112"> west longitudes.</text:span></text:p>
        </text:list-item>
        <text:list-item>
          <text:p text:style-name="P178"><text:span text:style-name="T112">On the globe 0 </text:span><text:span text:style-name="T83">0</text:span><text:span text:style-name="T112"> and 360 </text:span><text:span text:style-name="T83">0 </text:span><text:span text:style-name="T112">longitudes are one and the same longitude. Similarly 180 </text:span><text:span text:style-name="T83">0</text:span><text:span text:style-name="T112"> E and 180 </text:span><text:span text:style-name="T83">0</text:span><text:span text:style-name="T112"> W longitudes are one and the same longitude.</text:span></text:p>
        </text:list-item>
        <text:list-item>
          <text:p text:style-name="P179"><text:span text:style-name="T377">L</text:span>attitude extension</text:p>
          <text:list>
            <text:list-item>
              <text:p text:style-name="P155">Equator runs across south of India and therefore our country is located in the northern hemisphere.</text:p>
            </text:list-item>
            <text:list-item>
              <text:p text:style-name="P156">Cape Comorin is the southern tip of India. The 8 <text:span text:style-name="T81">0</text:span> N. latitude runs along the border of Cape Comorin.</text:p>
            </text:list-item>
            <text:list-item>
              <text:p text:style-name="P157">The northern limit of our country is Jammu Kashmir. The 37 <text:span text:style-name="T81">0</text:span> N. latitude runs along the border of Jammu Kashmir.</text:p>
            </text:list-item>
            <text:list-item>
              <text:p text:style-name="P158">Hence the latitudinal extension of India is from 8 <text:span text:style-name="T81">0</text:span> N. latitude to 37 <text:span text:style-name="T81">0</text:span> N. latitude.</text:p>
            </text:list-item>
          </text:list>
        </text:list-item>
        <text:list-item>
          <text:p text:style-name="P396">Longitude extension</text:p>
          <text:list>
            <text:list-item>
              <text:p text:style-name="P159">India is situated east of Greenwich (0 <text:span text:style-name="T81">0</text:span> E.) and hence our country is in the eastern hemisphere.</text:p>
            </text:list-item>
            <text:list-item>
              <text:p text:style-name="P160">The state of Gujarat is the western limit of our country. The 68 <text:span text:style-name="T81">0</text:span> E longitude runs along the border of Gujarat.</text:p>
            </text:list-item>
            <text:list-item>
              <text:p text:style-name="P161">The eastern limit of our country is Arunachal Pradesh. The 97 <text:span text:style-name="T81">0</text:span> E longitude runs along the border of Arunachal Pradesh.</text:p>
            </text:list-item>
            <text:list-item>
              <text:p text:style-name="P161">Hence, the longitudinal extension of India is from 68 <text:span text:style-name="T81">0</text:span> E. Longitude to 97 <text:span text:style-name="T81">0</text:span> E. Longitude.</text:p>
            </text:list-item>
          </text:list>
        </text:list-item>
      </text:list>
      <text:h text:style-name="P403" text:outline-level="1"><text:bookmark-start text:name="__RefHeading__1354_240307607"/>Chapter-6: Rotation and Revolution<text:bookmark-end text:name="__RefHeading__1354_240307607"/></text:h>
      <text:list xml:id="list5423073029094216354" text:style-name="L6">
        <text:list-item>
          <text:p text:style-name="P379">All the planets in the solar system have three motions. They are rotating on their respective axis. They are revolving around the Sun. Along with the Sun planets are revolving around the Milky Way Galaxy.</text:p>
        </text:list-item>
        <text:list-item>
          <text:p text:style-name="P380"><text:span text:style-name="T96">Rotation: </text:span>The axis of the earth is not perpendicular. It is inclined 23 1⁄2 <text:span text:style-name="T81">0</text:span> to the vertical. In such inclined position on its axis the earth takes 24 hours to complete one rotation.</text:p>
          <text:p text:style-name="P381">The circumference of the earth along its equator is 40,067 km. The earth takes 24 hours to complete one rotation. Therefore its rotational speed is about 1670 km. per hour, at the equator.</text:p>
        </text:list-item>
        <text:list-item>
          <text:p text:style-name="P229">Revolution: <text:span text:style-name="T105">The earth revolves around the Sun while rotating on its 23 1⁄2 </text:span><text:span text:style-name="T85">0</text:span><text:span text:style-name="T84"> <text:s/></text:span><text:span text:style-name="T105">inclined axis. This inclination remains same through out its revolving period of one year. This inclination produces seasons over the surface of the earth.</text:span></text:p>
        </text:list-item>
        <text:list-item>
          <text:p text:style-name="P230"><text:span text:style-name="T402">Circle of illumination: </text:span><text:span text:style-name="T105">The circle that divides the day from night on the globe is called the circle of illumination.</text:span></text:p>
        </text:list-item>
        <text:list-item>
          <text:p text:style-name="P231"><text:span text:style-name="T403">Earthday: </text:span><text:span text:style-name="T105">The earth takes about 24 hours to complete one rotation around its axis. The period of rotation is known as the </text:span>earthday<text:span text:style-name="T105">. This is the daily motion of the earth.</text:span></text:p>
        </text:list-item>
        <text:list-item>
          <text:p text:style-name="P232"><text:span text:style-name="T378">Seasons: </text:span><text:span text:style-name="T105">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233">Summer: <text:span text:style-name="T113">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3"><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234"><text:soft-page-break/>The <text:span text:style-name="T379">Autumn</text:span>: <text:span text:style-name="T105">The Sun appears to move towards the south as the earth continues to revolve around the Sun. On the 23 </text:span><text:span text:style-name="T82">rd</text:span><text:span text:style-name="T105"> of September, the Sun is overhead at the equator. The rays of the Sun fall vertically on the equator. Both the north and the south poles are equidistant from </text:span><text:span text:style-name="T114">the Sun.</text:span></text:p>
              <text:p text:style-name="P74">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235">The Winter: <text:span text:style-name="T105">The earth continues to revolve around the Sun. On the 22 </text:span><text:span text:style-name="T82">nd</text:span><text:span text:style-name="T105">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15">is inclined away from the Sun and North Pole is in total darkness. Other places in the Northern Hemisphere experiences long nights and short days. This time of the year is called winter season in the Northern Hemisphere.</text:span></text:p>
              <text:p text:style-name="P75">The Northern Hemisphere experiences the winter for three months namely December, January, and February. At the same time the South Pole experiences summer.</text:p>
            </text:list-item>
            <text:list-item>
              <text:p text:style-name="P236">The Spring: <text:span text:style-name="T116">It appears that the Sun migrates towards north as the earth continues to revolve around the Sun. On the 21 </text:span><text:span text:style-name="T86">st</text:span><text:span text:style-name="T116">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404" text:outline-level="1"><text:bookmark-start text:name="__RefHeading__1356_240307607"/><text:span text:style-name="T116">C</text:span><text:span text:style-name="T105">hapter-7: </text:span><text:span text:style-name="T117">Heat Zones and Time Zones</text:span><text:bookmark-end text:name="__RefHeading__1356_240307607"/></text:h>
      <text:list xml:id="list6393373925968725358" text:style-name="L7">
        <text:list-item>
          <text:p text:style-name="P76">The differences in the distribution of temperatures are mainly due to the variation in the angle of incidence of Sun’s rays on the earth and the shape of the earth.</text:p>
        </text:list-item>
        <text:list-item>
          <text:p text:style-name="P77">The surface of the earth is divided into different heat zones based on the difference in heat energy received in different places.</text:p>
          <text:list>
            <text:list-item>
              <text:p text:style-name="P237"><text:span text:style-name="T380">T</text:span>orrid Zone: <text:span text:style-name="T118">The earth surface lying in between the Tropic of Cancer (23 1⁄2 </text:span><text:span text:style-name="T87">0</text:span><text:span text:style-name="T118"> N) and Tropic of Capricorn (23 1⁄2 </text:span><text:span text:style-name="T87">0</text:span><text:span text:style-name="T118"> S) is called “Torrid Zone”. The Sun’s rays fall vertically over this surface almost throughout the year. Therefore very high temperature prevails during summer and mild temperature during winter.</text:span></text:p>
            </text:list-item>
          </text:list>
        </text:list-item>
      </text:list>
      <text:p text:style-name="P11"/>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222220173559281" text:continue-numbering="true" text:style-name="L7">
        <text:list-item>
          <text:list>
            <text:list-item>
              <text:p text:style-name="P238">Temperate Zone: <text:span text:style-name="T119">The earth surface lying between 231⁄2 </text:span><text:span text:style-name="T88">0</text:span><text:span text:style-name="T119"> N and 661⁄2 </text:span><text:span text:style-name="T88">0 </text:span><text:span text:style-name="T119">N latitudes in the Northern <text:s/></text:span><text:span text:style-name="T120">H</text:span><text:span text:style-name="T119">emisphere and 23 1⁄2 </text:span><text:span text:style-name="T88">0</text:span><text:span text:style-name="T119"> S and 66 1⁄2 </text:span><text:span text:style-name="T88">0</text:span><text:span text:style-name="T119"> S latitudes in the Southern Hemisphere is called “Temperate Zones.” The Sun’s rays fall at an inclined angle over this surface throughout the year. Therefore mild temperature prevails in this zone throughout the year.</text:span></text:p>
            </text:list-item>
            <text:list-item>
              <text:p text:style-name="P239">Frigid Zone: <text:span text:style-name="T121">The earth surface lying in between the Temperate Zone (66 1⁄2 </text:span><text:span text:style-name="T89">0</text:span><text:span text:style-name="T121"> N.) and North Pole (90 </text:span><text:span text:style-name="T89">0</text:span><text:span text:style-name="T121"> N.) in the northern hemisphere, and the temperate zone (66 1⁄2 </text:span><text:span text:style-name="T89">0</text:span><text:span text:style-name="T121"> S.) and the South Pole (90 </text:span><text:span text:style-name="T89">0</text:span><text:span text:style-name="T121"> S.) in the southern hemisphere is called “Frigid Zone”. The Sun’s rays are falling very oblique throughout the year. Therefore very low temperature prevails throughout the year.</text:span></text:p>
            </text:list-item>
          </text:list>
        </text:list-item>
        <text:list-item>
          <text:p text:style-name="P240"><text:span text:style-name="T121">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21"> ) on the globe. (m = minutes)</text:span></text:p>
        </text:list-item>
        <text:list-item>
          <text:p text:style-name="P241">Indian Standar<text:span text:style-name="T381">d</text:span> Time: <text:span text:style-name="T105">The central meridian that runs across a country is the basis for calculating the standard time of that country. Which is the central meridian of India? The 82 </text:span><text:span text:style-name="T82">0</text:span><text:span text:style-name="T105">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242"><text:soft-page-break/><text:span text:style-name="T105">India extends from 68 </text:span><text:span text:style-name="T82">0</text:span><text:span text:style-name="T105"> E longitude to 97 </text:span><text:span text:style-name="T82">0</text:span><text:span text:style-name="T105"> E longitude. Therefore 82 </text:span><text:span text:style-name="T82">0 </text:span><text:span text:style-name="T105">30’ Longitude is taken as the central meridian in India. (68 </text:span><text:span text:style-name="T82">0</text:span><text:span text:style-name="T105"> E longitude + 97 </text:span><text:span text:style-name="T82">0 </text:span><text:span text:style-name="T105">E longitude = 165/2 = 82 </text:span><text:span text:style-name="T82">0 </text:span><text:span text:style-name="T105">30’E. Longitude).</text:span></text:p>
        </text:list-item>
        <text:list-item>
          <text:p text:style-name="P243">World Standard Time: <text:span text:style-name="T105">There are 360 longitudes drawn on the Globe. The central meridian is the Greenwich Meridian (0 </text:span><text:span text:style-name="T82">0</text:span><text:span text:style-name="T105"> long.). When the Sun shines directly on this longitude it is taken as 12Noon and it is considered as World Standard Time. </text:span><text:span text:style-name="T230">The earth has been divided into twenty-four time zones of one hour each. Each zone thus covers 15° of longitude.</text:span></text:p>
        </text:list-item>
        <text:list-item>
          <text:p text:style-name="P78">Japanese who live in the borders of eastern hemisphere see the Sunrise first in the world. Therefore Japan is called as the Land of Rising Sun.</text:p>
        </text:list-item>
        <text:list-item>
          <text:p text:style-name="P79">Based on the longitudes the world surface is divided into 24 time zones. Big countries like Russia and USA have more than one time zone. <text:span text:style-name="T401">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405" text:outline-level="1"><text:bookmark-start text:name="__RefHeading__2020_240307607"/>Chapter-8: Corals<text:bookmark-end text:name="__RefHeading__2020_240307607"/></text:h>
      <text:list xml:id="list8989450743091316754" text:style-name="L8">
        <text:list-item>
          <text:p text:style-name="P80">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81">According to Neil Armstrong, the first astronaut to land on the moon, the earth looks like a “Blue Pearl”. The earth looks like a pearl because of the mighty oceans covering three fourth of the surface.</text:p>
        </text:list-item>
        <text:list-item>
          <text:p text:style-name="P82">The first life originated only from the sea. The oxygen released by seaweed like the algae became the basis for the earth’s atmosphere.</text:p>
        </text:list-item>
        <text:list-item>
          <text:p text:style-name="P83">Oysters produce the pearls and polyps produce the corals.</text:p>
        </text:list-item>
        <text:list-item>
          <text:p text:style-name="P244">Corals: <text:span text:style-name="T105">The corals are the largest ecosystem of the earth. The corals are produced by the interaction between the plants and animals in the sea.</text:span></text:p>
          <text:p text:style-name="P245"><text:span text:style-name="T105">The coral polyps and the algae cling to each other for staying alive. A type of algae called </text:span>Zoozanthale<text:span text:style-name="T105"> supplies 98% of nutrients to the coral polyps. </text:span><text:span text:style-name="T122">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2"/>
      <text:p text:style-name="P12"><draw:frame draw:style-name="fr2" draw:name="Image20" text:anchor-type="paragraph" svg:width="8.811cm" svg:height="9.499cm" draw:z-index="18"><draw:image xlink:href="Pictures/100002010000014D00000167195BA30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22220000716735" text:continue-numbering="true" text:style-name="L8">
        <text:list-header>
          <text:p text:style-name="P84">A coral polyp is a spineless animal. Coral polyps range from the size of a pinhead to a foot in diameter. They are cousins of jellyfish and anemones. When thousands of these are grouped together, they are referred to as “Coral Colonies”.</text:p>
          <text:p text:style-name="P85"><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86">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246"><text:span text:style-name="T122">Many corals are white and they get their beautiful colour from the </text:span><text:span text:style-name="T382">zooxanthellae</text:span><text:span text:style-name="T122"> that reside inside them. Some corals are red in colour. Commercially these red corals are very valuable.</text:span></text:p>
          <text:p text:style-name="P87">Corals are skeletons of tiny marine animals called Polyps. When the living polyps die, their skeletons are left. Other poplyps grow on top of the hard skeleton which grows higher and higher, thus forming the coral islands.</text:p>
        </text:list-header>
        <text:list-item>
          <text:p text:style-name="P247"><text:span text:style-name="T383">Distribution of Coral reefs:</text:span><text:span text:style-name="T123"> </text:span><text:span text:style-name="T122">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88">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248">Impact of pollution on coral reef</text:p>
          <text:list>
            <text:list-item>
              <text:p text:style-name="P89">You all know the negative impact of stagnant water near your house.</text:p>
            </text:list-item>
            <text:list-item>
              <text:p text:style-name="P90">First we become sick and our general health gets affected slowly.</text:p>
            </text:list-item>
            <text:list-item>
              <text:p text:style-name="P91">Similarly when the land is polluted, the entire ecology of the respective region is disturbed.</text:p>
            </text:list-item>
            <text:list-item>
              <text:p text:style-name="P92">The rainwater and the drainage channels carry the pollutants into the sea.</text:p>
            </text:list-item>
            <text:list-item>
              <text:p text:style-name="P93">In particular, sewerage and chemical pollutants contaminate the seawater.</text:p>
            </text:list-item>
            <text:list-item>
              <text:p text:style-name="P94">This in turn destroys the living organisms of the sea.</text:p>
            </text:list-item>
            <text:list-item>
              <text:p text:style-name="P95">Remember sea is the biggest food granary for humankind.</text:p>
            </text:list-item>
            <text:list-item>
              <text:p text:style-name="P249"><text:span text:style-name="T105">Just think of the impact of such pollutions on the Coral reefs,the world’s biggest eco-syste</text:span><text:span text:style-name="T124">m.</text:span></text:p>
            </text:list-item>
          </text:list>
        </text:list-item>
      </text:list>
      <text:h text:style-name="P406" text:outline-level="1"><text:bookmark-start text:name="__RefHeading__2343_1553062670"/><text:span text:style-name="T132">Chapter-9: </text:span><text:span text:style-name="T124">T</text:span><text:span text:style-name="T105">he Earth We Live In</text:span><text:bookmark-end text:name="__RefHeading__2343_1553062670"/></text:h>
      <text:list xml:id="list7659226011688657874" text:style-name="L9">
        <text:list-item>
          <text:p text:style-name="P382"><text:span text:style-name="T127">A </text:span><text:span text:style-name="T128">continuous</text:span><text:span text:style-name="T127"> stretch of mountains is called </text:span><text:span text:style-name="T128">a mountain range. </text:span><text:span text:style-name="T125">T</text:span><text:span text:style-name="T105">he highest mountain range in the world is </text:span><text:span text:style-name="T126">the Himalayas.</text:span></text:p>
        </text:list-item>
        <text:list-item>
          <text:p text:style-name="P383"><text:span text:style-name="T98">Plateau: </text:span><text:span text:style-name="T126">T</text:span><text:span text:style-name="T105">he land that is higher than the surrounding region </text:span><text:span text:style-name="T129">with a flattened top is called plateau. </text:span><text:span text:style-name="T130">The plateau of Tibe</text:span><text:span text:style-name="T131">t is the highest plateau in the world </text:span><text:span text:style-name="T286">with a height of 4000 to 6000 metres </text:span><text:span text:style-name="T287">above the mean sea level. </text:span><text:span text:style-name="T288">The Deccan plateau in India is one of the oldest plateau</text:span><text:span text:style-name="T289">s. <text:s/></text:span><text:span text:style-name="T290">The East African plateau in </text:span><text:span text:style-name="T292">Kenya</text:span><text:span text:style-name="T290">, </text:span><text:span text:style-name="T292">Tanzania</text:span><text:span text:style-name="T291"> and </text:span><text:span text:style-name="T292">Ugandan and the western plateau of Australia are other examples.</text:span></text:p>
          <text:p text:style-name="P384"><text:span text:style-name="T293">Plateaus are very useful because they are rich in mineral deposits. As a result, many of the mining areas in the world are located in the plateau areas. </text:span><text:span text:style-name="T292">T</text:span><text:span text:style-name="T105">he African plateau is famous for gold and diamond mining. </text:span><text:span text:style-name="T294">In India huge reserves of iron, coal and manganese are found in the Chhotanagpur plateau.</text:span></text:p>
          <text:p text:style-name="P96">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250">Plains: <text:span text:style-name="T105">Plains are large stretches of flat land. They are, generally, not more than 200 metres above mean sea level. </text:span><text:span text:style-name="T295">Some largest plains made by the river</text:span><text:span text:style-name="T296">s are found in Asia and North America. </text:span><text:span text:style-name="T297">For example, in Asia, </text:span><text:span text:style-name="T298">these plains are formed by the Ganga and the Brahmaputra </text:span><text:span text:style-name="T299">in India and </text:span><text:span text:style-name="T300">Yangtze in China.</text:span></text:p>
        </text:list-item>
        <text:list-item>
          <text:p text:style-name="P251">Continents: <text:span text:style-name="T133">Large land masses are called continents</text:span></text:p>
        </text:list-item>
      </text:list>
      <text:p text:style-name="P13"><draw:frame draw:style-name="fr2" draw:name="Image21" text:anchor-type="paragraph" svg:width="15.586cm" svg:height="7.922cm" draw:z-index="19"><draw:image xlink:href="Pictures/100002010000025800000131EB758E46.png" xlink:type="simple" xlink:show="embed" xlink:actuate="onLoad"/></draw:frame></text:p>
      <text:list xml:id="list222219884979052" text:continue-numbering="true" text:style-name="L9">
        <text:list-item>
          <text:list>
            <text:list-item>
              <text:p text:style-name="P252"><text:span text:style-name="T384">A</text:span>sia:<text:span text:style-name="T105"> </text:span><text:span text:style-name="T134">It is the largest contine</text:span><text:span text:style-name="T135">n</text:span><text:span text:style-name="T134">t. It is situated in the northern hemisphere. </text:span><text:span text:style-name="T237">It covers about one-third of the total land area of the earth. </text:span><text:span text:style-name="T238">The continent lies in the Eastern Hemisphere. The Tropic of Cancer passes through this continent. Asia is separated from Europe by the Ural mountains on the west. </text:span><text:span text:style-name="T239">The combined landmass of Europe and Asia is called the Eurasia (Europe + Asia).</text:span></text:p>
              <text:p text:style-name="P253"><text:soft-page-break/><text:span text:style-name="T136">The cold Gobi desert and Himalaya</text:span><text:span text:style-name="T137">n</text:span><text:span text:style-name="T136"> mountains are located in this continent.</text:span></text:p>
            </text:list-item>
            <text:list-item>
              <text:p text:style-name="P254"><text:span text:style-name="T385">Africa</text:span>: <text:span text:style-name="T138">It is the second largest continent in the world. </text:span><text:span text:style-name="T139">It is situated in both, the northern and southern hemispher</text:span><text:span text:style-name="T140">e</text:span><text:span text:style-name="T139">. <text:s/></text:span><text:span text:style-name="T140">The equator divides the continent into two equal halves. </text:span><text:span text:style-name="T241">The Equator or 0 </text:span><text:span text:style-name="T90">0</text:span><text:span text:style-name="T241"> latitude runs almost through the middle of the continent. A large part of Africa lies in the Northern Hemisphere. </text:span><text:span text:style-name="T243">I</text:span><text:span text:style-name="T242">t is the only continent through which the Tropic of Cancer, the Equator and the Tropic of Capricorn pass.</text:span></text:p>
              <text:p text:style-name="P255"><text:span text:style-name="T141">River Nile</text:span><text:span text:style-name="T142">(6695 km)</text:span><text:span text:style-name="T141">, the longest river in the world and </text:span><text:span text:style-name="T143">the </text:span><text:span text:style-name="T141">Sahara, the largest </text:span><text:span text:style-name="T244">hot </text:span><text:span text:style-name="T141">desert in the world, </text:span><text:span text:style-name="T143">are </text:span><text:span text:style-name="T141">found in this continent.</text:span><text:span text:style-name="T139"> <text:s/></text:span><text:span text:style-name="T144">This continent is rich in mineral resources and </text:span><text:span text:style-name="T145">has dense forests.</text:span></text:p>
            </text:list-item>
            <text:list-item>
              <text:p text:style-name="P256">North America: <text:span text:style-name="T146">This continent is surrounded by the Atlantic ocean, Artic ocean and Pacific ocean. </text:span><text:span text:style-name="T147">The Rocky mountains situated along the west coa</text:span><text:span text:style-name="T148">st is </text:span><text:span text:style-name="T149">a very long chain of mountains.</text:span></text:p>
            </text:list-item>
            <text:list-item>
              <text:p text:style-name="P257">South America: <text:span text:style-name="T105">This continent lies almost entirely in the southern hemisphere. </text:span><text:span text:style-name="T150">The Andes, the worlds largest/</text:span><text:span text:style-name="T245">longest</text:span><text:span text:style-name="T150"> mountain range </text:span><text:span text:style-name="T151">and River Amazon</text:span><text:span text:style-name="T154">(6586 km)</text:span><text:span text:style-name="T151">, </text:span><text:span text:style-name="T152">the world's largest river </text:span><text:span text:style-name="T153">is situated in this continent.</text:span></text:p>
            </text:list-item>
            <text:list-item>
              <text:p text:style-name="P258">Europe: <text:span text:style-name="T105">This continent lies to the west of the As</text:span><text:span text:style-name="T155">i</text:span><text:span text:style-name="T105">a. </text:span><text:span text:style-name="T240">The Arctic Circle passes through it. It is bound by water bodies on three sides.</text:span></text:p>
              <text:p text:style-name="P97">The Alps mountain range is situated in this continent.</text:p>
            </text:list-item>
            <text:list-item>
              <text:p text:style-name="P259">Australia: <text:span text:style-name="T105">Australia is referred as 'Island continent', </text:span><text:span text:style-name="T156">because it is surrounded by </text:span><text:span text:style-name="T157">oceans an all </text:span><text:span text:style-name="T158">the </text:span><text:span text:style-name="T157">four sides.</text:span></text:p>
              <text:p text:style-name="P260"><text:span text:style-name="T157">I</text:span><text:span text:style-name="T105">t consists of many islands like New Zealand </text:span><text:span text:style-name="T159">and Fiji. </text:span><text:span text:style-name="T160">Fiji island, </text:span><text:span text:style-name="T161">Papua and </text:span><text:span text:style-name="T162">G</text:span><text:span text:style-name="T163">uinea </text:span><text:span text:style-name="T164">are called oceanic islands.</text:span></text:p>
              <text:p text:style-name="P261"><text:span text:style-name="T164">T</text:span><text:span text:style-name="T105">he Great Barri</text:span><text:span text:style-name="T165">er</text:span><text:span text:style-name="T105"> Reef, </text:span><text:span text:style-name="T166">the world's largest coral reef is </text:span><text:span text:style-name="T167">situated off the </text:span><text:span text:style-name="T168">east coast of the Australia.</text:span></text:p>
            </text:list-item>
            <text:list-item>
              <text:p text:style-name="P262">Antarctica: <text:span text:style-name="T169">This continent is situated in the South Pole </text:span><text:span text:style-name="T170">and is entirely covered with snow. </text:span><text:span text:style-name="T171">It is very cold place. Penguins, Seals and other living creat</text:span><text:span text:style-name="T172">ur</text:span><text:span text:style-name="T171">es live </text:span><text:span text:style-name="T172">here.</text:span></text:p>
              <text:p text:style-name="P263"><text:span text:style-name="T172">I</text:span><text:span text:style-name="T105">ndia has set up </text:span><text:span text:style-name="T173">'Dakshin Gangotri' and 'Maitri' <text:s/></text:span><text:span text:style-name="T174">research stations.</text:span></text:p>
            </text:list-item>
          </text:list>
        </text:list-item>
        <text:list-item>
          <text:p text:style-name="P264">Oceans: <text:span text:style-name="T175">A large stretch of water </text:span><text:span text:style-name="T176">covering a huge area is called an ocean. </text:span><text:span text:style-name="T246">Following </text:span><text:span text:style-name="T176">are </text:span><text:span text:style-name="T246">the </text:span><text:span text:style-name="T176">five oceans on the Earth </text:span><text:span text:style-name="T246">in order </text:span><text:span text:style-name="T247">of their size.</text:span></text:p>
          <text:list>
            <text:list-item>
              <text:p text:style-name="P265">Pacific Ocean: <text:span text:style-name="T177">It is the d</text:span><text:span text:style-name="T179">ee</text:span><text:span text:style-name="T177">pest ocean in the world. </text:span><text:span text:style-name="T248">It is spread over one-third of earth. </text:span><text:span text:style-name="T249">The Pacific Ocean is almost circular in shape. </text:span><text:span text:style-name="T250">Asia, Australia, North and South Americas surround it.</text:span><text:span text:style-name="T248"> </text:span></text:p>
              <text:p text:style-name="P265"><text:span text:style-name="T178">The </text:span><text:span text:style-name="T180">volcanic mountains surroun</text:span><text:span text:style-name="T181">ding the </text:span><text:span text:style-name="T183">pacific </text:span><text:span text:style-name="T181">ocean </text:span><text:span text:style-name="T182">are called 'Pacific Ring of the Fire'.</text:span></text:p>
              <text:p text:style-name="P266"><text:span text:style-name="T182">T</text:span><text:span text:style-name="T105">he deepest Mariana Trench is located in the Pacific Ocean. </text:span><text:span text:style-name="T184">This trench is </text:span><text:span text:style-name="T185">so deep that Mt. Everest </text:span><text:span text:style-name="T186">is not enough to fill it.</text:span></text:p>
              <text:p text:style-name="P98">Mauna Kea (Hawaii) in the Pacific Ocean is an undersea mountain. It is higher than Mount Everest being 10,205 metres high.</text:p>
            </text:list-item>
            <text:list-item>
              <text:p text:style-name="P267"><text:soft-page-break/>Atlantic Ocean: <text:span text:style-name="T105">It is the second largest ocean in the world. </text:span><text:span text:style-name="T187">Hurricanes are very common in this ocean.</text:span></text:p>
              <text:p text:style-name="P99">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268">Indian Ocean: <text:span text:style-name="T105">It is the third largest ocean in the world. </text:span><text:span text:style-name="T188">India receives the rainfall from the mons</text:span><text:span text:style-name="T190">o</text:span><text:span text:style-name="T188">on </text:span><text:span text:style-name="T189">which originates in this ocean.</text:span></text:p>
              <text:p text:style-name="P100">The shape of ocean is almost triangular. In the north, it is bound by Asia, in the west by Africa and in the east by Australia.</text:p>
            </text:list-item>
            <text:list-item>
              <text:p text:style-name="P269">Antarctic Ocean: <text:span text:style-name="T191">The ocean surrounding the continent of the Antarctica </text:span><text:span text:style-name="T192">is called the Southern or Antarctic Ocean.</text:span></text:p>
            </text:list-item>
            <text:list-item>
              <text:p text:style-name="P270">Ar<text:span text:style-name="T386">c</text:span>tic Ocean: <text:span text:style-name="T193">This is smallest ocean in the world. It surrounds the North Pole. </text:span><text:span text:style-name="T194">This ocean has may </text:span><text:span text:style-name="T195">i</text:span><text:span text:style-name="T194">cebergs.</text:span></text:p>
              <text:p text:style-name="P101">It is connected with the Pacific Ocean by a narrow stretch of shallow water known as Berring strait. It is bound by northern coasts of North America and Eurasia.</text:p>
            </text:list-item>
          </text:list>
        </text:list-item>
        <text:list-item>
          <text:p text:style-name="P271"><text:span text:style-name="T387">Biosphere: </text:span><text:span text:style-name="T235">The Biosphere is the narrow zone where we find land, water and air together, which contains all forms of life. </text:span><text:span text:style-name="T207">The zone in which living </text:span><text:span text:style-name="T208">organism exist is called Biosphere. </text:span><text:span text:style-name="T209">Lithosphere, Hydrosphere and Atmosphere together forms Biosphere. </text:span></text:p>
          <text:list>
            <text:list-item>
              <text:p text:style-name="P272"><text:span text:style-name="T388">Lithosphere: </text:span><text:span text:style-name="T194">T</text:span><text:span text:style-name="T105">he solid portion of the </text:span><text:span text:style-name="T198">e</text:span><text:span text:style-name="T105">arth on which we live is called </text:span><text:span text:style-name="T196">Lithosphere. </text:span><text:span text:style-name="T236">It comprises the rocks of the earth’s crust and the thin layers of soil that contain nutrient elements which sustain organisms.</text:span></text:p>
            </text:list-item>
            <text:list-item>
              <text:p text:style-name="P273"><text:span text:style-name="T389">Hydrosphere: </text:span><text:span text:style-name="T196">Water covers large area of the </text:span><text:span text:style-name="T199">e</text:span><text:span text:style-name="T196">arth's surface </text:span><text:span text:style-name="T197">and this area is called Hydrosphere. </text:span><text:span text:style-name="T234">The Hydrosphere comprises water in all its forms, that is, ice, water and water vapour.</text:span></text:p>
            </text:list-item>
            <text:list-item>
              <text:p text:style-name="P274"><text:span text:style-name="T390">Atmosphere: </text:span><text:span text:style-name="T200">The gaseous layer that surrounds the earth is called </text:span><text:span text:style-name="T201">Atmosphere. </text:span><text:span text:style-name="T251">The atmosphere extends up to a height of about 1,600 kilometres. </text:span></text:p>
              <text:p text:style-name="P274"><text:span text:style-name="T251">The atmosphere is divided into five layers based on composition, temperature and other properties. </text:span><text:span text:style-name="T252">These layers starting from earth’s surface are called </text:span><text:span text:style-name="T253">the </text:span><text:span text:style-name="T254">T</text:span><text:span text:style-name="T253">roposphere, the </text:span><text:span text:style-name="T255">S</text:span><text:span text:style-name="T253">tratosphere, the </text:span><text:span text:style-name="T256">M</text:span><text:span text:style-name="T253">esosphere, the </text:span><text:span text:style-name="T257">T</text:span><text:span text:style-name="T253">hermosphere and the </text:span><text:span text:style-name="T258">E</text:span><text:span text:style-name="T253">xosphere.</text:span></text:p>
            </text:list-item>
          </text:list>
        </text:list-item>
        <text:list-item>
          <text:p text:style-name="P275">Peninsula: <text:span text:style-name="T105">Peninsula is a piece of land </text:span><text:span text:style-name="T202">that is surrounded by water </text:span><text:span text:style-name="T203">on three sides. India is an peninsula.</text:span></text:p>
        </text:list-item>
        <text:list-item>
          <text:p text:style-name="P276">Strait: <text:span text:style-name="T105">A strait is a narrow s</text:span><text:span text:style-name="T204">tretch</text:span><text:span text:style-name="T105"> of water </text:span><text:span text:style-name="T205">that connects two large water bodies. </text:span><text:span text:style-name="T206">For example Palk Strait present between India and Sri Lanka.</text:span></text:p>
        </text:list-item>
        <text:list-item>
          <text:p text:style-name="P277">Gulf: <text:span text:style-name="T105">Gulf is a hollow carved out in </text:span><text:span text:style-name="T210">the sea coast which </text:span><text:span text:style-name="T211">lets the water reach deep </text:span><text:span text:style-name="T212">inland. </text:span><text:span text:style-name="T213">A bay is an inlet of the sea </text:span><text:span text:style-name="T214">with a wider opening than a gulf.</text:span></text:p>
          <text:p text:style-name="P278"><text:span text:style-name="T214">E</text:span><text:span text:style-name="T105">xample of these are Bay of Bengal and Persian Gulf.</text:span></text:p>
        </text:list-item>
        <text:list-item>
          <text:p text:style-name="P279"><text:soft-page-break/>Isthmus: <text:span text:style-name="T215">Isthmus is </text:span><text:span text:style-name="T216">a narrow strip of land </text:span><text:span text:style-name="T217">connecting two large land masses. </text:span><text:span text:style-name="T218">The isthmus of Panama connects North America and South America.</text:span></text:p>
          <text:p text:style-name="P102"/>
        </text:list-item>
      </text:list>
      <text:h text:style-name="P399" text:outline-level="1"><text:bookmark-start text:name="__RefHeading__2783_560642268"/>Chapter-10: <text:span text:style-name="T404">Miscellaneous contents</text:span><text:bookmark-end text:name="__RefHeading__2783_560642268"/></text:h>
      <text:list xml:id="list2052996935672733910" text:style-name="L10">
        <text:list-item>
          <text:p text:style-name="P385"><text:span text:style-name="T97">Stars: </text:span>The sun, the moon and all those objects shining in the night sky are called celestial bodies. <text:span text:style-name="T395">Some celestial bodies are very big and hot. They are made up of gases. They have their own heat and light, which they emit in large amounts. These celestial bodies are called </text:span><text:span text:style-name="T226">stars</text:span><text:span text:style-name="T395">. The sun is a star.</text:span></text:p>
        </text:list-item>
        <text:list-item>
          <text:p text:style-name="P280">Planet<text:span text:style-name="T396">s</text:span>: <text:span text:style-name="T105">Some celestial bodies do not have their own heat and light. They are lit by the light of the stars. Such bodies are called planets. The word ‘planet’ comes from the Greek word “Planetai” which means ‘wanderers’.</text:span></text:p>
        </text:list-item>
        <text:list-item>
          <text:p text:style-name="P103">Jupiter, Saturn and Uranus have rings around them. These are belts of small debris. These rings may be seen from the earth with the help of powerful telescopes.</text:p>
        </text:list-item>
        <text:list-item>
          <text:p text:style-name="P281">The Solar System: <text:span text:style-name="T105">The sun, eight planets, satellites and some other celestial bodies known as asteroids and meteoroids </text:span><text:span text:style-name="T227">form the solar system. We often call it a solar family, with the sun as its Head.</text:span></text:p>
        </text:list-item>
        <text:list-item>
          <text:p text:style-name="P104">Venus is considered as ‘Earth’s-twin’ because its size and shape are very much similar to that of the earth.</text:p>
        </text:list-item>
        <text:list-item>
          <text:p text:style-name="P282"><text:span text:style-name="T397">Satellite:</text:span><text:span text:style-name="T227"> </text:span><text:span text:style-name="T229">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83"><text:span text:style-name="T227">Our earth has only one satellite, that is, the moon. Its </text:span><text:span text:style-name="T228">diameter</text:span><text:span text:style-name="T227"> is only one-quarter that of the earth. It appears so big because it is nearer to our planet than other celestial bodies. It is about 3,84,400 km away from us.</text:span></text:p>
        </text:list-item>
        <text:list-item>
          <text:p text:style-name="P284">Physical Maps: <text:span text:style-name="T105">Maps showing natural features of the earth such as mountains, plateaus, plains, rivers, oceans etc. are called physical or relief maps.</text:span></text:p>
        </text:list-item>
        <text:list-item>
          <text:p text:style-name="P285">Political Maps: <text:span text:style-name="T105">Maps showing cities, towns and villages, and different countries and states of the world with their boundaries are called political maps.</text:span></text:p>
        </text:list-item>
        <text:list-item>
          <text:p text:style-name="P286">Thematic Maps: <text:span text:style-name="T231">Some maps focus on specific information; such as road </text:span><text:span text:style-name="T232">maps, rainfall maps, maps showing distribution of forests, industries etc. are known as thematic maps.</text:span></text:p>
          <text:p text:style-name="P105">Suitable titles are given on the basis of information provided in these maps.</text:p>
        </text:list-item>
        <text:list-item>
          <text:p text:style-name="P287"><text:span text:style-name="T405">Small scale maps: </text:span><text:span text:style-name="T232">When large areas like continents or countries are to be shown on a paper, then we use a small scale. For example 5 cm. on the map shows 500 km. of the ground. It is called a small scale map.</text:span></text:p>
        </text:list-item>
        <text:list-item>
          <text:p text:style-name="P288">Large scale maps: <text:span text:style-name="T105">When a small area like your village or town is to be shown on paper, then we use a large scale that is 5 cm. on the map shows 500 metres only on the ground. It is called a large scale map.</text:span></text:p>
        </text:list-item>
        <text:list-item>
          <text:p text:style-name="P289">Sketch maps: <text:span text:style-name="T105">A sketch is a drawing mainly based on memory and spot observation and not to scale. </text:span><text:span text:style-name="T233">Such a rough drawing is drawn without scale, and is called a sketch map.</text:span></text:p>
        </text:list-item>
        <text:list-item>
          <text:p text:style-name="P290"><text:soft-page-break/>Plan: <text:span text:style-name="T105">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291">Mountain: <text:span text:style-name="T105">A mountains is any natural elevation of the earth surface.</text:span></text:p>
          <text:list>
            <text:list-item>
              <text:p text:style-name="P292">Fold Mountains: <text:span text:style-name="T259">The Himalayan Mountains and the Alps are young fold mountains with rugged relief and high </text:span><text:span text:style-name="T260">conical peaks. </text:span><text:span text:style-name="T261">The Ar</text:span><text:span text:style-name="T263">a</text:span><text:span text:style-name="T261">vali </text:span><text:span text:style-name="T262">range in India is one of the oldest fold mountain system in the world. </text:span><text:span text:style-name="T264">The Appalach</text:span><text:span text:style-name="T265">ians </text:span><text:span text:style-name="T266">in North America and </text:span><text:span text:style-name="T267">Ural mountains in Russia </text:span><text:span text:style-name="T268">have rounded features </text:span><text:span text:style-name="T269">and low elevation. </text:span><text:span text:style-name="T270">They are very old fold mountains.</text:span></text:p>
            </text:list-item>
            <text:list-item>
              <text:p text:style-name="P293">Block Mountains: <text:span text:style-name="T271">Block mountains are created when </text:span><text:span text:style-name="T272">large areas are broken and displaced </text:span><text:span text:style-name="T273">vertically. </text:span><text:span text:style-name="T274">The uplifted blocks are termed as horst and </text:span><text:span text:style-name="T275">lowered blocks are called </text:span><text:span text:style-name="T276">graben. T</text:span><text:span text:style-name="T279">he Rhine valley and </text:span><text:span text:style-name="T277">Vosges mountain </text:span><text:span text:style-name="T278">in Europe are examples of such mountain system.</text:span></text:p>
            </text:list-item>
            <text:list-item>
              <text:p text:style-name="P294">Volcanic Mou<text:span text:style-name="T406">n</text:span>tains: <text:span text:style-name="T280">Volcanic mountains </text:span><text:span text:style-name="T281">are formed </text:span><text:span text:style-name="T282">due to volcanic activity. </text:span><text:span text:style-name="T283">Mt. </text:span><text:span text:style-name="T285">Kilimanjaro</text:span><text:span text:style-name="T283"> in Africa and Mt. Fiji</text:span><text:span text:style-name="T284">yama in Japan </text:span><text:span text:style-name="T285">are examples of such mountain system.</text:span></text:p>
            </text:list-item>
          </text:list>
        </text:list-item>
        <text:list-item>
          <text:p text:style-name="P106">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295"><text:span text:style-name="T285">The Ganga and the Brahmaputra form the world’s largest delta, the Sundarbans delta. The delta is triangular in shape. It is an area of land formed at the mouth of the river (Where rivers enter the sea, that point is called the mouth of the river</text:span><text:span text:style-name="T301">).</text:span></text:p>
        </text:list-item>
        <text:list-item>
          <text:p text:style-name="P107">Due to varied climatic conditions, India has a wide range of natural vegetation. Vegetation of India can be divided into five types</text:p>
          <text:list>
            <text:list-item>
              <text:p text:style-name="P296"><text:span text:style-name="T407">Tropical Rain Forest: </text:span><text:span text:style-name="T105">Tropical Rain Forests occur in the areas which receive heavy rainfall. They are so dense that sunlight doesn’t reach the ground. Many species of trees are found in these forests, which shed their leaves at different times of the </text:span><text:span text:style-name="T302">year. </text:span><text:span text:style-name="T303">Therefore, they always appear green and are called evergreen forest.</text:span></text:p>
              <text:p text:style-name="P108">Important trees found in these forests are mahogany, ebony and rosewood. Andaman and Nicobar Islands, parts of North-Eastern states and a narrow strip of the Western slope of the Western Ghats are home of these forests.</text:p>
            </text:list-item>
            <text:list-item>
              <text:p text:style-name="P297">Tropical Deciduous Forest: <text:span text:style-name="T304">In a large part of our country we have this type of forest. These forests are also called monsoon forests. They are less dense. They shed their leaves at a particular time of the year.</text:span></text:p>
              <text:p text:style-name="P109">Important trees of these forests are sal, teak, peepal, neem and shisham. They are found in Madhya Pradesh, Uttar Pradesh, Bihar, Jharkhand, Chhattisgarh, Odisha, and in parts of Maharashtra.</text:p>
            </text:list-item>
            <text:list-item>
              <text:p text:style-name="P298">Thor<text:span text:style-name="T408">n</text:span>y Bushes: <text:span text:style-name="T305">This type of vegetation is found in dry areas of the country. The leaves are in the form of spines to reduce the loss of water. Cactus, khair, babool, </text:span><text:soft-page-break/><text:span text:style-name="T305">keekar are important and are found in the states of Rajasthan, Punjab, Haryana, Eastern slopes of Western Ghats and Gujarat.</text:span></text:p>
            </text:list-item>
            <text:list-item>
              <text:p text:style-name="P299">Mou<text:span text:style-name="T409">n</text:span>tain Vegetation: <text:span text:style-name="T105">A wide range of species is found in the mountains according to the variation in height. With increase in height, the temperature falls. At a height between 1500 </text:span><text:span text:style-name="T306">metres and 2500 metres most of the trees are conical in shape. These trees are called coniferous trees. Chir, Pine and Deodar are important trees of these forests.</text:span></text:p>
            </text:list-item>
            <text:list-item>
              <text:p text:style-name="P300">Mangrove Forests: <text:span text:style-name="T307">These forests can survive in saline water. They are found mainly in Sunderbans in </text:span><text:span text:style-name="T308">West Bengal and in the Andaman and Nicobar Islands. Sundari </text:span><text:span text:style-name="T309">is a well-known species of trees in mangrove forests after which Sunderbans have been named.</text:span></text:p>
            </text:list-item>
          </text:list>
        </text:list-item>
      </text:list>
      <text:h text:style-name="P407" text:outline-level="1"><text:bookmark-start text:name="__RefHeading__2734_1262899236"/><text:span text:style-name="T309">C</text:span><text:span text:style-name="T105">lass-7</text:span><text:bookmark-end text:name="__RefHeading__2734_1262899236"/></text:h>
      <text:h text:style-name="P398" text:outline-level="1"><text:bookmark-start text:name="__RefHeading__2736_1262899236"/><text:span text:style-name="T310">C</text:span><text:span text:style-name="T105">hapter-1: The Earth</text:span><text:bookmark-end text:name="__RefHeading__2736_1262899236"/></text:h>
      <text:list xml:id="list5801952663465175991" text:style-name="L11">
        <text:list-item>
          <text:p text:style-name="P301">The <text:span text:style-name="T410">o</text:span>rigin of the Earth: <text:span text:style-name="T105">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02"><text:span text:style-name="T105">As millions of years passed, the hot gaseous rotating planets began to cool and formed molten masses. Heavier metals such as iron </text:span><text:span text:style-name="T311">and nickel which were present in the gases sank towards the centre to form the core of the Earth. Lighter minerals such as silicates and aluminium were pushed above.</text:span></text:p>
          <text:p text:style-name="P110">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11">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03"><text:span text:style-name="T311">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12">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12">3</text:span><text:span text:style-name="T312">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04"><text:span text:style-name="T313">O</text:span><text:span text:style-name="T312">ver millions of years, the three physical spheres of the Earth came into being. By the interaction of these three spheres, a suitable environment was created for the origin and survival of life – biosphere on Earth.</text:span></text:p>
        </text:list-item>
        <text:list-item>
          <text:p text:style-name="P305"><text:span text:style-name="T312">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 </text:span><text:soft-page-break/><text:span text:style-name="T312">understanding that the different spheres have been explained separately in this chapter.</text:span></text:p>
          <text:list>
            <text:list-item>
              <text:p text:style-name="P306">Lithosphere: <text:span text:style-name="T105">The rocky surface of the Earth is known as the lithosphere. The lithosphere consists of very large landmasses called continents. </text:span><text:span text:style-name="T314">Very small landmasses surrounded on all sides by water are called Islands. </text:span><text:span text:style-name="T315">The lithosphere also extends below water as the ocean bed. The land surface of the Earth is divided into seven major continents.</text:span></text:p>
              <text:p text:style-name="P112"><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20"/>
      <text:p text:style-name="P20"/>
      <text:p text:style-name="P20"/>
      <text:p text:style-name="P20"/>
      <text:p text:style-name="P20"/>
      <text:p text:style-name="P20"/>
      <text:list xml:id="list222220258208803" text:continue-numbering="true" text:style-name="L11">
        <text:list-item>
          <text:list>
            <text:list-header>
              <text:p text:style-name="P386">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387">The land on the Earth’s surface is not even, but highly irregular. We can classify the landforms into three major categories.</text:p>
              <text:list>
                <text:list-item>
                  <text:p text:style-name="P307">Mountains: <text:span text:style-name="T105">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08">Plateaus: <text:span text:style-name="T316">Elevated landmasses with flat tops and steep sides are called plateaus. They are also known as tablelands. The Tibetan plateau is the world’s highest plateau.</text:span></text:p>
                </text:list-item>
                <text:list-item>
                  <text:p text:style-name="P309">Plains: <text:span text:style-name="T317">Vast, low and level land are known as plains. Plains may be of many types</text:span></text:p>
                  <text:list>
                    <text:list-item>
                      <text:p text:style-name="P310"><text:span text:style-name="T415">Alluvial plains:</text:span><text:span text:style-name="T317"> Formed by deposits of rivers</text:span></text:p>
                    </text:list-item>
                    <text:list-item>
                      <text:p text:style-name="P311">Loess plains:<text:span text:style-name="T105"> Formed by wind deposits</text:span></text:p>
                    </text:list-item>
                    <text:list-item>
                      <text:p text:style-name="P312">Coastal plains:<text:span text:style-name="T105"> Formed by wave action</text:span></text:p>
                    </text:list-item>
                  </text:list>
                  <text:p text:style-name="P113">As plains are level land they are more favourable for human settlements. Plains are generally the most thickly populated regions of the world (e.g.) the Gangetic plain of India.</text:p>
                </text:list-item>
              </text:list>
            </text:list-header>
            <text:list-item>
              <text:p text:style-name="P313">Hydrosphere: <text:span text:style-name="T105">Look at the map of the world in your atlas. You will find a large part of the Earth‘s surface coloured in blue. These represent the water bodies. Very small water bodies inside the land are called ponds, larger water bodies are lakes. Very vast </text:span><text:soft-page-break/><text:span text:style-name="T105">and deep water bodies surroundings the land are called Seas and Oceans. Deep below all these water bodies is a solid floor. </text:span><text:span text:style-name="T318">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314">Atmosphere: <text:span text:style-name="T105">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19">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315">Biosphere: </text:p>
            </text:list-item>
          </text:list>
        </text:list-item>
      </text:list>
      <text:p text:style-name="P14"><draw:frame draw:style-name="fr2" draw:name="Image23" text:anchor-type="paragraph" svg:width="8.777cm" svg:height="8.26cm" draw:z-index="22"><draw:image xlink:href="Pictures/10000201000002300000020FA3A6162C.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list xml:id="list222219792938414" text:continue-numbering="true" text:style-name="L11">
        <text:list-item>
          <text:list>
            <text:list-header>
              <text:p text:style-name="P114">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408" text:outline-level="1"><text:span text:style-name="T320">C</text:span><text:span text:style-name="T105">hapter-2: </text:span><text:span text:style-name="T321">Atmosphere</text:span></text:h>
      <text:list xml:id="list1026682509558505603" text:style-name="L12">
        <text:list-item>
          <text:p text:style-name="P115">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15">Due to Earth’s gravity the air is attached to the Earth’s surface. Along with the Earth the atmosphere also rotates.</text:p>
        </text:list-item>
        <text:list-item>
          <text:p text:style-name="P316">Composition of the atmosphere: <text:span text:style-name="T322">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6">Sr No</text:p>
          </table:table-cell>
          <table:table-cell table:style-name="Table3.A1" office:value-type="string">
            <text:p text:style-name="P57">Name of the Gas</text:p>
          </table:table-cell>
          <table:table-cell table:style-name="Table3.C1" office:value-type="string">
            <text:p text:style-name="P57">Proportion</text:p>
          </table:table-cell>
        </table:table-row>
        <table:table-row>
          <table:table-cell table:style-name="Table3.A2" office:value-type="string">
            <text:p text:style-name="P58">1</text:p>
          </table:table-cell>
          <table:table-cell table:style-name="Table3.A2" office:value-type="string">
            <text:p text:style-name="P59">Nitrogen</text:p>
          </table:table-cell>
          <table:table-cell table:style-name="Table3.C2" office:value-type="string">
            <text:p text:style-name="P61">78 %</text:p>
          </table:table-cell>
        </table:table-row>
        <table:table-row>
          <table:table-cell table:style-name="Table3.A2" office:value-type="string">
            <text:p text:style-name="P58">2</text:p>
          </table:table-cell>
          <table:table-cell table:style-name="Table3.A2" office:value-type="string">
            <text:p text:style-name="P59">Oxygen</text:p>
          </table:table-cell>
          <table:table-cell table:style-name="Table3.C2" office:value-type="string">
            <text:p text:style-name="P61">21 %</text:p>
          </table:table-cell>
        </table:table-row>
        <table:table-row>
          <table:table-cell table:style-name="Table3.A2" office:value-type="string">
            <text:p text:style-name="P58">3</text:p>
          </table:table-cell>
          <table:table-cell table:style-name="Table3.A2" office:value-type="string">
            <text:p text:style-name="P59"><text:span text:style-name="T416">A</text:span>rgon</text:p>
          </table:table-cell>
          <table:table-cell table:style-name="Table3.C2" office:value-type="string">
            <text:p text:style-name="P61">0.9 %</text:p>
          </table:table-cell>
        </table:table-row>
        <table:table-row>
          <table:table-cell table:style-name="Table3.A2" office:value-type="string">
            <text:p text:style-name="P58">4</text:p>
          </table:table-cell>
          <table:table-cell table:style-name="Table3.A2" office:value-type="string">
            <text:p text:style-name="P60">Carbon dioxide</text:p>
          </table:table-cell>
          <table:table-cell table:style-name="Table3.C2" office:value-type="string">
            <text:p text:style-name="P61">0.03 %</text:p>
          </table:table-cell>
        </table:table-row>
        <table:table-row>
          <table:table-cell table:style-name="Table3.A2" office:value-type="string">
            <text:p text:style-name="P58">5</text:p>
          </table:table-cell>
          <table:table-cell table:style-name="Table3.A2" office:value-type="string">
            <text:p text:style-name="P60">Other gases</text:p>
          </table:table-cell>
          <table:table-cell table:style-name="Table3.C2" office:value-type="string">
            <text:p text:style-name="P62">0.006 %</text:p>
          </table:table-cell>
        </table:table-row>
      </table:table>
      <text:p text:style-name="P15"/>
      <text:list xml:id="list6970861113268003022" text:style-name="L13">
        <text:list-item>
          <text:list>
            <text:list-item>
              <text:p text:style-name="P317">Nitrogen: <text:span text:style-name="T105">Nitrogen does not have colour, odour or taste. It has the property of extinguishing fire. </text:span></text:p>
              <text:p text:style-name="P116">Nitrogen is essential for all living things. The bacteria in the soil absorb the nitrogen from the atmosphere and fix it to the soil. This Nitrogen converts as Nitrate and it helps in the growth of both plants and organisms.</text:p>
              <text:p text:style-name="P117">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318">Oxygen: <text:span text:style-name="T105">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319">Ca<text:span text:style-name="T417">r</text:span>bon dioxide: <text:span text:style-name="T105">Carbon dioxide is heavier than any other gas. It has the property of absorbing heat. </text:span><text:span text:style-name="T323">Through the process of photosynthesis, plants convert Carbon dioxide into Carbohydrates, which is an important source of energy for animals and human beings.</text:span></text:p>
              <text:p text:style-name="P118">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320">Other gases: <text:span text:style-name="T324">A number of other inert gases such as Argon, Neon, Methane, Krypton and Helium are found in the atmosphere. Argon, Neon and Krypton are used in electric </text:span><text:soft-page-break/><text:span text:style-name="T324">lamps. Helium and hydrogen are very light gases therefore they are found in the upper layers of the atmosphere.</text:span></text:p>
            </text:list-item>
            <text:list-item>
              <text:p text:style-name="P321">Water Vapours: <text:span text:style-name="T105">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19">The amount of water-vapour in the atmosphere is very important for rains to fall.</text:p>
            </text:list-item>
            <text:list-item>
              <text:p text:style-name="P322">Dust Particles: <text:span text:style-name="T105">This dust is composed of salt particles from the oceans, pollen from plants, sand particles, ash, etc., </text:span><text:span text:style-name="T325">The dust particles in the atmosphere are able to scatter 7 percent of energy coming from the Sun. They also act as nuclei in the conversion of water-vapour into water droplets.</text:span></text:p>
            </text:list-item>
          </text:list>
        </text:list-item>
        <text:list-item>
          <text:p text:style-name="P323">The structure of the Atmosphere: <text:span text:style-name="T326">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27">de.</text:span></text:p>
          <text:p text:style-name="P120">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6"><draw:frame draw:style-name="fr2" draw:name="Image24" text:anchor-type="paragraph" svg:width="10.583cm" svg:height="10.821cm" draw:z-index="23"><draw:image xlink:href="Pictures/10000201000001900000019992904D5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22220344340038" text:continue-numbering="true" text:style-name="L13">
        <text:list-item>
          <text:list>
            <text:list-header>
              <text:p text:style-name="P393"><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222220471254775" text:continue-numbering="true" text:style-name="L13">
        <text:list-item>
          <text:list>
            <text:list-item>
              <text:p text:style-name="P388"><text:span text:style-name="T99">Troposphere: </text:span><text:span text:style-name="T335">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324"><text:span text:style-name="T105">In the troposphere, temperature decreases with increasing altitude at the rate of 6.5°C for every 1000 m</text:span><text:span text:style-name="T328">e</text:span><text:span text:style-name="T105">t</text:span><text:span text:style-name="T328">re</text:span><text:span text:style-name="T105">. This is why hill stations like Kodaikanal and Ooty, located at about 2000 m</text:span><text:span text:style-name="T328">e</text:span><text:span text:style-name="T105">t</text:span><text:span text:style-name="T328">re</text:span><text:span text:style-name="T105">. above sea level, are very cool.</text:span></text:p>
            </text:list-item>
            <text:list-item>
              <text:p text:style-name="P325">Stratosphere: <text:span text:style-name="T105">Above the troposphere lies the stratosphere. This layer extends for a height from 16km to 50 km above the Earth’s surface. It contains about 19 percent of atmospheric gases and certain varieties of clouds.</text:span></text:p>
              <text:p text:style-name="P326"><text:span text:style-name="T105">The temperature of the stratosphere remains constant. There <text:s/>is absence of water- vapour in this layer and therefore weather phenomena such as clouds, rain and </text:span><text:soft-page-break/><text:span text:style-name="T105">lightning are also absent here. These conditions are suitable for flying of supersonic </text:span><text:span text:style-name="T329">aircraft</text:span><text:span text:style-name="T105">, i.e., </text:span><text:span text:style-name="T329">aircraft</text:span><text:span text:style-name="T105"> which fly faster than the speed of sound.</text:span></text:p>
              <text:p text:style-name="P121">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327"><text:span text:style-name="T105">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11">3</text:span><text:span text:style-name="T105">) present in the stratosphere and splits it into Oxygen and Chlorine -mono-oxide. Thus it weakens the Ozone in </text:span><text:span text:style-name="T331">the atmosphere. This is known as ozone depletion. Continued </text:span><text:span text:style-name="T330">depletion can cause holes in the Ozone layer. Through these Ozone holes the harmful ultra-violet rays can reach the Earth’s surface.</text:span></text:p>
              <text:p text:style-name="P173"><text:span text:style-name="T104">Cl + O</text:span><text:span text:style-name="T414">3</text:span><text:span text:style-name="T104"> → ClO + O</text:span><text:span text:style-name="T414">2</text:span><text:span text:style-name="T418">: The chlorine atom changes an ozone molecule to ordinary oxygen </text:span><text:span text:style-name="T103">ClO + O</text:span><text:span text:style-name="T413">3</text:span><text:span text:style-name="T103"> → Cl + 2O</text:span><text:span text:style-name="T413">2</text:span><text:span text:style-name="T419">: The ClO from the previous reaction destroys a second ozone molecule and recreates the original chlorine atom, which can repeat the first reaction and continue to destroy ozone.</text:span></text:p>
              <text:p text:style-name="P122">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23">To monitor Ozone depletion on a global level NASA (National Aeronautics and Space Administration) has launched a satellite in 1991, which measures the Ozone level in different parts of the atmosphere.</text:p>
            </text:list-item>
            <text:list-item>
              <text:p text:style-name="P328">Mesosphere: <text:span text:style-name="T105">The third layer of the atmosphere known as the Mesosphere extends over a height from 50 to 80 km above sea level. The amount and density of air in this layer are very very low. The temperature also decreases to as low as minus 90°C.</text:span></text:p>
              <text:p text:style-name="P124">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329">Thermosphere: <text:span text:style-name="T105">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32">the absorption of very short-wave solar radiation by atoms of Oxygen and Nitrogen.</text:span></text:p>
              <text:list>
                <text:list-item>
                  <text:p text:style-name="P330">Ionosphere: <text:span text:style-name="T105">There are electrically charged positive + and negative – ions present in this layer at a height of 100 to 300 km. This layer is known as the Ionosphere.</text:span></text:p>
                  <text:p text:style-name="P331"><text:span text:style-name="T105">In Radio broadcasting sound waves are converted into electro-magnetic waves and sent to the atmosphere. The layer of ionosphere in the atmosphere reflects the </text:span><text:soft-page-break/><text:span text:style-name="T105">electro-magnetic waves back to the Earth’s surface. Thus we are able to listen to radio broadcasts that are made at different places of the world.</text:span></text:p>
                </text:list-item>
              </text:list>
            </text:list-item>
            <text:list-item>
              <text:p text:style-name="P332">Exosphere: <text:span text:style-name="T105">Above the troposphere and above a height of 500 km from the Earth, lies the outer layer of the atmosphere known as the Exosphere. This is a zone of rarefied gases such as Hydrogen and Helium. Beyond this there is no air or gases but only vacu</text:span><text:span text:style-name="T333">u</text:span><text:span text:style-name="T105">m or void that we call as outer space.</text:span></text:p>
            </text:list-item>
          </text:list>
        </text:list-item>
        <text:list-item>
          <text:p text:style-name="P333">Importance of atmosphere: <text:span text:style-name="T105">We may now list out the importance of atmosphere to us.</text:span></text:p>
          <text:list>
            <text:list-item>
              <text:p text:style-name="P125">During the day the atmosphere acts as a filter and prevents the Earth’s surface from receiving the total radiation from the Sun.</text:p>
            </text:list-item>
            <text:list-item>
              <text:p text:style-name="P334"><text:span text:style-name="T105">During the night the atmosphere acts as a blanket and prevents the Earth from losing the entire heat received from the Sun in the form of land or terrestrial radiation. <text:s/></text:span><text:span text:style-name="T334">The atmosphere prevents the Earth from becoming too hot during the day or too cold during the night.</text:span></text:p>
            </text:list-item>
            <text:list-item>
              <text:p text:style-name="P126">It prevents the harmful ultra-violet rays of the Sun from reaching the Earth’s surface. It thus protects animals and humans from skin diseases and cancer.</text:p>
            </text:list-item>
            <text:list-item>
              <text:p text:style-name="P127">The atmosphere is responsible for providing the much needed water for life in the form of rain.</text:p>
            </text:list-item>
            <text:list-item>
              <text:p text:style-name="P128">The atmosphere is the source of life-supporting gases such as Oxygen, Nitrogen, and Carbon dioxide.</text:p>
            </text:list-item>
            <text:list-item>
              <text:p text:style-name="P129">It protects the Earth from Meteors.</text:p>
            </text:list-item>
            <text:list-item>
              <text:p text:style-name="P130">It helps in radio broadcasting.</text:p>
            </text:list-item>
          </text:list>
        </text:list-item>
        <text:list-item>
          <text:p text:style-name="P335">Atmospheric Pollution: <text:span text:style-name="T105">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409" text:outline-level="1"><text:span text:style-name="T105">Chapter-3: </text:span><text:span text:style-name="T336">Atmospheric Temperature</text:span></text:h>
      <text:list xml:id="list7186890567746141801" text:style-name="L14">
        <text:list-item>
          <text:p text:style-name="P131">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336">Insolation: <text:span text:style-name="T337">The Sun, which is a star, is very huge compared to the planet Earth. Its mass is 3,30,000 times that of Earth. The Sun is an extremely hot body. It has a surface temperature of 6000 </text:span><text:span text:style-name="T91">o</text:span><text:span text:style-name="T337">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32">Solar radiation consists of two types of rays. They are:</text:p>
          <text:list>
            <text:list-item>
              <text:p text:style-name="P389"><text:span text:style-name="T337">The visible </text:span><text:span text:style-name="T338">Sun-rays</text:span><text:span text:style-name="T337"> that consists of seven colours</text:span></text:p>
            </text:list-item>
            <text:list-item>
              <text:p text:style-name="P389"><text:span text:style-name="T337">The invisible </text:span><text:span text:style-name="T338">Sun-rays</text:span><text:span text:style-name="T337"> consisting of </text:span><text:span text:style-name="T338">Gamma</text:span><text:span text:style-name="T337"> rays, X rays, Ultraviolet rays, Infra red rays and Radio waves.</text:span></text:p>
            </text:list-item>
          </text:list>
          <text:p text:style-name="P133">Since the temperature of the Sun is very high, it emits heat in the form of short wave radiation. This short wave radiation can travel a distance of 150 million km to reach and heat the Earth.</text:p>
          <text:p text:style-name="P134">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35">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390"><text:span text:style-name="T337">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05">heated.</text:span></text:p>
        </text:list-item>
        <text:list-item>
          <text:p text:style-name="P337">Heating and cooling of the atmosphere: <text:span text:style-name="T105">There are four ways by which the atmosphere or air gets heated and cooled. They are conduction, convection, radiation and the latent heat of water-vapour.</text:span> </text:p>
          <text:list>
            <text:list-item>
              <text:p text:style-name="P338">Conduction: <text:span text:style-name="T339">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339">Convection: <text:span text:style-name="T340">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18"/>
      <text:p text:style-name="P22"><draw:frame draw:style-name="fr5" draw:name="Image26" text:anchor-type="paragraph" svg:width="13.573cm" svg:height="9.79cm" draw:z-index="25"><draw:image xlink:href="Pictures/10000201000002010000017267A049C1.png" xlink:type="simple" xlink:show="embed" xlink:actuate="onLoad"/></draw:frame><text:soft-page-break/></text:p>
      <text:p text:style-name="P22"/>
      <text:list xml:id="list222220766059580" text:continue-numbering="true" text:style-name="L14">
        <text:list-item>
          <text:list>
            <text:list-item>
              <text:p text:style-name="P340">Radiation: <text:span text:style-name="T341">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341">Latent heat of water vapour: <text:span text:style-name="T105">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136">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137">The temperature of a place indicates the temperature of the air column lying approximately 1.5 metres above that place. A Thermometer is used to measure the temperature of a place.</text:p>
          <text:p text:style-name="P342"><text:span text:style-name="T105">Let us imagine that the Earth‘s surface is like an oven. An oven is hotter than the vessel that is kept over it. In the same way, the surface of the Earth is hotter than the column of air above it. We cannot walk with bare feet at 2 </text:span><text:span text:style-name="T342">pm</text:span><text:span text:style-name="T105"> on a hot summer day. But the air above that area is much lower. For example, the temperature of the Earth’s surface in a desert may be 60</text:span><text:span text:style-name="T82">o</text:span><text:span text:style-name="T105">C while at the same time the temperature of the air column at a height of </text:span><text:soft-page-break/><text:span text:style-name="T105">15cms in that same desert may be 37</text:span><text:span text:style-name="T82">o</text:span><text:span text:style-name="T105">C. </text:span><text:span text:style-name="T343">At night the temperature of the Earth’s surface will be lower than the air column above it.</text:span></text:p>
          <text:p text:style-name="P138">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343">Isotherms: <text:span text:style-name="T343">Isotherms are imaginary lines joining places having the same temperature. The distribution of temperature over the Earth’s surface is shown on weather maps by isotherms.</text:span></text:p>
        </text:list-item>
        <text:list-item>
          <text:p text:style-name="P344">Daily range of temperature: <text:span text:style-name="T349">T</text:span><text:span text:style-name="T348">he difference between daily maximum and minimum temperature is known as daily range of temperature.</text:span></text:p>
        </text:list-item>
        <text:list-item>
          <text:p text:style-name="P345"><text:span text:style-name="T423">D</text:span>iurnal range of temperature: <text:span text:style-name="T344">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346">An<text:span text:style-name="T420">n</text:span>ual range of temperature: <text:span text:style-name="T105">The difference between the average monthly maximum and minimum temperatures is known as the annual range of temperature.</text:span></text:p>
        </text:list-item>
        <text:list-item>
          <text:p text:style-name="P347">Heat zones of the Earth: <text:span text:style-name="T105">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348"><text:span text:style-name="T421">Equatorial</text:span> zone: <text:span text:style-name="T105">The zone lying between 5</text:span><text:span text:style-name="T82">o</text:span><text:span text:style-name="T105"> North and 5</text:span><text:span text:style-name="T82">o</text:span><text:span text:style-name="T105"> South of the equator, is known as the equatorial zone. The Sun shines vertically overhead throughout the year over this zone. Therefore it is a very hot zone.</text:span></text:p>
            </text:list-item>
            <text:list-item>
              <text:p text:style-name="P349">The Tropical zone: <text:span text:style-name="T345">This zone lies between 5</text:span><text:span text:style-name="T92">o</text:span><text:span text:style-name="T345"> and 30</text:span><text:span text:style-name="T92">o</text:span><text:span text:style-name="T345"> North and South of the equator. This region receives the vertical rays of the Sun during summer, therefore summers are hot. In winter the incidence of sun-ray</text:span><text:span text:style-name="T346">s</text:span><text:span text:style-name="T345"> is low and the temperature is lower than in summer. Therefore winters are warm.</text:span></text:p>
            </text:list-item>
            <text:list-item>
              <text:p text:style-name="P350">Temperate zone: <text:span text:style-name="T345">This zone extends from 30</text:span><text:span text:style-name="T92">o</text:span><text:span text:style-name="T345"> to 60</text:span><text:span text:style-name="T92">o</text:span><text:span text:style-name="T345"> north and south of the equator. This zone experiences warm summers and cold winters. Since the temperature is moderate throughout the year, this zone is known as the temperate zone.</text:span></text:p>
            </text:list-item>
            <text:list-item>
              <text:p text:style-name="P351">The Frigid zone: <text:span text:style-name="T105">t extends beyond 60</text:span><text:span text:style-name="T82">o</text:span><text:span text:style-name="T105"> North and South latitudes to the poles. Since this zone lies around the poles, it is also called the polar zone. This zone receives very small amounts of solar energy (only </text:span><text:span text:style-name="T347">for six months during summer). The temperature is always below freezing point (0</text:span><text:span text:style-name="T93">o</text:span><text:span text:style-name="T347">C). Hence this zone is always covered with ice.</text:span></text:p>
            </text:list-item>
          </text:list>
        </text:list-item>
        <text:list-item>
          <text:p text:style-name="P139">Though there are various temperature zones, the temperature patterns are not the same at different places, along a a particular latitude. This is due to the following factors:</text:p>
          <text:list>
            <text:list-item>
              <text:p text:style-name="P352"><text:span text:style-name="T422">Altitude or elevation above sea level:</text:span><text:span text:style-name="T347"> We know that temperature decreases as the height from sea level increases at an average rate of 6.5</text:span><text:span text:style-name="T93">o</text:span><text:span text:style-name="T347">C per thousand meters. So the temperature of a place will differ according to its height from the sea level. Chennai and Bangalore are situated on the same latitude. Still Chennai experiences a hotter </text:span><text:soft-page-break/><text:span text:style-name="T347">climate because it is situated at sea level. Bangalore experiences a cooler climate because it is situated at a higher altitude. Similarly, hill stations like Ooty and Kodaikanal experience very low temperatures according </text:span><text:span text:style-name="T350">to their altitudes from the sea level.</text:span></text:p>
            </text:list-item>
            <text:list-item>
              <text:p text:style-name="P353"><text:span text:style-name="T424">Distance from the sea:</text:span><text:span text:style-name="T350">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354"><text:span text:style-name="T424">Prevailing wind:</text:span><text:span text:style-name="T350">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355"><text:span text:style-name="T424">Nature of ground surface:</text:span><text:span text:style-name="T350">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356"><text:span text:style-name="T424">Effect of ocean currents: </text:span><text:span text:style-name="T350">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357"><text:span text:style-name="T424">Slopes:</text:span><text:span text:style-name="T350">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410" text:outline-level="1"><text:span text:style-name="T350">C</text:span><text:span text:style-name="T105">hapter-4: Pressure</text:span></text:h>
      <text:list xml:id="list6616385892012166395" text:style-name="L15">
        <text:list-item>
          <text:p text:style-name="P140">The air that surrounds the Earth also has mass. Air is attracted towards the Earth due to gravitational force. Therefore air also has weight.</text:p>
        </text:list-item>
        <text:list-item>
          <text:p text:style-name="P391"><text:span text:style-name="T351">The average weight of the atmospheric air is 1 kg per sq. cm. at the mean sea level, i.e., the atmospheric air column that lies over an area of one square centimetr</text:span><text:span text:style-name="T352">e</text:span><text:span text:style-name="T351"> weighs 1kg.</text:span></text:p>
        </text:list-item>
        <text:list-item>
          <text:p text:style-name="P358">Atmospheric pressure: <text:span text:style-name="T105">The weight of air resting on the Earth’s surface exerts pressure on the Earth’s surface. The pressure exerted on the Earth by the atmosphere is called the atmospheric pressure.</text:span></text:p>
        </text:list-item>
        <text:list-item>
          <text:p text:style-name="P141"><text:span text:style-name="T102">Barometer</text:span><text:span text:style-name="T100">: </text:span>An instrument called a barometer measures atmospheric pressure, and it is expressed in millibars. The average air pressure at sea level is 1013 millibars.</text:p>
        </text:list-item>
        <text:list-item>
          <text:p text:style-name="P141"><text:span text:style-name="T101">Isobars: </text:span>In the weather maps, pressure distribution is shown by ‘isobars’. Isobars are imaginary lines, drawn on maps joining various places having equal pressure.</text:p>
        </text:list-item>
        <text:list-item>
          <text:p text:style-name="P359">Factors affecting atmospheric pressure of a place: <text:span text:style-name="T353">The atmospheric pressure is not uniform at all the places over the Earth. This is due to two factors:</text:span></text:p>
          <text:list>
            <text:list-item>
              <text:p text:style-name="P360">Altitude: <text:span text:style-name="T105">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361"><text:span text:style-name="T105">The air pressure at sea level is the total weight of the air column lying over it. Ooty in the Nilgiris is situated at an altitude of 2000 m</text:span><text:span text:style-name="T354">etre</text:span><text:span text:style-name="T105">. above sea level. The pressure at Ooty is the total weight of air resting on it. i.e. 2000 m</text:span><text:span text:style-name="T354">etre</text:span><text:span text:style-name="T105">. above sea level. It means the total weight of air at </text:span><text:span text:style-name="T355">sea level, minus the weight of the air within 2000 m</text:span><text:span text:style-name="T356">e</text:span><text:span text:style-name="T355">t</text:span><text:span text:style-name="T356">re</text:span><text:span text:style-name="T355">. above sea level Thus air pressure at Ooty is much lesser than the air pressure at sea level.</text:span></text:p>
              <text:p text:style-name="P362"><text:span text:style-name="T355">The air pressure decreases steadily as the height increases above sea level. There is a decrease of one millibar for every 10 meters rise in elevation.</text:span></text:p>
            </text:list-item>
            <text:list-item>
              <text:p text:style-name="P363">Temperature: <text:span text:style-name="T105">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364">Pressure belts of the Earth:<text:span text:style-name="T105"> </text:span><text:span text:style-name="T357">T</text:span><text:span text:style-name="T105">he Earth is divided into four major air pressure belts. They are:</text:span></text:p>
          <text:list>
            <text:list-item>
              <text:p text:style-name="P365">Equatorial low-pressure belt:<text:span text:style-name="T105"> The Equatorial low-pressure belt lies between 5</text:span><text:span text:style-name="T82">o </text:span><text:span text:style-name="T105">North and 5</text:span><text:span text:style-name="T82">o </text:span><text:span text:style-name="T105">South of the equator. This area receives the vertical rays of the Sun throughout the year. Vertical rays give more heat than oblique rays. Therefore the equatorial belt is the hottest part of the Earth throughout the year. In the equatorial </text:span><text:soft-page-break/><text:span text:style-name="T105">region the air gets heated up and expands. The heated air becomes light and rises. Thus we have low-pressure over this belt.</text:span></text:p>
            </text:list-item>
            <text:list-item>
              <text:p text:style-name="P366">Sub-tropical high pressure: <text:span text:style-name="T105">Sub-tropical high-pressure belt lies between 30</text:span><text:span text:style-name="T82">o</text:span><text:span text:style-name="T105">- 35</text:span><text:span text:style-name="T82">o </text:span><text:span text:style-name="T105">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2">o</text:span><text:span text:style-name="T105"> N and S latitudes. So at these belts the density of the air increases. Hence a high-pressure belt is formed in these belts.</text:span></text:p>
            </text:list-item>
            <text:list-item>
              <text:p text:style-name="P367">Sub-Polar low-pressure belt: <text:span text:style-name="T105">This belt lies between 60</text:span><text:span text:style-name="T82">o</text:span><text:span text:style-name="T105"> – 65</text:span><text:span text:style-name="T82">o </text:span><text:span text:style-name="T105">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368">Polar high-pressure belt: <text:span text:style-name="T105">The North and South poles, due to very low temperature, experience very high pressure. The air is very cold and dense here and therefore Polar Regions have high pressure.</text:span></text:p>
            </text:list-item>
          </text:list>
        </text:list-item>
        <text:list-item>
          <text:p text:style-name="P369">Pressure gradients: <text:span text:style-name="T105">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369"><text:span text:style-name="T105">The pressure gradient can be understood from the spacing of isobars. Closely spaced isobars denote steep pressure gradients, whereas far spaced isobars denote gentle gradients.</text:span></text:p>
        </text:list-item>
        <text:list-item>
          <text:p text:style-name="P370">Pressure gradients and wind speed:<text:span text:style-name="T105"> Water flows from a higher level to a lower level. In the same way winds always blow from high-pressure areas to low-pressure areas.</text:span></text:p>
          <text:p text:style-name="P371"><text:span text:style-name="T105">The velocity of the wind depends upon the pressure gradient. When the pressure gradient is steep, the velocity of the wind is also </text:span><text:span text:style-name="T358">high. If the pressure gradient is gentle, the velocity of the wind is low. This can be explained with an example:</text:span></text:p>
          <text:list>
            <text:list-item>
              <text:p text:style-name="P372"><text:span text:style-name="T358">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59">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411" text:outline-level="1"><text:span text:style-name="T359">C</text:span><text:span text:style-name="T105">hapter-5: Winds</text:span></text:h>
      <text:list xml:id="list8789125734305222593" text:style-name="L16">
        <text:list-item>
          <text:p text:style-name="P373">Wind: <text:span text:style-name="T105">there are high-pressure belts and low-pressure belts over the Earth. Air blows from high-pressure belt to low-pressure belt. This horizontal movement of air is known as wind.</text:span></text:p>
        </text:list-item>
        <text:list-item>
          <text:p text:style-name="P373"><text:span text:style-name="T10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5T22:22:19.330762104</dc:date>
    <meta:editing-duration>P1DT2H15M37S</meta:editing-duration>
    <meta:editing-cycles>1474</meta:editing-cycles>
    <meta:document-statistic meta:table-count="3" meta:image-count="26" meta:object-count="0" meta:page-count="46" meta:paragraph-count="467" meta:word-count="14922" meta:character-count="83902" meta:non-whitespace-character-count="69751"/>
  </office:meta>
</office:document-meta>
</file>